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shadow="hidden" dr3d:depth="0.633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draw:fill="solid" draw:fill-color="#3c3c3c" draw:shadow="hidden" dr3d:depth="0.712cm" dr3d:close-front="true" dr3d:close-back="true" dr3d:texture-generation-mode-x="parallel" dr3d:texture-generation-mode-y="parallel"/>
    </style:style>
    <style:style style:name="gr4" style:family="graphic" style:parent-style-name="standard">
      <style:graphic-properties draw:stroke="none" svg:stroke-width="0cm" draw:shadow="hidden" dr3d:depth="0.486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stroke="none" draw:fill="solid" draw:fill-color="#4d4d4d" draw:shadow="hidden" dr3d:depth="0.526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draw:fill="solid" draw:fill-color="#3c3c3c" draw:shadow="hidden" dr3d:depth="0.566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svg:stroke-width="0cm" draw:shadow="hidden" dr3d:depth="0.78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stroke="none" draw:fill="solid" draw:fill-color="#3c3c3c" draw:shadow="hidden" dr3d:depth="0.878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svg:stroke-width="0cm" draw:shadow="hidden" dr3d:depth="0.57cm" dr3d:close-front="true" dr3d:close-back="true" dr3d:texture-generation-mode-x="parallel" dr3d:texture-generation-mode-y="parallel"/>
    </style:style>
    <style:style style:name="gr10" style:family="graphic" style:parent-style-name="standard">
      <style:graphic-properties draw:stroke="none" draw:fill="solid" draw:fill-color="#3c3c3c" draw:shadow="hidden" dr3d:depth="0.641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draw:stroke="none" draw:fill="solid" draw:fill-color="#4d4d4d" draw:shadow="hidden" dr3d:depth="0.685cm" dr3d:close-front="true" dr3d:close-back="true" dr3d:texture-generation-mode-x="parallel" dr3d:texture-generation-mode-y="parallel"/>
    </style:style>
    <style:style style:name="gr12" style:family="graphic" style:parent-style-name="standard">
      <style:graphic-properties draw:stroke="none" draw:fill="solid" draw:fill-color="#3c3c3c" draw:shadow="hidden" dr3d:depth="0.738cm" dr3d:close-front="true" dr3d:close-back="true" dr3d:texture-generation-mode-x="parallel" dr3d:texture-generation-mode-y="parallel"/>
    </style:style>
    <style:style style:name="gr13" style:family="graphic" style:parent-style-name="standard">
      <style:graphic-properties draw:stroke="none" svg:stroke-width="0cm" draw:shadow="hidden" dr3d:depth="0.806cm" dr3d:close-front="true" dr3d:close-back="true" dr3d:texture-generation-mode-x="parallel" dr3d:texture-generation-mode-y="parallel"/>
    </style:style>
    <style:style style:name="gr14" style:family="graphic" style:parent-style-name="standard">
      <style:graphic-properties draw:stroke="none" draw:fill="solid" draw:fill-color="#3c3c3c" draw:shadow="hidden" dr3d:depth="0.906cm" dr3d:close-front="true" dr3d:close-back="true" dr3d:texture-generation-mode-x="parallel" dr3d:texture-generation-mode-y="parallel"/>
    </style:style>
    <style:style style:name="gr15" style:family="graphic" style:parent-style-name="standard">
      <style:graphic-properties draw:stroke="none" svg:stroke-width="0cm" draw:shadow="hidden" dr3d:depth="0.718cm" dr3d:close-front="true" dr3d:close-back="true" dr3d:texture-generation-mode-x="parallel" dr3d:texture-generation-mode-y="parallel"/>
    </style:style>
    <style:style style:name="gr16" style:family="graphic" style:parent-style-name="standard">
      <style:graphic-properties draw:stroke="none" draw:fill="solid" draw:fill-color="#3c3c3c" draw:shadow="hidden" dr3d:depth="0.808cm" dr3d:close-front="true" dr3d:close-back="true" dr3d:texture-generation-mode-x="parallel" dr3d:texture-generation-mode-y="parallel"/>
    </style:style>
    <style:style style:name="gr17" style:family="graphic" style:parent-style-name="standard">
      <style:graphic-properties draw:stroke="none" svg:stroke-width="0cm" draw:shadow="hidden" dr3d:depth="0.803cm" dr3d:close-front="true" dr3d:close-back="true" dr3d:texture-generation-mode-x="parallel" dr3d:texture-generation-mode-y="parallel"/>
    </style:style>
    <style:style style:name="gr18" style:family="graphic" style:parent-style-name="standard">
      <style:graphic-properties draw:stroke="none" draw:fill="solid" draw:fill-color="#3c3c3c" draw:shadow="hidden" dr3d:depth="0.903cm" dr3d:close-front="true" dr3d:close-back="true" dr3d:texture-generation-mode-x="parallel" dr3d:texture-generation-mode-y="parallel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text-shadow="1pt 1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3d:scene draw:style-name="gr1" xml:id="id2" draw:id="id2" svg:width="4.5cm" svg:height="1.501cm" svg:x="2.3cm" svg:y="2.299cm" dr3d:transform="matrix (1 0 0 0 0.939692620785931 0.342020143325607 0 -0.342020143325607 0.939692620785931 -4.5505cm 2.9882915107314cm 0.708801874214972cm)" dr3d:vrp="(0 0 13572)" dr3d:vpn="(0 0 12860)" dr3d:projection="perspective" dr3d:distance="0.71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300 -3801 4501 1501" svg:d="m2300-2300h4501v-1501h-4501zm0 1501zm4501-1501z"/>
          <dr3d:extrude draw:style-name="gr3" draw:layer="layout" svg:viewBox="3845 -2753 210 267" svg:d="m3845-2753v267h202v-30h-166v-85h155v-29h-155v-93h174v-30z"/>
          <dr3d:extrude draw:style-name="gr3" draw:layer="layout" svg:viewBox="4097 -2753 165 209" svg:d="m4227-2753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3" draw:layer="layout" svg:viewBox="4293 -2756 99 254" svg:d="m4392-2751-4-1-4-1-4-1-4-1h-4l-5-1h-4-6-4l-5 1-4 1-4 1-4 2-3 2-3 2-3 3-3 3-2 3-1 4-2 4-1 5-1 5v5 5 137h-24v25h25l10 46h23v-46h38v-25h-38v-129-4-3-3l1-3 1-2v-1-1l1-1v-1l1-1v-1l1-1h1l1-1v-1h1l1-1h1 1l1-1h1l3-1h2 3 3 2l2 1h3l10 2z"/>
          <dr3d:extrude draw:style-name="gr3" draw:layer="layout" svg:viewBox="4423 -2753 97 209" svg:d="m4424-2753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3" draw:layer="layout" svg:viewBox="4544 -2757 200 213" svg:d="m4606-2757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3" draw:layer="layout" svg:viewBox="4760 -2757 175 285" svg:d="m4900-2721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3" draw:layer="layout" svg:viewBox="4976 -2757 200 213" svg:d="m5038-2757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3" draw:layer="layout" svg:viewBox="5211 -2753 37 205" svg:d="m5211-2587v39h37v-39zm-37-166v39h37v-39z"/>
          <dr3d:extrude draw:style-name="gr3" draw:layer="layout" svg:viewBox="2886 -3097 95 30" svg:d="m2886-3097v30h95v-30z"/>
          <dr3d:extrude draw:style-name="gr3" draw:layer="layout" svg:viewBox="3126 -3266 175 289" svg:d="m3214-3266h-9l-8 1h-4l-3 1-4 1-3 1-4 1-3 1-3 1-3 1-3 1-3 2-2 1-3 2-2 2-2 1-2 2-3 2-1 2-2 2-2 3-1 2-2 2-1 3-2 2-1 3-1 2-1 3v3l-1 3 34 5 1-4 1-3 2-3 2-3 2-3 2-2 2-2 3-2 3-2 3-2 4-1 4-1 4-1 4-1h4 5 3 2 3l3 1h2l3 1h2l3 1 2 1 2 1 2 1 3 1 2 2 1 1 2 2 2 2 2 1 1 2 1 2 2 3 1 2 1 3 1 2 1 3 1 3 1 3v3l1 4v3l1 4v8 33h-1l-2-4-2-4-2-4-3-3-1-2-2-2-2-1-1-2-2-2-2-1-2-1-2-2-2-1-2-1-2-2-2-1-3-1-2-1-3-1-2-1h-3l-3-1-3-1h-3l-3-1h-3-3-4-4-5l-4 1-5 1-4 1-4 1-3 1-4 2-3 1-4 2-3 2-3 3-2 2-3 3-2 3-3 3-2 4-2 3-2 4-1 4-2 4-1 4-2 5-1 5-1 10-2 11v11l-1 13 1 12v11l2 11 1 10 1 5 2 5 1 4 2 4 1 4 2 4 2 4 3 4 2 3 3 3 2 3 3 3 3 2 3 3 4 2 4 2 3 1 4 2 4 1 5 1 4 1 5 1h5 5 6l5-1h5l5-1 4-2 5-2 4-2 4-2 4-3 4-2 3-4 3-3 3-4 3-4 2-4 3-4v0 10l1 11 1 9v2 1 1 0 0 1 0 0h33v-1-2l-1-3v-10-12-15-157l-1-10-1-10-1-9-3-8-1-4-2-4-1-4-2-3-2-3-3-4-2-2-2-3-3-3-3-2-3-3-3-2-4-2-3-2-4-1-4-2-9-2-9-2-10-1zm42 183-1 10v5 5l-1 5-1 4-1 4-1 4-1 4-1 3-2 4-1 3-2 3-2 3-1 2-2 3-2 2-2 2-2 2-2 2-2 2-3 1-2 2-2 1-3 1-2 1-3 1h-2l-3 1h-2l-3 1h-2-4l-3-1h-3l-3-1h-2l-3-1-3-1-2-1-2-1-2-2-2-1-2-2-2-2-2-2-2-2-1-2-2-3-1-3-2-2-1-3-1-4-1-3-1-4-1-3-1-8-1-9v-10-10-11-9l1-9 1-8 1-4 1-3 1-4 1-3 1-3 2-3 1-2 1-3 2-2 2-2 1-2 2-1 2-2 2-1 3-2 2-1 2-1 3-1h2l3-1h3l3-1h3 3 3 2l3 1h2l3 1 2 1 3 1 2 1 2 1 3 1 2 2 2 1 2 2 2 2 3 2 1 2 2 3 2 3 2 2 2 3 1 3 1 4 2 3 1 4 1 4 1 4 1 4 1 4v5 5z"/>
          <dr3d:extrude draw:style-name="gr3" draw:layer="layout" svg:viewBox="3352 -3185 97 209" svg:d="m3353-3185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3" draw:layer="layout" svg:viewBox="3473 -3189 200 213" svg:d="m3535-3189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3" draw:layer="layout" svg:viewBox="3679 -3185 102 281" svg:d="m3741-3005v-180h-34v180h-28v25h28v23 6l1 5v5l1 5 1 2 1 3v2l1 2 1 2 1 2 2 2 1 2 2 1 1 2 2 2 2 1 2 1 2 2 2 1 2 1 3 1 2 1h3l3 1h4l3 1h4 3 3 3 4l3-1h3 3l3-1h2v-26l-7 1h-2-2-2-2-2-1-2-2l-1-1h-2-1l-1-1h-1l-1-1-2-1h-1v-1l-1-1-1-1-1-1v-1l-1-1-1-1v-1l-1-1v-2-1l-1-1v-3-4l-1-3v-4-18h40v-25z"/>
          <dr3d:extrude draw:style-name="gr3" draw:layer="layout" svg:viewBox="3799 -3189 184 213" svg:d="m3983-3082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3" draw:layer="layout" svg:viewBox="4125 -3189 175 285" svg:d="m4265-3153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3" draw:layer="layout" svg:viewBox="4341 -3189 183 213" svg:d="m4377-3090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3" draw:layer="layout" svg:viewBox="4676 -3266 175 289" svg:d="m4851-3082-1-11v-11l-2-11-1-10-1-5-1-4-2-5-1-4-2-4-2-4-2-4-2-4-2-3-3-4-2-3-3-3-3-2-3-3-4-2-3-2-4-2-4-2-4-1-4-1-5-1-5-1h-5-5-5-6l-5 1-5 1-4 1-5 1-4 2-4 2-4 2-4 3-4 3-3 3-3 4-3 4-2 4-3 4h-1 1v0 0 0-1-1-1-8-10-11-80h-34v244 14 13l-1 9v4 1 1h33v0 0-1 0-3l1-8 1-11v-10h1l2 5 1 2 2 2 1 2 1 2 2 2 1 2 2 1 2 2 1 1 2 2 2 1 1 2 2 1 2 1 2 1 2 1 2 1 2 1 3 1h2l2 1h3l5 1 5 1h5 6 5 5l5-1 5-1 4-1 4-1 4-1 4-2 3-2 4-2 3-3 3-2 3-3 2-3 3-3 2-4 2-3 2-4 2-4 2-4 1-4 2-4 1-5 1-5 1-10 2-10v-11zm-35-13v10l-1 8-1 8-1 8v4l-1 3-1 4-1 3-1 3-1 3-1 3-1 2-2 3-1 2-2 2-2 2-2 2-2 2-2 1-2 2-3 1-2 1-3 1-3 1h-3l-3 1h-3-4-2-3-3l-3-1h-2l-3-1h-2l-3-1-3-1-2-1-2-1-2-2-3-2-2-1-2-2-2-3-1-2-2-3-2-2-1-3-2-4-1-3-1-4-1-4-1-4-1-4-1-5-1-5v-11l-1-12v-11l1-9 1-9 1-4 1-4 1-4 1-3 1-4 1-3 2-3 1-3 2-2 1-3 2-2 2-2 2-2 2-2 2-1 3-2 2-1 3-1 2-1 3-1h3l2-1h3l4-1h3 3 3 4l3 1h3l3 1 3 1 2 1 3 1 2 2 2 2 2 1 2 2 2 2 2 3 1 2 2 2 1 3 1 3 1 3 1 3 1 3 1 4 1 3v4l1 8 1 8 1 9z"/>
          <dr3d:extrude draw:style-name="gr3" draw:layer="layout" svg:viewBox="4893 -3185 97 209" svg:d="m4894-3185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3" draw:layer="layout" svg:viewBox="5014 -3189 184 213" svg:d="m5198-3082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3" draw:layer="layout" svg:viewBox="5230 -3189 168 213" svg:d="m5266-3082v-8l1-9 1-8 1-7v-4l1-3 1-4 1-3 1-3 1-3 2-3 1-3 2-2 2-3 1-2 2-2 2-2 3-2 2-2 2-1 3-2 3-1 2-1 3-1h4l3-1h3 4 4l5 1h4l4 1 3 2 4 1 3 2 3 3 2 1 1 1 1 1 2 2 1 2 1 1 1 2 1 2 2 4 1 4 1 4 1 5h35l-1-3v-3l-1-4-1-3-1-3-1-3-1-3-2-3-1-3-2-3-1-2-2-3-2-3-2-2-3-3-2-2-3-2-2-2-3-2-3-2-3-2-3-2-3-1-4-2-3-1-4-1-4-1-4-1h-4l-4-1h-5-4-6l-6 1h-5l-5 1-6 1-4 2-5 1-4 2-4 2-4 3-4 2-3 3-4 3-3 3-3 3-3 4-2 3-2 4-3 4-2 4-1 5-2 4-2 5-1 4-1 5-1 5-1 11-1 10-1 12 1 10v9l1 9 1 4 1 4 2 8 1 3 1 4 1 3 2 4 1 3 1 3 2 3 2 2 1 3 2 3 2 2 2 2 2 3 2 2 2 2 2 1 2 2 3 2 2 1 2 2 3 1 2 2 3 1 2 1 3 1 2 1 3 1h2l3 1 3 1 5 1h5l6 1h5 5l4-1h4 4l3-1 4-1 4-1 3-1 3-1 4-2 3-1 3-2 2-1 3-2 3-2 2-2 3-2 2-2 2-3 2-2 2-2 2-3 2-3 1-2 2-3 1-3 1-3 1-3 1-3 1-3 1-3 1-4-35-2-1 4-1 4-2 4-1 3-2 3-2 3-2 3-3 3-1 1-2 1-1 1-2 1-2 1-1 1-4 1-4 2h-4l-5 1h-5-3-4l-3-1h-3l-3-1-3-1-2-1-3-1-2-1-3-2-2-1-2-2-2-2-1-2-2-2-2-2-1-3-2-3-1-2-1-3-1-4-1-3-1-3v-4l-1-8-1-8-1-9z"/>
          <dr3d:extrude draw:style-name="gr3" draw:layer="layout" svg:viewBox="5425 -3189 183 213" svg:d="m5461-3090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3" draw:layer="layout" svg:viewBox="5636 -3189 169 212" svg:d="m5805-3129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3" draw:layer="layout" svg:viewBox="5831 -3189 169 212" svg:d="m6000-3129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3" draw:layer="layout" svg:viewBox="6030 -3189 184 213" svg:d="m6214-3082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3" draw:layer="layout" svg:viewBox="2420 -3529 95 30" svg:d="m2420-3529v30h95v-30z"/>
          <dr3d:extrude draw:style-name="gr3" draw:layer="layout" svg:viewBox="2670 -3617 165 209" svg:d="m2800-3617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3" draw:layer="layout" svg:viewBox="2886 -3621 165 290" svg:d="m2921-3412v-130-7-7l1-6v-3l1-2v-3l1-2 1-2 1-2 1-2 1-2 1-2 1-1 1-2 2-1 1-1 2-2 1-1 2-1h2l2-1 2-1h2l2-1h3 2 3l6-1h3l3 1h3 2l3 1 3 1 2 1 3 1 2 1 2 1 3 1 2 2 2 1 2 2 2 2 1 2 2 2 2 2 1 3 2 2 1 3 1 2 1 3 1 3 1 3 1 3v3l1 4v3l1 4v3 4 119h34v-161-14-13l1-11v-4-1-1h-32v0 0 2 3l-1 9v11l-1 10v0l-3-4-2-5-3-4-3-3-1-2-2-2-2-1-1-2-2-1-2-2-2-1-2-1-2-2-2-1-2-1-2-1-2-1-3-1-2-1h-2l-3-1h-3l-2-1h-3l-6-1h-7-4-4l-4 1h-4l-3 1h-4l-3 1-3 1-3 1-3 2-3 1-2 1-3 2-2 2-2 2-2 2-2 2-2 3-2 2-1 3-2 3-1 3-1 3-1 3-1 4-1 4v3l-1 4v9l-1 9v137zm53 22v4l41 55h39v-6l-63-53z"/>
          <dr3d:extrude draw:style-name="gr3" draw:layer="layout" svg:viewBox="3102 -3617 272 209" svg:d="m3222-3617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3" draw:layer="layout" svg:viewBox="3418 -3621 183 213" svg:d="m3454-3522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3" draw:layer="layout" svg:viewBox="3644 -3617 97 209" svg:d="m3645-3617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3" draw:layer="layout" svg:viewBox="3765 -3621 184 213" svg:d="m3949-3514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3" draw:layer="layout" svg:viewBox="4091 -3621 175 285" svg:d="m4231-3585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3" draw:layer="layout" svg:viewBox="4307 -3621 200 213" svg:d="m4369-3621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3" draw:layer="layout" svg:viewBox="4643 -3617 97 209" svg:d="m4644-3617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3" draw:layer="layout" svg:viewBox="4764 -3621 183 213" svg:d="m4800-3522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3" draw:layer="layout" svg:viewBox="4980 -3698 175 289" svg:d="m5068-3698h-9l-8 1h-4l-3 1-4 1-3 1-4 1-3 1-3 1-3 1-3 1-3 2-2 1-3 2-2 2-2 1-2 2-3 2-1 2-2 2-2 3-1 2-2 2-1 3-2 2-1 3-1 2-1 3v3l-1 3 34 5 1-4 1-3 2-3 2-3 2-3 2-2 2-2 3-2 3-2 3-2 4-1 4-1 4-1 4-1h4 5 3 2 3l3 1h2l3 1h2l3 1 2 1 2 1 2 1 3 1 2 2 1 1 2 2 2 2 2 1 1 2 1 2 2 3 1 2 1 3 1 2 1 3 1 3 1 3v3l1 4v3l1 4v8 33h-1l-2-4-2-4-2-4-3-3-1-2-2-2-2-1-1-2-2-2-2-1-2-1-2-2-2-1-2-1-2-2-2-1-3-1-2-1-3-1-2-1h-3l-3-1-3-1h-3l-3-1h-3-3-4-4-5l-4 1-5 1-4 1-4 1-3 1-4 2-3 1-4 2-3 2-3 3-2 2-3 3-2 3-3 3-2 4-2 3-2 4-1 4-2 4-1 4-2 5-1 5-1 10-2 11v11l-1 13 1 12v11l2 11 1 10 1 5 2 5 1 4 2 4 1 4 2 4 2 4 3 4 2 3 3 3 2 3 3 3 3 2 3 3 4 2 4 2 3 1 4 2 4 1 5 1 4 1 5 1h5 5 6l5-1h5l5-1 4-2 5-2 4-2 4-2 4-3 4-2 3-4 3-3 3-4 3-4 2-4 3-4v0 10l1 11 1 9v2 1 1 0 0 1 0 0h33v-1-2l-1-3v-10-12-15-157l-1-10-1-10-1-9-3-8-1-4-2-4-1-4-2-3-2-3-3-4-2-2-2-3-3-3-3-2-3-3-3-2-4-2-3-2-4-1-4-2-9-2-9-2-10-1zm42 183-1 10v5 5l-1 5-1 4-1 4-1 4-1 4-1 3-2 4-1 3-2 3-2 3-1 2-2 3-2 2-2 2-2 2-2 2-2 2-3 1-2 2-2 1-3 1-2 1-3 1h-2l-3 1h-2l-3 1h-2-4l-3-1h-3l-3-1h-2l-3-1-3-1-2-1-2-1-2-2-2-1-2-2-2-2-2-2-2-2-1-2-2-3-1-3-2-2-1-3-1-4-1-3-1-4-1-3-1-8-1-9v-10-10-11-9l1-9 1-8 1-4 1-3 1-4 1-3 1-3 2-3 1-2 1-3 2-2 2-2 1-2 2-1 2-2 2-1 3-2 2-1 2-1 3-1h2l3-1h3l3-1h3 3 3 2l3 1h2l3 1 2 1 3 1 2 1 2 1 3 1 2 2 2 1 2 2 2 2 3 2 1 2 2 3 2 3 2 2 2 3 1 3 1 4 2 3 1 4 1 4 1 4 1 4 1 4v5 5z"/>
          <dr3d:extrude draw:style-name="gr3" draw:layer="layout" svg:viewBox="5206 -3617 97 209" svg:d="m5207-3617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3" draw:layer="layout" svg:viewBox="5327 -3621 200 213" svg:d="m5389-3621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3" draw:layer="layout" svg:viewBox="5653 -3621 175 285" svg:d="m5793-3585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3" draw:layer="layout" svg:viewBox="5869 -3621 183 213" svg:d="m5905-3522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3" draw:layer="layout" svg:viewBox="6159 -3617 257 267" svg:d="m6379-3617-30 78h-122l-31-78h-37l109 267h41l107-267zm-112 194-6 16-5 14-4 10-1 4v1 0 1-1 0l-1-1-1-4-3-10-5-15-6-15-34-88h100z"/>
          <dr3d:extrude draw:style-name="gr3" draw:layer="layout" svg:viewBox="6436 -3621 245 275" svg:d="m6566-3376h-6-5l-5-1h-5l-5-2-5-1-5-1-4-2-5-2-4-2-4-3-3-2-4-3-3-3-4-3-3-4-2-3-3-4-3-4-2-4-2-5-2-4-2-5-1-5-2-5-1-5-1-5-1-5-1-6v-6-5l-1-6 1-6v-6-6l1-5 1-6 1-5 1-5 2-5 2-5 2-5 2-5 2-4 2-4 3-4 3-4 3-4 3-3 3-4 4-3 3-3 4-2 4-3 4-2 5-2 4-2 5-2 5-1 5-1 5-1 5-1h5 6 3 4 4l3 1h4l3 1 4 1 3 1 3 1 3 1 3 1 3 2 3 1 3 2 2 2 3 1 3 2 2 2 2 2 3 2 2 3 2 2 2 2 2 3 4 5 4 6 4 5 3 6 29-14-3-8-5-7-4-7-5-6-3-3-3-4-3-3-3-2-3-3-3-3-4-2-3-3-4-2-4-2-4-2-4-2-4-2-4-2-4-1-5-2-4-1-5-1-5-1-5-1h-5l-5-1h-11-8l-8 1h-7l-8 2-6 1-7 2-7 2-6 2-6 3-6 3-5 3-5 4-5 3-5 4-4 5-5 4-4 5-3 5-4 5-3 5-3 6-3 6-2 6-2 6-2 6-2 7-1 7-1 7-1 7-1 7v7 8 7 8l1 7 1 7 1 7 2 7 1 7 2 6 3 6 2 6 3 6 3 6 3 5 4 5 3 5 5 4 4 4 4 4 5 4 5 4 5 3 6 3 5 3 6 2 7 3 6 2 6 1 7 2 7 1h8l7 1h8 10l10-1 10-1 9-2 8-3 9-2 8-4 7-4 7-4 6-5 6-5 6-6 5-7 4-7 4-7 4-8-34-12-1 3-1 2-2 2-1 3-1 2-2 2-3 5-1 2-2 2-2 2-2 2-2 2-2 1-2 2-3 2-2 1-3 2-2 1-3 2-3 1-3 1-3 1-3 1-4 1-3 1-4 1h-3l-4 1h-4-4z"/>
        </dr3d:scene>
        <dr3d:scene draw:style-name="gr1" svg:width="3.5cm" svg:height="1cm" svg:x="2.8cm" svg:y="5.55cm" dr3d:transform="matrix (1 0 0 0 0.939692620785931 0.342020143325607 0 -0.342020143325607 0.939692620785931 -4.5505cm 5.78240190262642cm 1.80345986550917cm)" dr3d:vrp="(0 0 10568.8571428571)" dr3d:vpn="(0 0 10002.8571428571)" dr3d:projection="perspective" dr3d:distance="0.56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2800 -6551 3501 1001" svg:d="m2800-5550h3501v-1001h-3501zm0 1001zm3501-1001z"/>
          <dr3d:extrude draw:style-name="gr5" draw:layer="layout" svg:viewBox="3369 -6242 276 340" svg:d="m3589-6242-182 290 1-24 1-21 1-19v-226h-41v340h53l184-292-1 24-1 22-1 23v223h42v-340z"/>
          <dr3d:extrude draw:style-name="gr5" draw:layer="layout" svg:viewBox="3709 -6247 232 271" svg:d="m3755-6121v-10l1-10 1-9 1-4 1-5 1-4 1-4 2-4 1-4 2-3 2-4 2-3 2-3 2-3 3-3 2-3 3-2 3-3 3-2 3-2 3-2 4-1 4-2 4-1 4-1 4-1h4 5 5 6 7l6 1 6 1 5 2 6 2 4 2 5 3 4 3 4 3 3 3 3 4 3 3 2 4 2 4 2 4 38-10-1-3-1-3-3-5-3-6-4-5-2-3-2-3-2-2-2-3-3-2-2-2-3-3-3-2-3-2-4-2-3-2-4-2-4-2-4-1-4-2-5-1-5-2-5-1-5-1-5-1h-6l-6-1h-12-15l-13 2-12 3-6 2-5 2-6 2-5 2-5 3-5 3-4 4-5 3-4 4-4 4-3 5-4 5-3 5-3 5-3 5-2 6-4 12-4 14-2 14-1 16-1 16v9l1 9v8l1 8 2 8 1 7 2 7 2 6 3 7 2 5 3 6 3 5 3 5 4 5 3 5 4 4 4 4 5 3 4 3 5 3 4 3 5 3 5 2 5 2 6 1 5 2 6 1 5 1 6 1h6l6 1h6 8l8-1 7-1 7-1 7-1 6-2 6-2 6-3 5-3 5-3 5-3 5-3 4-4 4-4 4-5 3-4 3-5 3-5 3-5 3-6 2-5 2-6 2-6 1-6 3-13 1-14 2-14v-14-6zm-45 33-1 10-2 10-2 8-2 8-3 7-3 7-2 3-2 3-2 2-2 3-2 2-3 2-2 2-3 2-2 2-3 1-3 2-3 1-3 1-4 1-7 2-7 1h-8-3-2l-3-1h-3l-3-1h-3l-3-1-3-1-3-1-3-1-2-1-3-2-3-1-3-2-2-2-3-2-2-3-3-2-2-3-2-3-2-3-2-3-2-4-2-4-2-4-1-4-1-4-1-5-1-5-1-5-1-6v-6z"/>
          <dr3d:extrude draw:style-name="gr5" draw:layer="layout" svg:viewBox="3971 -6246 126 323" svg:d="m4097-6240-5-2-5-1-5-1-5-1h-6l-5-1h-7-6-6l-6 1-6 1-5 2-5 2-4 2-4 3-3 4-3 4-3 4-2 5-2 5-1 6-1 6-1 7v7 174h-30v32h31l13 58h29v-58h48v-32h-48v-165-4l1-4v-4l1-4 1-3v-1l1-1v-2l1-1 1-1v-1l1-1 1-1 1-1h1l1-1 1-1h1l2-1h1 1l4-1h3l4-1h3l3 1h3 3l13 3z"/>
          <dr3d:extrude draw:style-name="gr5" draw:layer="layout" svg:viewBox="4128 -6247 313 350" svg:d="m4294-5935h-7-7l-7-1-6-1-6-2-7-1-5-2-6-2-6-3-5-3-5-3-5-3-4-4-5-3-4-5-4-4-3-4-4-5-3-5-3-6-2-5-3-6-2-6-2-6-2-6-2-7-1-6-1-7-1-7-1-8v-7-8-7-8l1-7 1-7 1-7 2-7 1-6 2-7 2-6 3-6 3-6 2-5 4-6 3-5 3-5 4-5 4-4 4-4 5-4 4-4 5-3 5-3 6-3 5-3 6-2 6-2 6-2 6-2 7-1 6-1h7 7 5 5l4 1h5l4 1 5 1 4 1 4 1 4 1 4 2 4 1 4 2 3 2 4 2 3 2 4 3 3 2 3 3 3 2 3 3 3 3 3 3 2 3 3 3 5 7 5 7 4 7 4 8 38-19-5-10-5-9-6-8-7-9-3-4-4-4-3-3-4-4-4-4-5-3-4-3-4-3-5-3-5-3-5-3-5-2-5-2-5-2-6-2-6-2-5-2-6-1-7-1-6-1-7-1-6-1h-7-7-10l-10 1-10 1-9 1-9 2-8 2-8 3-8 3-8 4-7 3-7 4-7 5-6 5-6 5-6 5-5 6-5 6-5 6-4 7-4 6-4 8-4 7-3 8-2 8-3 8-2 8-2 9-1 9-1 8-1 10-1 9v9 10l1 10 1 9 1 9 1 9 2 9 3 8 2 8 3 8 3 8 4 7 4 7 4 7 4 6 5 6 5 6 6 5 5 6 6 4 7 5 6 4 7 4 8 4 7 3 8 3 8 2 9 2 8 2 9 1 9 1 10 1h10 13l13-1 12-2 11-2 12-3 10-4 10-4 9-5 9-6 8-6 8-7 7-8 6-8 6-9 5-9 5-10-44-15-1 3-1 3-2 3-1 3-2 3-2 3-4 5-2 3-2 3-3 2-2 3-3 2-2 2-3 3-3 2-3 2-4 2-3 2-4 1-3 2-4 1-4 2-4 1-4 1-5 1-4 1-5 1-5 1h-5-5z"/>
          <dr3d:extrude draw:style-name="gr5" draw:layer="layout" svg:viewBox="4464 -6243 328 340" svg:d="m4745-6243-39 100h-155l-39-100h-48l139 340h52l137-340zm-144 248-7 20-6 18-5 13-1 4v2h-1v1-1-2l-2-4-4-14-7-18-7-19-43-112h127z"/>
          <dr3d:extrude draw:style-name="gr5" draw:layer="layout" svg:viewBox="4816 -6247 284 350" svg:d="m5100-6148v-6l-1-5v-5l-1-5-1-5-2-5-1-4-2-5-3-4-2-5-3-4-3-4-3-4-4-3-4-4-4-3-5-3-4-3-5-3-6-3-5-2-6-3-6-2-7-2-7-1-7-2-7-1-8-1-16-2h-17-16l-14 1-14 2-13 2-12 4-11 3-10 5-9 5-9 6-8 6-3 4-3 4-3 3-3 4-3 4-3 5-4 9-4 9-2 10 44 9 1-3 1-3 1-3 1-3 2-3 1-3 2-3 2-3 1-3 2-2 2-3 3-2 2-2 3-2 3-3 2-2 4-1 3-2 3-2 4-2 4-1 4-1 4-2 4-1 4-1 5-1h5l5-1 11-1h12 10l10 1 9 1 9 1 4 1 4 1 4 2 4 1 3 1 4 2 3 1 3 2 3 2 3 2 3 2 2 2 3 3 2 2 2 3 1 3 2 3 1 3 2 3 1 3v4l1 4v3 4 4 4l-1 4-1 3-1 4-1 3-2 3-1 2-2 3-2 2-3 3-2 2-3 2-3 2-3 2-4 1-3 2-4 2-8 3-8 2-9 3-43 10-28 7-7 1-7 3-7 2-7 2-6 3-6 3-7 3-5 4-3 1-3 2-3 2-2 2-3 2-2 3-2 2-2 2-3 3-1 2-2 3-2 3-2 3-1 3-1 3-2 3-1 3-1 4-1 3v4l-1 4v4 4l-1 4 1 6v6l1 5 1 5 1 5 2 5 2 5 2 4 3 5 3 4 3 3 3 4 3 3 4 4 4 3 4 3 5 2 4 3 5 2 5 2 5 2 6 2 6 1 5 2 12 2 13 2 13 1h13 16l14-1 13-2 6-1 6-1 5-1 5-2 5-1 5-2 5-2 4-2 4-2 4-3 4-2 4-3 3-3 3-3 3-3 3-3 3-4 2-3 2-4 3-4 2-4 1-4 2-4 2-5 1-5 2-4-45-8-1 3-1 3-1 3-2 2-1 3-1 3-2 2-1 3-2 2-2 2-2 3-2 2-2 2-2 1-2 2-3 2-3 1-2 2-3 1-3 2-4 1-3 1-4 1-3 1-4 1h-4l-8 1-9 1h-10-11l-11-1h-5l-4-1-5-1-4-1-4-1-3-1-4-2-3-1-3-2-3-1-3-2-2-2-3-1-2-2-2-2-2-2-2-3-1-2-1-2-1-3-1-2-1-3-1-2-1-3v-2-3l-1-3v-3-3l1-4v-3l1-4 1-3 2-2 1-3 2-3 2-2 2-2 2-3 3-2 3-2 2-1 3-2 4-2 6-3 8-3 7-2 9-3 36-8 31-8 8-2 8-2 7-2 7-3 7-2 7-3 6-4 7-3 3-2 3-2 3-2 2-2 3-2 3-2 2-3 2-2 3-3 2-2 2-3 2-3 1-3 2-3 1-4 2-3 1-4 1-3 1-4 1-4v-4l1-4v-5z"/>
          <dr3d:extrude draw:style-name="gr5" draw:layer="layout" svg:viewBox="5131 -6246 126 323" svg:d="m5257-6240-5-2-5-1-5-1-5-1h-6l-5-1h-7-6-6l-6 1-6 1-5 2-5 2-4 2-4 3-3 4-3 4-3 4-2 5-2 5-1 6-1 6-1 7v7 174h-30v32h31l13 58h29v-58h48v-32h-48v-165-4l1-4v-4l1-4 1-3v-1l1-1v-2l1-1 1-1v-1l1-1 1-1 1-1h1l1-1 1-1h1l2-1h1 1l4-1h3l4-1h3l3 1h3 3l13 3z"/>
          <dr3d:extrude draw:style-name="gr5" draw:layer="layout" svg:viewBox="5284 -6247 232 271" svg:d="m5330-6121v-10l1-10 1-9 1-4 1-5 1-4 1-4 2-4 1-4 2-3 2-4 2-3 2-3 2-3 3-3 2-3 3-2 3-3 3-2 3-2 3-2 4-1 4-2 4-1 4-1 4-1h4 5 5 6 7l6 1 6 1 5 2 6 2 4 2 5 3 4 3 4 3 3 3 3 4 3 3 2 4 2 4 2 4 38-10-1-3-1-3-3-5-3-6-4-5-2-3-2-3-2-2-2-3-3-2-2-2-3-3-3-2-3-2-4-2-3-2-4-2-4-2-4-1-4-2-5-1-5-2-5-1-5-1-5-1h-6l-6-1h-12-15l-13 2-12 3-6 2-5 2-6 2-5 2-5 3-5 3-4 4-5 3-4 4-4 4-3 5-4 5-3 5-3 5-3 5-2 6-4 12-4 14-2 14-1 16-1 16v9l1 9v8l1 8 2 8 1 7 2 7 2 6 3 7 2 5 3 6 3 5 3 5 4 5 3 5 4 4 4 4 5 3 4 3 5 3 4 3 5 3 5 2 5 2 6 1 5 2 6 1 5 1 6 1h6l6 1h6 8l8-1 7-1 7-1 7-1 6-2 6-2 6-3 5-3 5-3 5-3 5-3 4-4 4-4 4-5 3-4 3-5 3-5 3-5 3-6 2-5 2-6 2-6 1-6 3-13 1-14 2-14v-14-6zm-45 33-1 10-2 10-2 8-2 8-3 7-3 7-2 3-2 3-2 2-2 3-2 2-3 2-2 2-3 2-2 2-3 1-3 2-3 1-3 1-4 1-7 2-7 1h-8-3-2l-3-1h-3l-3-1h-3l-3-1-3-1-3-1-3-1-2-1-3-2-3-1-3-2-2-2-3-2-2-3-3-2-2-3-2-3-2-3-2-3-2-4-2-4-2-4-1-4-1-4-1-5-1-5-1-5-1-6v-6z"/>
          <dr3d:extrude draw:style-name="gr5" draw:layer="layout" svg:viewBox="5570 -6345 222 368" svg:d="m5792-6111v-14l-1-14-2-13-2-13-1-7-2-5-1-6-2-6-2-5-3-5-2-5-3-5-3-4-3-4-3-4-4-4-4-3-4-3-4-3-4-3-5-2-5-2-5-2-6-2-6-1-6-1h-6-7-7-6l-7 1-6 1-6 2-6 2-6 2-5 2-5 3-5 4-4 3-4 4-4 5-4 5-3 5-3 6h-1v0 0 0-1 0-1-2-10l1-13v-14-102h-44v310 18 16l-1 12v5 1 2h42v0-1 0-1-3l1-11 1-13v-13h1l3 6 2 3 2 2 1 3 2 3 2 2 2 2 2 2 2 2 2 2 2 2 3 2 2 2 2 1 3 2 2 1 3 1 2 2 3 1 3 1h3l3 1 3 1 6 1 7 1h7 7 7 6l6-1 6-1 6-1 5-2 5-2 5-2 4-3 4-2 4-4 4-3 4-3 3-4 3-4 3-4 3-5 2-5 3-4 2-6 2-5 1-6 2-6 1-6 2-12 2-14 1-14zm-46-15v11 11l-1 11-1 9-1 5-1 5-1 4-1 4-2 4-1 3-2 4-1 3-2 4-2 2-2 3-3 3-2 2-3 2-2 2-3 2-3 2-4 1-3 1-4 1-3 1h-4l-5 1h-4-4-3l-4-1h-3l-3-1h-4l-3-1-3-1-3-1-3-2-3-1-3-2-3-2-3-3-2-2-3-3-2-3-2-3-2-4-2-4-2-4-2-4-1-5-2-5-1-5-1-6-1-6-1-6-1-14v-16-13l1-13 1-11 1-5 1-5 2-5 1-4 1-4 2-4 2-4 2-4 2-3 2-3 2-3 2-2 3-3 3-2 2-2 3-2 3-1 4-2 3-1 3-1 4-1 4-1h3l4-1h4 5 4 4l4 1 4 1 4 1 3 1 3 1 4 2 2 2 3 2 3 2 2 2 3 3 2 3 2 3 2 3 1 4 2 3 1 4 2 4 1 4 1 4 1 5 1 5 1 10 1 10v12z"/>
          <dr3d:extrude draw:style-name="gr6" draw:layer="layout" svg:viewBox="3348 -6222 276 341" svg:d="m3568-6222-181 290 1-23 1-21v-20-226h-41v341h54l183-292-1 24-1 22-1 23v223h42v-341z"/>
          <dr3d:extrude draw:style-name="gr6" draw:layer="layout" svg:viewBox="3688 -6227 232 271" svg:d="m3734-6101v-10l1-9 1-9 1-5 1-4 1-4 2-4 1-4 2-4 1-4 2-3 2-4 2-3 3-3 2-3 3-2 2-3 3-2 3-2 4-2 3-2 3-2 4-1 4-1 4-1 4-1h5l4-1h5 7l6 1 7 1 5 1 6 2 5 1 5 3 4 2 4 3 4 3 3 4 3 3 3 4 2 4 3 4 1 4 38-11-1-2-1-3-3-6-3-5-3-6-2-2-2-3-2-3-3-2-2-2-3-3-3-2-3-2-3-3-3-2-4-2-4-1-4-2-4-2-4-1-5-2-4-1-5-1-5-1-6-1-6-1h-6l-12-1-14 1-13 2-13 2-5 2-6 2-5 2-6 3-5 3-4 3-5 3-4 4-4 4-4 4-4 4-3 5-4 5-2 5-3 6-3 6-4 12-3 13-3 15-1 15-1 17 1 9v8l1 9 1 8 1 7 2 7 1 7 3 7 2 6 3 6 2 6 4 5 3 5 3 5 4 4 4 4 4 4 4 4 4 3 5 3 5 3 5 2 5 2 5 2 5 2 6 1 5 2 6 1h6l5 1h6 6 8 8l7-1 7-1 7-2 6-1 6-3 6-2 5-3 6-3 4-3 5-4 4-4 4-4 4-4 4-5 3-4 3-5 3-6 2-5 2-6 2-5 2-6 2-7 2-13 2-13 1-14v-15-6zm-45 34-1 10-1 9-2 9-3 8-2 7-4 6-2 3-1 3-2 3-3 2-2 3-2 2-3 2-2 2-3 1-3 2-3 1-3 2-3 1-3 1-7 1-8 1h-7-3-3-3-3l-2-1-3-1h-3l-3-1-3-1-3-1-3-2-3-1-2-2-3-1-3-2-2-3-3-2-2-3-3-2-2-3-2-3-2-4-2-3-1-4-2-4-2-4-1-5-1-5-1-5-1-5v-5-6z"/>
          <dr3d:extrude draw:style-name="gr6" draw:layer="layout" svg:viewBox="3950 -6226 126 324" svg:d="m4076-6220-5-1-5-1-5-1-5-1-5-1h-6-6l-7-1-6 1h-6l-5 2-6 1-4 2-5 3-3 3-4 3-3 4-3 5-2 4-2 6-1 6-1 6-1 6v8 174h-30v31h32l13 59h29v-59h48v-31h-48v-165-4-5-3l1-4 1-3v-2l1-1 1-1v-1l1-1 1-1v-1l1-1 1-1 1-1h1l2-1 1-1h1l1-1h2l3-1h3 4 3 3l3 1h3l13 2z"/>
          <dr3d:extrude draw:style-name="gr6" draw:layer="layout" svg:viewBox="4108 -6227 312 350" svg:d="m4274-5914h-8l-7-1-6-1-7-1-6-1-6-2-6-2-6-2-5-2-5-3-5-3-5-4-5-3-4-4-4-4-4-4-4-5-3-5-3-5-3-5-3-5-3-6-2-6-2-6-2-7-1-6-2-7-1-7-1-7v-7l-1-7v-8l1-8v-7l1-7v-7l2-7 1-7 2-7 2-6 2-6 2-6 3-6 3-6 3-5 3-5 4-5 4-5 4-4 4-5 4-4 5-3 5-4 5-3 5-3 6-2 5-3 6-2 6-2 7-1 6-1 7-1h7l6-1h5l5 1h5l4 1h5l4 1 4 1 5 2 4 1 3 1 4 2 4 2 4 2 3 2 4 2 3 2 3 3 3 2 3 3 3 2 3 3 3 3 3 3 2 4 6 6 4 7 5 7 4 8 37-19-4-9-6-9-6-9-6-8-4-4-3-4-4-4-4-4-4-3-4-3-4-4-5-3-5-3-4-2-5-3-5-2-6-3-5-2-6-2-5-2-6-1-6-2-6-1-7-1-6-1h-7-7l-7-1-10 1h-10l-9 1-9 2-9 2-9 2-8 3-8 3-8 3-7 4-7 4-6 4-7 5-6 5-5 6-6 5-5 6-5 7-4 6-4 7-4 7-3 8-3 7-3 8-2 8-3 9-1 8-2 9-1 9-1 9v9 10 10 9l1 10 1 9 2 9 2 8 2 9 3 8 2 8 4 7 3 8 4 7 4 6 5 7 5 6 5 6 5 5 6 5 6 5 6 5 7 4 7 4 7 3 8 3 7 3 9 3 8 2 9 1 9 2 9 1h9 10 13l13-1 12-1 12-3 11-3 10-3 10-5 10-5 9-5 8-7 7-7 7-7 7-8 6-9 5-10 4-10-43-14-2 3-1 3-1 3-2 3-2 2-1 3-4 6-3 3-2 2-2 3-3 2-2 3-3 2-3 2-3 2-3 2-3 2-4 2-3 2-4 1-4 2-4 1-4 2-4 1-4 1-5 1-4 1h-5l-5 1h-5z"/>
          <dr3d:extrude draw:style-name="gr6" draw:layer="layout" svg:viewBox="4443 -6222 328 340" svg:d="m4724-6222-39 99h-155l-39-99h-48l139 340h53l136-340zm-143 248-8 19-6 18-4 14-2 4v1 1 0l-1-1v-1l-1-4-5-14-6-18-7-20-44-112h127z"/>
          <dr3d:extrude draw:style-name="gr6" draw:layer="layout" svg:viewBox="4795 -6227 284 350" svg:d="m5079-6128v-5-5l-1-5-1-5-1-5-1-5-2-5-2-4-2-5-3-4-3-4-3-4-3-4-4-4-4-3-4-4-4-3-5-3-5-3-5-2-6-3-6-2-6-2-6-2-7-2-7-1-8-2-7-1-17-1-17-1-15 1-15 1-14 2-13 2-11 3-11 4-11 5-9 5-8 6-8 6-4 4-3 3-3 4-3 4-3 4-2 4-5 9-3 10-3 10 45 9v-3l1-4 2-3 1-3 1-3 2-3 1-3 2-2 2-3 2-3 2-2 2-2 3-3 2-2 3-2 3-2 3-2 3-2 4-1 3-2 4-1 4-2 4-1 4-1 5-1 5-1 5-1h5l11-1 12-1 10 1h9l9 1 9 2 4 1 5 1 3 1 4 1 4 2 3 1 4 2 3 2 3 2 2 2 3 2 3 2 2 2 2 3 2 3 2 2 1 3 2 3 1 4 1 3 1 3v4l1 4v4 4l-1 4v3l-1 4-1 3-2 3-1 3-2 3-2 2-2 3-2 2-3 2-3 2-3 2-3 2-3 2-4 2-3 1-8 3-9 3-9 2-42 10-29 7-7 2-7 2-7 3-6 2-7 3-6 3-6 3-6 3-3 2-3 2-2 2-3 2-2 2-3 2-2 3-2 2-2 2-2 3-2 3-2 3-1 2-2 3-1 4-1 3-1 3-1 3-1 4-1 4v3l-1 4v4 4 6 6l1 6 1 5 2 5 1 5 2 4 3 5 2 4 3 4 3 4 3 4 4 3 4 3 4 3 4 3 4 3 5 2 5 3 5 2 5 2 5 2 6 1 6 1 12 3 12 1 13 1h14 15l14-1 13-1 6-1 6-1 5-2 6-1 5-2 5-2 4-2 5-2 4-2 4-2 4-3 3-3 4-2 3-3 3-4 2-3 3-3 3-4 2-4 2-3 2-4 2-5 2-4 1-4 2-5 1-5-45-8-1 3-1 3-1 3-1 3-1 3-2 2-1 3-2 2-1 3-2 2-2 2-2 2-2 2-3 2-2 2-3 1-2 2-3 2-3 1-3 1-3 1-4 1-3 1-4 1-4 1-3 1-9 1-9 1h-10l-11-1h-10l-5-1-5-1h-4l-4-1-4-2-4-1-3-1-4-1-3-2-3-2-3-1-2-2-2-2-3-2-2-2-1-2-2-2-2-2-1-3-1-2-1-2-1-3-1-3v-2l-1-3v-3-2-3-4-3l1-4 1-3 1-3 1-3 2-3 1-2 2-2 2-3 3-2 2-2 3-2 3-2 3-2 3-1 7-3 7-3 8-3 8-2 37-9 31-7 7-2 8-2 7-3 8-2 7-3 6-3 7-3 6-3 3-2 3-2 3-2 3-2 2-2 3-3 2-2 3-3 2-2 2-3 2-3 2-3 2-3 1-3 2-3 1-3 1-4 1-4 1-3 1-4 1-5v-4-4z"/>
          <dr3d:extrude draw:style-name="gr6" draw:layer="layout" svg:viewBox="5110 -6226 126 324" svg:d="m5236-6220-5-1-5-1-5-1-5-1-5-1h-6-6l-7-1-6 1h-6l-5 2-6 1-4 2-5 3-3 3-4 3-3 4-3 5-2 4-2 6-1 6-1 6-1 6v8 174h-30v31h32l13 59h29v-59h48v-31h-48v-165-4-5-3l1-4 1-3v-2l1-1 1-1v-1l1-1 1-1v-1l1-1 1-1 1-1h1l2-1 1-1h1l1-1h2l3-1h3 4 3 3l3 1h3l13 2z"/>
          <dr3d:extrude draw:style-name="gr6" draw:layer="layout" svg:viewBox="5263 -6227 232 271" svg:d="m5309-6101v-10l1-9 1-9 1-5 1-4 1-4 2-4 1-4 2-4 1-4 2-3 2-4 2-3 3-3 2-3 3-2 2-3 3-2 3-2 4-2 3-2 3-2 4-1 4-1 4-1 4-1h5l4-1h5 7l6 1 7 1 5 1 6 2 5 1 5 3 4 2 4 3 4 3 3 4 3 3 3 4 2 4 3 4 1 4 38-11-1-2-1-3-3-6-3-5-3-6-2-2-2-3-2-3-3-2-2-2-3-3-3-2-3-2-3-3-3-2-4-2-4-1-4-2-4-2-4-1-5-2-4-1-5-1-5-1-6-1-6-1h-6l-12-1-14 1-13 2-13 2-5 2-6 2-5 2-6 3-5 3-4 3-5 3-4 4-4 4-4 4-4 4-3 5-4 5-2 5-3 6-3 6-4 12-3 13-3 15-1 15-1 17 1 9v8l1 9 1 8 1 7 2 7 1 7 3 7 2 6 3 6 2 6 4 5 3 5 3 5 4 4 4 4 4 4 4 4 4 3 5 3 5 3 5 2 5 2 5 2 5 2 6 1 5 2 6 1h6l5 1h6 6 8 8l7-1 7-1 7-2 6-1 6-3 6-2 5-3 6-3 4-3 5-4 4-4 4-4 4-4 4-5 3-4 3-5 3-6 2-5 2-6 2-5 2-6 2-7 2-13 2-13 1-14v-15-6zm-45 34-1 10-1 9-2 9-3 8-2 7-4 6-2 3-1 3-2 3-3 2-2 3-2 2-3 2-2 2-3 1-3 2-3 1-3 2-3 1-3 1-7 1-8 1h-7-3-3-3-3l-2-1-3-1h-3l-3-1-3-1-3-1-3-2-3-1-2-2-3-1-3-2-2-3-3-2-2-3-3-2-2-3-2-3-2-4-2-3-1-4-2-4-2-4-1-5-1-5-1-5-1-5v-5-6z"/>
          <dr3d:extrude draw:style-name="gr6" draw:layer="layout" svg:viewBox="5549 -6325 223 369" svg:d="m5772-6090-1-15-1-13-1-14-2-13-2-6-1-6-2-6-2-5-2-5-2-5-3-5-2-5-3-4-3-5-4-3-3-4-4-4-4-3-5-3-4-2-5-3-5-2-5-2-6-1-5-1-7-1h-6l-6-1-7 1h-7l-7 1-6 1-6 2-6 1-5 3-5 2-6 3-4 3-5 4-4 4-4 5-3 5-4 5-3 6h-1v0 0-1 0-1l1-1v-2-9-13-14-103h-43v311 18l-1 16v12 4l-1 2v1h42v0 0 0l1-1v-4l1-10v-13l1-14h1l3 7 1 2 2 3 2 3 2 2 2 3 1 2 2 2 2 2 3 2 2 2 2 2 2 1 3 2 2 1 3 2 2 1 3 1 3 1 2 1 3 1 3 1 3 1 6 1h7l7 1h8 6l6-1h7l5-1 6-2 5-1 5-2 5-3 4-2 5-3 4-3 4-3 3-4 4-4 3-4 3-4 2-4 3-5 2-5 2-5 2-5 2-6 1-6 2-6 2-13 1-13 1-14zm-45-16v12l-1 11-1 10-1 10-1 5-1 4-1 4-1 4-1 4-2 4-1 4-2 3-2 3-2 3-2 3-2 2-3 3-2 2-3 2-3 2-3 1-3 2-4 1-3 1-4 1h-4-4-5-3-4-3l-4-1h-3l-3-1-4-1-3-1-3-1-3-1-3-2-3-2-3-2-2-2-3-3-2-2-2-3-3-4-2-3-2-4-2-4-1-5-2-4-1-5-2-6-1-5-1-6v-7l-1-14-1-15v-14l1-12 2-11 1-5 1-5 1-5 1-4 2-5 1-4 2-3 2-4 2-3 2-3 2-3 3-3 2-2 3-2 3-2 3-2 3-2 3-1 3-2 4-1h3l4-1 4-1h4 4l4-1 4 1h5 4l3 1 4 1 4 1 3 2 3 1 3 2 3 2 2 3 3 2 2 3 2 3 2 3 2 3 2 3 1 4 2 4 1 4 1 4 1 4 1 5 1 4 1 10 1 11 1 11z"/>
        </dr3d:scene>
        <dr3d:scene draw:style-name="gr1" xml:id="id1" draw:id="id1" svg:width="5.5cm" svg:height="2cm" svg:x="1.8cm" svg:y="8.35cm" dr3d:transform="matrix (1 0 0 0 0.939692620785931 0.342020143325607 0 -0.342020143325607 0.939692620785931 -4.5505cm 8.93674269357879cm 2.78553428964106cm)" dr3d:vrp="(0 0 16595.1428571429)" dr3d:vpn="(0 0 15717.1428571429)" dr3d:projection="perspective" dr3d:distance="0.87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1800 -10351 5501 2001" svg:d="m1800-8350h5501v-2001h-5501zm0 2001zm5501-2001z"/>
          <dr3d:extrude draw:style-name="gr8" draw:layer="layout" svg:viewBox="4004 -8841 223 275" svg:d="m4227-8763v-5-4-4l-1-4-1-3-1-4-2-4-1-4-2-3-2-3-2-4-2-3-3-3-3-3-3-2-3-3-4-3-3-2-4-2-5-2-4-2-5-2-5-2-5-1-5-2-5-1-6-1-6-1-13-1h-14-12l-11 1-11 1-10 2-9 3-9 3-8 3-7 4-7 5-6 5-3 3-2 3-3 3-2 3-2 3-2 3-4 7-3 8-2 8 35 7 1-3 1-2 1-3 1-2 1-2 1-3 1-2 1-2 2-2 1-2 2-2 2-2 2-2 2-2 2-1 2-2 3-1 2-2 3-1 3-1 3-1 3-1 3-1 3-1 4-1 4-1h4l4-1 8-1h10 7l8 1 7 1 7 1 3 1 4 1h3l3 1 2 2 3 1 3 1 2 1 3 2 2 2 2 1 2 2 2 2 1 2 2 2 1 2 2 2 1 3 1 2v3l1 3v3l1 3v3 3l-1 3v3l-1 3-1 2-1 3-1 2-1 2-2 2-2 2-1 2-2 1-3 2-2 2-2 1-3 1-3 2-3 1-6 2-7 2-7 2-33 8-22 5-6 2-5 2-6 2-5 1-5 3-5 2-5 2-4 3-3 1-2 2-2 1-2 2-2 2-2 2-1 1-2 2-2 2-1 2-2 2-1 3-1 2-2 2-1 3-1 2v3l-1 2-1 3v3l-1 3v3 3 3 5 5l1 4 1 4 1 4 1 4 2 4 1 3 2 3 3 3 2 4 2 2 3 3 3 3 3 2 4 2 3 2 4 2 4 2 3 2 5 1 4 2 4 1 5 1 9 2 10 1 10 1h11 12l11-1 10-1 5-1 4-1 5-1 4-1 4-1 4-2 3-1 4-2 3-2 3-2 3-2 3-2 3-2 2-2 2-3 3-2 2-3 2-3 1-3 2-3 2-3 1-3 2-4 1-3 1-4 1-3-35-7-1 3-1 2-1 2-1 2-1 3-1 2-1 2-1 2-1 1-2 2-1 2-2 2-2 1-1 2-2 1-2 1-2 1-3 2-2 1-2 1-3 1-2 1h-3l-3 1-3 1h-3l-7 1-7 1h-7l-9-1h-8l-4-1h-4l-3-1-4-1-3-1h-3l-2-1-3-2-2-1-3-1-2-1-2-2-2-1-1-2-2-1-1-2-2-2-1-1-1-2-1-2-1-2v-2l-1-2v-2l-1-2v-2-2-3-3-2l1-3v-2l1-3 1-2 1-2 2-2 1-2 2-2 2-2 2-1 2-2 2-1 3-2 2-1 5-2 6-3 6-2 7-2 28-6 25-6 6-2 6-1 6-2 5-2 6-2 5-3 5-2 5-3 3-1 2-2 2-1 2-2 2-2 2-1 2-2 2-2 2-2 2-2 1-3 2-2 1-2 1-3 1-2 1-3 1-3 1-3 1-3v-3l1-3v-3-4z"/>
          <dr3d:extrude draw:style-name="gr8" draw:layer="layout" svg:viewBox="4261 -8841 199 213" svg:d="m4323-8841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8" draw:layer="layout" svg:viewBox="4486 -8837 80 286" svg:d="m4497-8837v205h34v-205zm-45 228v4l41 54h39v-5l-62-53z"/>
          <dr3d:extrude draw:style-name="gr8" draw:layer="layout" svg:viewBox="4587 -8841 174 285" svg:d="m4726-8805-2-4-3-5-3-4-3-3-3-4-4-3-3-3-4-2-4-2-4-2-5-1-5-1-5-1-5-1h-5-6-9l-5 1h-4l-4 1-4 1-4 2-3 1-4 2-3 2-3 2-3 2-3 3-3 3-3 3-2 3-2 3-2 4-2 4-2 4-3 8-3 10-2 10-1 11-1 12v13l1 25 1 11 3 11 2 10 3 8 4 8 5 7 5 7 5 5 6 5 7 4 8 2 8 3 8 1h9 6 5l6-1 5-1 4-1 5-2 4-1 4-2 4-3 3-2 4-3 3-3 3-4 3-4 3-4 2-4v0 6 8 9 5 80h34v-239-14l1-13v-10-3-1-1h-32v1l-1 1v1 2l-1 8v9 10zm-104 70v-10-10l1-8 1-8 1-4 1-3 1-4 1-3 1-3 1-3 1-3 2-2 1-3 2-2 2-2 1-2 2-1 2-2 3-1 2-1 2-2h3l2-1 3-1h3l3-1h3 3 3 3l4 1h3l2 1h3l3 1 3 1 2 2 3 1 2 1 2 2 2 2 2 2 2 2 2 2 2 3 1 3 2 3 1 3 1 3 1 3 1 4 1 4 1 4 1 4 1 9 1 10v11 11l-1 9-1 9-1 4-1 4-1 4-1 3-1 4-1 3-1 3-2 3-1 2-2 3-2 2-2 2-2 2-2 2-2 1-2 2-3 1-2 1-3 1-3 1h-2l-3 1h-3l-3 1h-3-4-3-3l-3-1h-2l-3-1h-3l-2-1-2-1-3-2-2-1-2-1-2-2-1-2-2-2-2-2-1-2-2-3-1-3-2-2-1-3-1-4-1-3-1-4v-3l-2-9-1-9v-9z"/>
          <dr3d:extrude draw:style-name="gr8" draw:layer="layout" svg:viewBox="4803 -8841 199 213" svg:d="m4865-8841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8" draw:layer="layout" svg:viewBox="5038 -8837 37 205" svg:d="m5038-8671v39h37v-39zm-37-166v39h37v-39z"/>
          <dr3d:extrude draw:style-name="gr8" draw:layer="layout" svg:viewBox="1900 -9181 94 30" svg:d="m1900-9181v30h94v-30z"/>
          <dr3d:extrude draw:style-name="gr8" draw:layer="layout" svg:viewBox="2140 -9273 199 213" svg:d="m2202-9273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8" draw:layer="layout" svg:viewBox="2365 -9273 165 209" svg:d="m2399-9064v-130-7l1-7v-6l1-3v-2l1-3v-2l1-2 1-2 1-2 1-2 1-2 1-1 2-2 1-1 1-1 2-2 2-1 1-1h2l2-1 2-1h3l2-1h2 3 3l5-1h3l3 1h3 3l2 1 3 1 3 1 2 1 3 1 2 1 2 1 2 2 2 1 2 2 2 2 2 2 1 2 2 2 2 3 1 2 1 3 1 2 1 3 1 3 1 3 1 3 1 3v4l1 3v4 3 4 119h34v-161-14l1-13v-11-4-1l1-1h-33v0 0 2 3l-1 9v11 10h-1l-2-4-3-5-3-4-3-3-1-2-2-2-1-1-2-2-2-1-1-2-2-1-2-1-2-2-2-1-2-1-3-1-2-1-2-1-3-1h-2l-3-1h-2l-3-1h-3l-6-1h-6-5-4l-3 1h-4l-4 1h-3l-4 1-3 1-3 1-3 2-2 1-3 1-2 2-3 2-2 2-2 2-2 2-2 3-1 2-2 3-1 3-1 3-2 3-1 3v4l-1 4-1 3v4l-1 9v9 137z"/>
          <dr3d:extrude draw:style-name="gr8" draw:layer="layout" svg:viewBox="2561 -9272 99 254" svg:d="m2660-9267-3-1-4-1-4-1-4-1h-5l-4-1h-5-5-5l-5 1-4 1-4 1-4 2-3 2-3 2-3 3-2 3-2 3-2 4-1 4-1 5-1 5-1 5v5 137h-24v25h25l10 46h23v-46h38v-25h-38v-129-4-3l1-3v-3l1-2v-1l1-1v-1l1-1v-1l1-1 1-1v0l1-1 1-1h1l1-1h1 1l1-1h1l2-1h3 3 2 3l2 1h2l10 2z"/>
          <dr3d:extrude draw:style-name="gr8" draw:layer="layout" svg:viewBox="2682 -9273 183 213" svg:d="m2865-9166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8" draw:layer="layout" svg:viewBox="2907 -9269 272 209" svg:d="m3027-9269v130 7 7l-1 6-1 5v3l-1 2-1 2v2l-1 2-1 2-1 2-1 1-1 2-2 1-1 1-1 2-2 1-1 1h-2l-2 1-2 1h-2l-2 1h-2-2-3l-2 1h-3-2l-3-1h-2-3l-2-1-3-1-2-1-2-1-2-1-2-1-2-1-2-2-2-1-2-2-1-2-2-2-1-2-2-2-1-3-1-2-1-3-2-2v-3l-1-3-1-3-1-3v-3l-1-4v-3-4l-1-7v-119h-34v161 14 13 11l-1 4v1 1h32 1v0-2-3-10l1-11v-9h1l2 4 2 5 3 4 2 3 2 2 1 2 2 1 1 2 2 1 1 2 2 1 2 1 2 2 1 1 2 1 2 1 3 1 2 1 2 1h2l2 1h3l2 1h3l3 1h3 5 6l5-1h6l4-1 5-2 4-1 4-2 3-2 2-2 2-1 1-1 2-2 2-3 3-3 2-4 2-4 2-5 1-5h1l2 4 3 5 2 4 3 3 1 2 2 2 1 1 2 2 2 1 2 2 1 1 2 1 2 2 2 1 2 1 2 1 2 1 3 1 2 1h2l3 1h2l3 1h2l3 1h3 6 4 3l4-1h3l4-1h3l3-1 3-1 2-1 3-2 3-1 2-1 2-2 2-2 2-2 2-2 2-2 1-3 2-2 1-3 2-3 1-3 1-3 1-4 1-3v-4l1-4v-4l1-8v-9-137h-34v130 7 7l-1 6v5l-1 3-1 2v2l-1 2-1 2-1 2-1 2-1 1-1 2-1 1-2 1-1 2-1 1-2 1h-2l-1 1-2 1h-2l-2 1h-2-3-2l-3 1h-2-3l-2-1h-3-2l-3-1-2-1h-2l-3-1-2-2-2-1-2-1-2-1-2-2-1-2-2-2-1-1-2-3-1-2-2-2-1-2-1-3-1-3-1-2-1-3-1-3v-4l-1-3v-3l-1-4v-3-8-119z"/>
          <dr3d:extrude draw:style-name="gr8" draw:layer="layout" svg:viewBox="3224 -9273 199 213" svg:d="m3286-9273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8" draw:layer="layout" svg:viewBox="3429 -9272 99 254" svg:d="m3528-9267-3-1-4-1-4-1-4-1h-5l-4-1h-5-5-5l-5 1-4 1-4 1-4 2-3 2-3 2-3 3-2 3-2 3-2 4-1 4-1 5-1 5-1 5v5 137h-24v25h25l10 46h23v-46h38v-25h-38v-129-4-3l1-3v-3l1-2v-1l1-1v-1l1-1v-1l1-1 1-1v0l1-1 1-1h1l1-1h1 1l1-1h1l2-1h3 3 2 3l2 1h2l10 2z"/>
          <dr3d:extrude draw:style-name="gr8" draw:layer="layout" svg:viewBox="3550 -9273 183 213" svg:d="m3733-9166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8" draw:layer="layout" svg:viewBox="3865 -9269 103 281" svg:d="m3928-9089v-180h-34v180h-29v25h29v23 6 5l1 5 1 5v2l1 3 1 2 1 2 1 2 1 2 1 2 2 2 1 1 2 2 1 2 2 1 2 1 2 2 2 1 3 1 2 1 3 1h3l3 1h3l3 1h4 4 3 3 3l3-1h4 3l2-1h3v-26l-8 1h-2-2-2-1-2-2-2-1l-2-1h-1-1l-2-1h-1l-1-1-1-1h-1l-1-1-1-1-1-1v-1l-1-1-1-1v-1l-1-1v-1-2l-1-1v-1l-1-3v-4-3-4-18h40v-25z"/>
          <dr3d:extrude draw:style-name="gr8" draw:layer="layout" svg:viewBox="3995 -9269 35 281" svg:d="m3995-9021v33h35v-33zm-35-248v205h35v-205z"/>
          <dr3d:extrude draw:style-name="gr8" draw:layer="layout" svg:viewBox="4080 -9269 165 209" svg:d="m4211-9269v130 7l-1 7v6l-1 3v2l-1 3-1 2v2l-1 2-1 2-1 2-1 2-1 1-2 2-1 1-2 1-1 2-2 1-2 1h-2l-1 1-3 1h-2l-2 1h-2-3-3l-5 1h-3l-3-1h-3-3l-3-1-2-1-3-1-2-1-3-1-2-1-2-1-2-2-2-1-2-2-2-2-2-2-2-2-1-2-2-3-1-2-1-3-2-2-1-3-1-3-1-3v-3l-1-3-1-4v-3-4-3-4-119h-35v161 14 13 11l-1 4v1 1h32 1v0-2-3-10l1-11v-9h1l2 4 3 5 2 4 3 3 2 2 1 2 2 1 2 2 1 1 2 2 2 1 2 1 2 2 2 1 2 1 2 1 3 1 2 1 2 1h3l2 1h3l3 1h3l6 1h6 4 4l4-1h4l4-1h3l3-1 3-1 3-1 3-2 3-1 3-1 2-2 2-2 3-2 2-2 2-2 1-3 2-2 2-3 1-3 1-3 1-3 1-4 1-3 1-4 1-4v-4l1-8v-9-137z"/>
          <dr3d:extrude draw:style-name="gr8" draw:layer="layout" svg:viewBox="4296 -9269 35 281" svg:d="m4296-9021v33h35v-33zm-35-248v205h35v-205z"/>
          <dr3d:extrude draw:style-name="gr8" draw:layer="layout" svg:viewBox="4360 -9272 99 254" svg:d="m4459-9267-3-1-4-1-4-1-4-1h-5l-4-1h-5-5-5l-5 1-4 1-4 1-4 2-3 2-3 2-3 3-2 3-2 3-2 4-1 4-1 5-1 5-1 5v5 137h-24v25h25l10 46h23v-46h38v-25h-38v-129-4-3l1-3v-3l1-2v-1l1-1v-1l1-1v-1l1-1 1-1v0l1-1 1-1h1l1-1h1 1l1-1h1l2-1h3 3 2 3l2 1h2l10 2z"/>
          <dr3d:extrude draw:style-name="gr8" draw:layer="layout" svg:viewBox="4481 -9273 183 213" svg:d="m4664-9166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8" draw:layer="layout" svg:viewBox="4807 -9273 174 285" svg:d="m4946-9237-2-4-3-5-3-4-3-3-3-4-4-3-3-3-4-2-4-2-4-2-5-1-5-1-5-1-5-1h-5-6-9l-5 1h-4l-4 1-4 1-4 2-3 1-4 2-3 2-3 2-3 2-3 3-3 3-3 3-2 3-2 3-2 4-2 4-2 4-3 8-3 10-2 10-1 11-1 12v13l1 25 1 11 3 11 2 10 3 8 4 8 5 7 5 7 5 5 6 5 7 4 8 2 8 3 8 1h9 6 5l6-1 5-1 4-1 5-2 4-1 4-2 4-3 3-2 4-3 3-3 3-4 3-4 3-4 2-4v0 6 8 9 5 80h34v-239-14l1-13v-10-3-1-1h-32v1l-1 1v1 2l-1 8v9 10zm-104 70v-10-10l1-8 1-8 1-4 1-3 1-4 1-3 1-3 1-3 1-3 2-2 1-3 2-2 2-2 1-2 2-1 2-2 3-1 2-1 2-2h3l2-1 3-1h3l3-1h3 3 3 3l4 1h3l2 1h3l3 1 3 1 2 2 3 1 2 1 2 2 2 2 2 2 2 2 2 2 2 3 1 3 2 3 1 3 1 3 1 3 1 4 1 4 1 4 1 4 1 9 1 10v11 11l-1 9-1 9-1 4-1 4-1 4-1 3-1 4-1 3-1 3-2 3-1 2-2 3-2 2-2 2-2 2-2 2-2 1-2 2-3 1-2 1-3 1-3 1h-2l-3 1h-3l-3 1h-3-4-3-3l-3-1h-2l-3-1h-3l-2-1-2-1-3-2-2-1-2-1-2-2-1-2-2-2-2-2-1-2-2-3-1-3-2-2-1-3-1-4-1-3-1-4v-3l-2-9-1-9v-9z"/>
          <dr3d:extrude draw:style-name="gr8" draw:layer="layout" svg:viewBox="5023 -9273 182 213" svg:d="m5059-9174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8" draw:layer="layout" svg:viewBox="5228 -9272 99 254" svg:d="m5327-9267-3-1-4-1-4-1-4-1h-5l-4-1h-5-5-5l-5 1-4 1-4 1-4 2-3 2-3 2-3 3-2 3-2 3-2 4-1 4-1 5-1 5-1 5v5 137h-24v25h25l10 46h23v-46h38v-25h-38v-129-4-3l1-3v-3l1-2v-1l1-1v-1l1-1v-1l1-1 1-1v0l1-1 1-1h1l1-1h1 1l1-1h1l2-1h3 3 2 3l2 1h2l10 2z"/>
          <dr3d:extrude draw:style-name="gr8" draw:layer="layout" svg:viewBox="5349 -9273 182 213" svg:d="m5385-9174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8" draw:layer="layout" svg:viewBox="5574 -9269 97 209" svg:d="m5575-9269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8" draw:layer="layout" svg:viewBox="5705 -9269 272 209" svg:d="m5825-9269v130 7 7l-1 6-1 5v3l-1 2-1 2v2l-1 2-1 2-1 2-1 1-1 2-2 1-1 1-1 2-2 1-1 1h-2l-2 1-2 1h-2l-2 1h-2-2-3l-2 1h-3-2l-3-1h-2-3l-2-1-3-1-2-1-2-1-2-1-2-1-2-1-2-2-2-1-2-2-1-2-2-2-1-2-2-2-1-3-1-2-1-3-2-2v-3l-1-3-1-3-1-3v-3l-1-4v-3-4l-1-7v-119h-34v161 14 13 11l-1 4v1 1h32 1v0-2-3-10l1-11v-9h1l2 4 2 5 3 4 2 3 2 2 1 2 2 1 1 2 2 1 1 2 2 1 2 1 2 2 1 1 2 1 2 1 3 1 2 1 2 1h2l2 1h3l2 1h3l3 1h3 5 6l5-1h6l4-1 5-2 4-1 4-2 3-2 2-2 2-1 1-1 2-2 2-3 3-3 2-4 2-4 2-5 1-5h1l2 4 3 5 2 4 3 3 1 2 2 2 1 1 2 2 2 1 2 2 1 1 2 1 2 2 2 1 2 1 2 1 2 1 3 1 2 1h2l3 1h2l3 1h2l3 1h3 6 4 3l4-1h3l4-1h3l3-1 3-1 2-1 3-2 3-1 2-1 2-2 2-2 2-2 2-2 2-2 1-3 2-2 1-3 2-3 1-3 1-3 1-4 1-3v-4l1-4v-4l1-8v-9-137h-34v130 7 7l-1 6v5l-1 3-1 2v2l-1 2-1 2-1 2-1 2-1 1-1 2-1 1-2 1-1 2-1 1-2 1h-2l-1 1-2 1h-2l-2 1h-2-3-2l-3 1h-2-3l-2-1h-3-2l-3-1-2-1h-2l-3-1-2-2-2-1-2-1-2-1-2-2-1-2-2-2-1-1-2-3-1-2-2-2-1-2-1-3-1-3-1-2-1-3-1-3v-4l-1-3v-3l-1-4v-3-8-119z"/>
          <dr3d:extrude draw:style-name="gr8" draw:layer="layout" svg:viewBox="6031 -9269 35 281" svg:d="m6031-9021v33h35v-33zm-35-248v205h35v-205z"/>
          <dr3d:extrude draw:style-name="gr8" draw:layer="layout" svg:viewBox="6116 -9269 165 209" svg:d="m6247-9269v130 7l-1 7v6l-1 3v2l-1 3-1 2v2l-1 2-1 2-1 2-1 2-1 1-2 2-1 1-2 1-1 2-2 1-2 1h-2l-1 1-3 1h-2l-2 1h-2-3-3l-5 1h-3l-3-1h-3-3l-3-1-2-1-3-1-2-1-3-1-2-1-2-1-2-2-2-1-2-2-2-2-2-2-2-2-1-2-2-3-1-2-1-3-2-2-1-3-1-3-1-3v-3l-1-3-1-4v-3-4-3-4-119h-35v161 14 13 11l-1 4v1 1h32 1v0-2-3-10l1-11v-9h1l2 4 3 5 2 4 3 3 2 2 1 2 2 1 2 2 1 1 2 2 2 1 2 1 2 2 2 1 2 1 2 1 3 1 2 1 2 1h3l2 1h3l3 1h3l6 1h6 4 4l4-1h4l4-1h3l3-1 3-1 3-1 3-2 3-1 3-1 2-2 2-2 3-2 2-2 2-2 1-3 2-2 2-3 1-3 1-3 1-3 1-4 1-3 1-4 1-4v-4l1-8v-9-137z"/>
          <dr3d:extrude draw:style-name="gr8" draw:layer="layout" svg:viewBox="6332 -9269 80 286" svg:d="m6343-9269v205h34v-205zm-45 228v4l41 54h39v-5l-62-53z"/>
          <dr3d:extrude draw:style-name="gr8" draw:layer="layout" svg:viewBox="6427 -9273 169 212" svg:d="m6596-9213v-3-4-3l-1-3-1-3-1-3-1-3-1-3-2-3-1-3-2-2-2-3-2-2-2-2-3-2-2-2-3-2-3-2-3-1-3-2-3-1-4-2-4-1-3-1-4-1-4-1h-5l-4-1-9-1h-10-8l-9 1-7 1-8 1h-3l-4 1-3 1-3 1-3 1-3 2-3 1-3 2-3 1-2 2-3 2-2 2-2 2-2 2-2 2-2 3-2 2-1 3-2 3-1 3-2 3-1 3-1 3-1 4 30 6 2-4 1-4 2-3 1-2 1-1 1-2 1-1 2-2 1-1 2-1 1-1 3-2 4-2 4-2 4-1 5-1 5-1 5-1h5 6 6 5l5 1h4l3 1h2l2 1 2 1h2l2 1 2 1 1 1 2 1 1 1 2 1 1 1 1 1 2 2 1 1 1 2v1l1 2 1 2v1l1 2v2 3 2 2 2 2l-1 2v2l-1 2-1 2-1 1-1 2-1 1-2 1-1 2-2 1-1 1-2 1-2 1-2 1-2 1-5 2-5 1-5 2-24 6-25 8-3 1-3 1-3 1-2 1-3 2-3 1-2 2-3 1-2 2-2 2-2 2-2 1-2 3-2 2-2 2-1 2-2 3-1 2-1 3-1 3-1 3v4 3l-1 4 1 6v4l1 3v3l1 3 1 3 1 2 2 3 1 2 2 3 2 2 2 2 2 2 2 2 2 2 3 2 3 2 3 1 3 2 6 2 7 2 8 2 8 1 8 1h10 8l8-1 7-1 7-1 7-2 6-2 5-2 6-3 2-1 2-2 3-2 2-2 2-2 2-2 1-2 2-2 1-3 2-2 1-3 1-3 2-6 2-6-31-4v2l-1 2v2l-1 1-1 2-1 1-1 2-1 1-1 2-1 1-2 1-1 1-1 1-2 1-1 1-2 1-2 1-1 1h-2l-2 1h-2l-2 1h-2l-2 1h-4l-4 1h-4-4-6-5l-5-1-4-1-4-1-4-1-3-1-2-1-1-1-2-1-1-1-1-1-1-1-1-1-1-1-1-1-1-2v-1l-1-1v-2l-1-1v-2-2-1-2-2-2-2l1-2v-1l1-2 1-1 1-2 1-1 1-1 1-2 2-1 1-1 2-1 1-1 2-1 4-2 4-1 5-2 5-1 22-6 17-5 4-1 4-1 4-2 4-1 4-2 4-2 4-2 4-2 1-1 2-1 2-2 1-1 2-1 1-2 2-1 1-2 1-1 1-2 2-2 1-1 1-2 1-2 1-2v-2l1-2 1-3v-2l1-2v-3-2-3z"/>
          <dr3d:extrude draw:style-name="gr8" draw:layer="layout" svg:viewBox="6617 -9272 99 254" svg:d="m6716-9267-3-1-4-1-4-1-4-1h-5l-4-1h-5-5-5l-5 1-4 1-4 1-4 2-3 2-3 2-3 3-2 3-2 3-2 4-1 4-1 5-1 5-1 5v5 137h-24v25h25l10 46h23v-46h38v-25h-38v-129-4-3l1-3v-3l1-2v-1l1-1v-1l1-1v-1l1-1 1-1v0l1-1 1-1h1l1-1h1 1l1-1h1l2-1h3 3 2 3l2 1h2l10 2z"/>
          <dr3d:extrude draw:style-name="gr8" draw:layer="layout" svg:viewBox="6747 -9269 35 281" svg:d="m6747-9021v33h35v-33zm-35-248v205h35v-205z"/>
          <dr3d:extrude draw:style-name="gr8" draw:layer="layout" svg:viewBox="6822 -9273 167 213" svg:d="m6858-9166v-8-9l1-8 1-7 1-4 1-3 1-4 1-3 1-3 1-3 1-3 2-3 1-2 2-3 2-2 2-2 2-2 2-2 2-2 3-1 2-2 3-1 3-1 3-1h3l3-1h4 3 5l4 1h4l4 1 4 2 3 1 4 2 3 3 1 1 2 1 1 1 1 2 1 2 2 1 1 2 1 2 1 4 2 4 1 4 1 5h34v-3l-1-3-1-4v-3l-1-3-2-3-1-3-1-3-2-3-1-3-2-2-2-3-2-3-2-2-2-3-3-2-2-2-3-2-2-2-3-2-3-2-4-2-3-1-3-2-4-1-4-1-3-1-4-1h-5l-4-1h-4-5-6l-5 1h-6l-5 1-5 1-5 2-4 1-5 2-4 2-4 3-3 2-4 3-3 3-3 3-3 3-3 4-3 3-2 4-2 4-2 4-2 5-2 4-1 5-1 4-1 5-1 5-2 11-1 10v12 10l1 9 1 9 1 4v4l2 8 1 3 1 4 2 3 1 4 1 3 2 3 2 3 1 2 2 3 2 3 2 2 1 2 2 3 2 2 3 2 2 1 2 2 2 2 2 1 3 2 2 1 3 2 2 1 2 1 3 1 3 1 2 1h3l2 1 3 1 6 1h5l5 1h6 4l4-1h4 4l4-1 4-1 3-1 4-1 3-1 3-2 3-1 3-2 3-1 3-2 2-2 3-2 2-2 2-2 3-3 2-2 2-2 1-3 2-3 2-2 1-3 1-3 2-3 1-3 1-3 1-3v-3l1-4-35-2-1 4-1 4-1 4-2 3-1 3-2 3-3 3-2 3-2 1-1 1-2 1-1 1-2 1-2 1-3 1-4 2h-5l-4 1h-5-4-3l-3-1h-3l-3-1-3-1-3-1-2-1-3-1-2-2-2-1-2-2-2-2-2-2-2-2-1-2-2-3-1-3-1-2-1-3-1-4-1-3-1-3-1-4-1-8-1-8v-9z"/>
          <dr3d:extrude draw:style-name="gr8" draw:layer="layout" svg:viewBox="7017 -9273 183 213" svg:d="m7200-9166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8" draw:layer="layout" svg:viewBox="1908 -9701 97 209" svg:d="m1909-9701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8" draw:layer="layout" svg:viewBox="2030 -9705 182 213" svg:d="m2066-9606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8" draw:layer="layout" svg:viewBox="2256 -9701 34 281" svg:d="m2256-9701v281h34v-281z"/>
          <dr3d:extrude draw:style-name="gr8" draw:layer="layout" svg:viewBox="2331 -9705 199 213" svg:d="m2393-9705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8" draw:layer="layout" svg:viewBox="2547 -9705 167 213" svg:d="m2583-9598v-8-9l1-8 1-7 1-4 1-3 1-4 1-3 1-3 1-3 1-3 2-3 1-2 2-3 2-2 2-2 2-2 2-2 2-2 3-1 2-2 3-1 3-1 3-1h3l3-1h4 3 5l4 1h4l4 1 4 2 3 1 4 2 3 3 1 1 2 1 1 1 1 2 1 2 2 1 1 2 1 2 1 4 2 4 1 4 1 5h34v-3l-1-3-1-4v-3l-1-3-2-3-1-3-1-3-2-3-1-3-2-2-2-3-2-3-2-2-2-3-3-2-2-2-3-2-2-2-3-2-3-2-4-2-3-1-3-2-4-1-4-1-3-1-4-1h-5l-4-1h-4-5-6l-5 1h-6l-5 1-5 1-5 2-4 1-5 2-4 2-4 3-3 2-4 3-3 3-3 3-3 3-3 4-3 3-2 4-2 4-2 4-2 5-2 4-1 5-1 4-1 5-1 5-2 11-1 10v12 10l1 9 1 9 1 4v4l2 8 1 3 1 4 2 3 1 4 1 3 2 3 2 3 1 2 2 3 2 3 2 2 1 2 2 3 2 2 3 2 2 1 2 2 2 2 2 1 3 2 2 1 3 2 2 1 2 1 3 1 3 1 2 1h3l2 1 3 1 6 1h5l5 1h6 4l4-1h4 4l4-1 4-1 3-1 4-1 3-1 3-2 3-1 3-2 3-1 3-2 2-2 3-2 2-2 2-2 3-3 2-2 2-2 1-3 2-3 2-2 1-3 1-3 2-3 1-3 1-3 1-3v-3l1-4-35-2-1 4-1 4-1 4-2 3-1 3-2 3-3 3-2 3-2 1-1 1-2 1-1 1-2 1-2 1-3 1-4 2h-5l-4 1h-5-4-3l-3-1h-3l-3-1-3-1-3-1-2-1-3-1-2-2-2-1-2-2-2-2-2-2-2-2-1-2-2-3-1-3-1-2-1-3-1-4-1-3-1-3-1-4-1-8-1-8v-9z"/>
          <dr3d:extrude draw:style-name="gr8" draw:layer="layout" svg:viewBox="2750 -9701 35 281" svg:d="m2750-9453v33h35v-33zm-35-248v205h35v-205z"/>
          <dr3d:extrude draw:style-name="gr8" draw:layer="layout" svg:viewBox="2826 -9705 183 213" svg:d="m3009-9598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8" draw:layer="layout" svg:viewBox="3051 -9701 165 209" svg:d="m3182-9701v130 7l-1 7v6l-1 3v2l-1 3-1 2v2l-1 2-1 2-1 2-1 2-1 1-2 2-1 1-2 1-1 2-2 1-2 1h-2l-1 1-3 1h-2l-2 1h-2-3-3l-5 1h-3l-3-1h-3-3l-3-1-2-1-3-1-2-1-3-1-2-1-2-1-2-2-2-1-2-2-2-2-2-2-2-2-1-2-2-3-1-2-1-3-2-2-1-3-1-3-1-3v-3l-1-3-1-4v-3-4-3-4-119h-35v161 14 13 11l-1 4v1 1h32 1v0-2-3-10l1-11v-9h1l2 4 3 5 2 4 3 3 2 2 1 2 2 1 2 2 1 1 2 2 2 1 2 1 2 2 2 1 2 1 2 1 3 1 2 1 2 1h3l2 1h3l3 1h3l6 1h6 4 4l4-1h4l4-1h3l3-1 3-1 3-1 3-2 3-1 3-1 2-2 2-2 3-2 2-2 2-2 1-3 2-2 2-3 1-3 1-3 1-3 1-4 1-3 1-4 1-4v-4l1-8v-9-137z"/>
          <dr3d:extrude draw:style-name="gr8" draw:layer="layout" svg:viewBox="3258 -9705 199 213" svg:d="m3320-9705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8" draw:layer="layout" svg:viewBox="3474 -9705 174 285" svg:d="m3613-9669-2-4-3-5-3-4-3-3-3-4-4-3-3-3-4-2-4-2-4-2-5-1-5-1-5-1-5-1h-5-6-9l-5 1h-4l-4 1-4 1-4 2-3 1-4 2-3 2-3 2-3 2-3 3-3 3-3 3-2 3-2 3-2 4-2 4-2 4-3 8-3 10-2 10-1 11-1 12v13l1 25 1 11 3 11 2 10 3 8 4 8 5 7 5 7 5 5 6 5 7 4 8 2 8 3 8 1h9 6 5l6-1 5-1 4-1 5-2 4-1 4-2 4-3 3-2 4-3 3-3 3-4 3-4 3-4 2-4v0 6 8 9 5 80h34v-239-14l1-13v-10-3-1-1h-32v1l-1 1v1 2l-1 8v9 10zm-104 70v-10-10l1-8 1-8 1-4 1-3 1-4 1-3 1-3 1-3 1-3 2-2 1-3 2-2 2-2 1-2 2-1 2-2 3-1 2-1 2-2h3l2-1 3-1h3l3-1h3 3 3 3l4 1h3l2 1h3l3 1 3 1 2 2 3 1 2 1 2 2 2 2 2 2 2 2 2 2 2 3 1 3 2 3 1 3 1 3 1 3 1 4 1 4 1 4 1 4 1 9 1 10v11 11l-1 9-1 9-1 4-1 4-1 4-1 3-1 4-1 3-1 3-2 3-1 2-2 3-2 2-2 2-2 2-2 2-2 1-2 2-3 1-2 1-3 1-3 1h-2l-3 1h-3l-3 1h-3-4-3-3l-3-1h-2l-3-1h-3l-2-1-2-1-3-2-2-1-2-1-2-2-1-2-2-2-2-2-1-2-2-3-1-3-2-2-1-3-1-4-1-3-1-4v-3l-2-9-1-9v-9z"/>
          <dr3d:extrude draw:style-name="gr8" draw:layer="layout" svg:viewBox="3690 -9705 183 213" svg:d="m3873-9598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8" draw:layer="layout" svg:viewBox="4016 -9705 199 213" svg:d="m4078-9705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8" draw:layer="layout" svg:viewBox="4232 -9705 183 213" svg:d="m4415-9598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8" draw:layer="layout" svg:viewBox="4567 -9701 35 281" svg:d="m4567-9453v33h35v-33zm-35-248v205h35v-205z"/>
          <dr3d:extrude draw:style-name="gr8" draw:layer="layout" svg:viewBox="4651 -9701 165 209" svg:d="m4782-9701v130 7l-1 7v6l-1 3v2l-1 3-1 2v2l-1 2-1 2-1 2-1 2-1 1-2 2-1 1-2 1-1 2-2 1-2 1h-2l-1 1-3 1h-2l-2 1h-2-3-3l-5 1h-3l-3-1h-3-3l-3-1-2-1-3-1-2-1-3-1-2-1-2-1-2-2-2-1-2-2-2-2-2-2-2-2-1-2-2-3-1-2-1-3-2-2-1-3-1-3-1-3v-3l-1-3-1-4v-3-4-3-4-119h-35v161 14 13 11l-1 4v1 1h32 1v0-2-3-10l1-11v-9h1l2 4 3 5 2 4 3 3 2 2 1 2 2 1 2 2 1 1 2 2 2 1 2 1 2 2 2 1 2 1 2 1 3 1 2 1 2 1h3l2 1h3l3 1h3l6 1h6 4 4l4-1h4l4-1h3l3-1 3-1 3-1 3-2 3-1 3-1 2-2 2-2 3-2 2-2 2-2 1-3 2-2 2-3 1-3 1-3 1-3 1-4 1-3 1-4 1-4v-4l1-8v-9-137z"/>
          <dr3d:extrude draw:style-name="gr8" draw:layer="layout" svg:viewBox="4852 -9705 169 212" svg:d="m5021-9645v-3-4-3l-1-3-1-3-1-3-1-3-1-3-2-3-1-3-2-2-2-3-2-2-2-2-3-2-2-2-3-2-3-2-3-1-3-2-3-1-4-2-4-1-3-1-4-1-4-1h-5l-4-1-9-1h-10-8l-9 1-7 1-8 1h-3l-4 1-3 1-3 1-3 1-3 2-3 1-3 2-3 1-2 2-3 2-2 2-2 2-2 2-2 2-2 3-2 2-1 3-2 3-1 3-2 3-1 3-1 3-1 4 30 6 2-4 1-4 2-3 1-2 1-1 1-2 1-1 2-2 1-1 2-1 1-1 3-2 4-2 4-2 4-1 5-1 5-1 5-1h5 6 6 5l5 1h4l3 1h2l2 1 2 1h2l2 1 2 1 1 1 2 1 1 1 2 1 1 1 1 1 2 2 1 1 1 2v1l1 2 1 2v1l1 2v2 3 2 2 2 2l-1 2v2l-1 2-1 2-1 1-1 2-1 1-2 1-1 2-2 1-1 1-2 1-2 1-2 1-2 1-5 2-5 1-5 2-24 6-25 8-3 1-3 1-3 1-2 1-3 2-3 1-2 2-3 1-2 2-2 2-2 2-2 1-2 3-2 2-2 2-1 2-2 3-1 2-1 3-1 3-1 3v4 3l-1 4 1 6v4l1 3v3l1 3 1 3 1 2 2 3 1 2 2 3 2 2 2 2 2 2 2 2 2 2 3 2 3 2 3 1 3 2 6 2 7 2 8 2 8 1 8 1h10 8l8-1 7-1 7-1 7-2 6-2 5-2 6-3 2-1 2-2 3-2 2-2 2-2 2-2 1-2 2-2 1-3 2-2 1-3 1-3 2-6 2-6-31-4v2l-1 2v2l-1 1-1 2-1 1-1 2-1 1-1 2-1 1-2 1-1 1-1 1-2 1-1 1-2 1-2 1-1 1h-2l-2 1h-2l-2 1h-2l-2 1h-4l-4 1h-4-4-6-5l-5-1-4-1-4-1-4-1-3-1-2-1-1-1-2-1-1-1-1-1-1-1-1-1-1-1-1-1-1-2v-1l-1-1v-2l-1-1v-2-2-1-2-2-2-2l1-2v-1l1-2 1-1 1-2 1-1 1-1 1-2 2-1 1-1 2-1 1-1 2-1 4-2 4-1 5-2 5-1 22-6 17-5 4-1 4-1 4-2 4-1 4-2 4-2 4-2 4-2 1-1 2-1 2-2 1-1 2-1 1-2 2-1 1-2 1-1 1-2 2-2 1-1 1-2 1-2 1-2v-2l1-2 1-3v-2l1-2v-3-2-3z"/>
          <dr3d:extrude draw:style-name="gr8" draw:layer="layout" svg:viewBox="5042 -9704 99 254" svg:d="m5141-9699-3-1-4-1-4-1-4-1h-5l-4-1h-5-5-5l-5 1-4 1-4 1-4 2-3 2-3 2-3 3-2 3-2 3-2 4-1 4-1 5-1 5-1 5v5 137h-24v25h25l10 46h23v-46h38v-25h-38v-129-4-3l1-3v-3l1-2v-1l1-1v-1l1-1v-1l1-1 1-1v0l1-1 1-1h1l1-1h1 1l1-1h1l2-1h3 3 2 3l2 1h2l10 2z"/>
          <dr3d:extrude draw:style-name="gr8" draw:layer="layout" svg:viewBox="5163 -9705 199 213" svg:d="m5225-9705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8" draw:layer="layout" svg:viewBox="5388 -9701 165 209" svg:d="m5519-9701v130 7l-1 7v6l-1 3v2l-1 3-1 2v2l-1 2-1 2-1 2-1 2-1 1-2 2-1 1-2 1-1 2-2 1-2 1h-2l-1 1-3 1h-2l-2 1h-2-3-3l-5 1h-3l-3-1h-3-3l-3-1-2-1-3-1-2-1-3-1-2-1-2-1-2-2-2-1-2-2-2-2-2-2-2-2-1-2-2-3-1-2-1-3-2-2-1-3-1-3-1-3v-3l-1-3-1-4v-3-4-3-4-119h-35v161 14 13 11l-1 4v1 1h32 1v0-2-3-10l1-11v-9h1l2 4 3 5 2 4 3 3 2 2 1 2 2 1 2 2 1 1 2 2 2 1 2 1 2 2 2 1 2 1 2 1 3 1 2 1 2 1h3l2 1h3l3 1h3l6 1h6 4 4l4-1h4l4-1h3l3-1 3-1 3-1 3-2 3-1 3-1 2-2 2-2 3-2 2-2 2-2 1-3 2-2 2-3 1-3 1-3 1-3 1-4 1-3 1-4 1-4v-4l1-8v-9-137z"/>
          <dr3d:extrude draw:style-name="gr8" draw:layer="layout" svg:viewBox="5584 -9704 99 254" svg:d="m5683-9699-3-1-4-1-4-1-4-1h-5l-4-1h-5-5-5l-5 1-4 1-4 1-4 2-3 2-3 2-3 3-2 3-2 3-2 4-1 4-1 5-1 5-1 5v5 137h-24v25h25l10 46h23v-46h38v-25h-38v-129-4-3l1-3v-3l1-2v-1l1-1v-1l1-1v-1l1-1 1-1v0l1-1 1-1h1l1-1h1 1l1-1h1l2-1h3 3 2 3l2 1h2l10 2z"/>
          <dr3d:extrude draw:style-name="gr8" draw:layer="layout" svg:viewBox="5705 -9705 182 213" svg:d="m5741-9606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8" draw:layer="layout" svg:viewBox="1893 -10137 169 212" svg:d="m2062-10077v-3-4-3l-1-3-1-3-1-3-1-3-1-3-2-3-1-3-2-2-2-3-2-2-2-2-3-2-2-2-3-2-3-2-3-1-3-2-3-1-4-2-4-1-3-1-4-1-4-1h-5l-4-1-9-1h-10-8l-9 1-7 1-8 1h-3l-4 1-3 1-3 1-3 1-3 2-3 1-3 2-3 1-2 2-3 2-2 2-2 2-2 2-2 2-2 3-2 2-1 3-2 3-1 3-2 3-1 3-1 3-1 4 30 6 2-4 1-4 2-3 1-2 1-1 1-2 1-1 2-2 1-1 2-1 1-1 3-2 4-2 4-2 4-1 5-1 5-1 5-1h5 6 6 5l5 1h4l3 1h2l2 1 2 1h2l2 1 2 1 1 1 2 1 1 1 2 1 1 1 1 1 2 2 1 1 1 2v1l1 2 1 2v1l1 2v2 3 2 2 2 2l-1 2v2l-1 2-1 2-1 1-1 2-1 1-2 1-1 2-2 1-1 1-2 1-2 1-2 1-2 1-5 2-5 1-5 2-24 6-25 8-3 1-3 1-3 1-2 1-3 2-3 1-2 2-3 1-2 2-2 2-2 2-2 1-2 3-2 2-2 2-1 2-2 3-1 2-1 3-1 3-1 3v4 3l-1 4 1 6v4l1 3v3l1 3 1 3 1 2 2 3 1 2 2 3 2 2 2 2 2 2 2 2 2 2 3 2 3 2 3 1 3 2 6 2 7 2 8 2 8 1 8 1h10 8l8-1 7-1 7-1 7-2 6-2 5-2 6-3 2-1 2-2 3-2 2-2 2-2 2-2 1-2 2-2 1-3 2-2 1-3 1-3 2-6 2-6-31-4v2l-1 2v2l-1 1-1 2-1 1-1 2-1 1-1 2-1 1-2 1-1 1-1 1-2 1-1 1-2 1-2 1-1 1h-2l-2 1h-2l-2 1h-2l-2 1h-4l-4 1h-4-4-6-5l-5-1-4-1-4-1-4-1-3-1-2-1-1-1-2-1-1-1-1-1-1-1-1-1-1-1-1-1-1-2v-1l-1-1v-2l-1-1v-2-2-1-2-2-2-2l1-2v-1l1-2 1-1 1-2 1-1 1-1 1-2 2-1 1-1 2-1 1-1 2-1 4-2 4-1 5-2 5-1 22-6 17-5 4-1 4-1 4-2 4-1 4-2 4-2 4-2 4-2 1-1 2-1 2-2 1-1 2-1 1-2 2-1 1-2 1-1 1-2 2-2 1-1 1-2 1-2 1-2v-2l1-2 1-3v-2l1-2v-3-2-3z"/>
          <dr3d:extrude draw:style-name="gr8" draw:layer="layout" svg:viewBox="2094 -10137 182 213" svg:d="m2130-10038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8" draw:layer="layout" svg:viewBox="2310 -10214 174 289" svg:d="m2397-10214h-8l-8 1h-4l-4 1-3 1-4 1-3 1-4 1-3 1-3 1-2 1-3 2-3 1-2 2-3 2-2 1-2 2-2 2-2 2-2 2-1 3-2 2-1 2-2 3-1 2-1 3-1 2-1 3-1 3-1 3 35 5 1-4 1-3 1-3 2-3 2-3 2-2 3-2 3-2 3-2 3-2 3-1 4-1 4-1 4-1h5 4 3 3 3l2 1h3l2 1h3l2 1 3 1 2 1 2 1 2 1 2 2 2 1 2 2 1 2 2 1 2 2 1 2 1 3 2 2 1 3 1 2 1 3v3l1 3 1 3v4l1 3v4 8 33 0l-2-4-2-4-3-4-3-3-1-2-1-2-2-1-2-2-1-2-2-1-2-1-2-2-2-1-2-1-3-2-2-1-2-1-3-1-2-1-3-1h-3l-2-1-3-1h-3l-3-1h-3-4-3-5-4l-5 1-4 1-4 1-4 1-4 1-4 2-3 1-3 2-3 2-3 3-3 2-3 3-2 3-2 3-2 4-2 3-2 4-2 4-1 4-2 4-1 5-1 5-2 10-1 11-1 11v13 12l1 11 1 11 2 10 1 5 1 5 2 4 1 4 2 4 2 4 2 4 2 4 3 3 2 3 3 3 3 3 3 2 3 3 3 2 4 2 4 1 4 2 4 1 4 1 5 1 5 1h5 5 5l5-1h5l5-1 5-2 4-2 4-2 5-2 3-3 4-2 3-4 4-3 3-4 2-4 3-4 2-4h1v10 11l1 9v2l1 1v1 0 0 1 0 0h32v-1-2-3-10l-1-12v-15-157-10l-1-10-2-9-2-8-2-4-1-4-2-4-2-3-2-3-2-4-2-2-3-3-3-3-3-2-3-3-3-2-3-2-4-2-4-1-4-2-8-2-9-2-10-1zm41 183v10 5l-1 5-1 5v4l-1 4-1 4-2 4-1 3-1 4-2 3-1 3-2 3-2 2-2 3-2 2-2 2-2 2-2 2-2 2-2 1-3 2-2 1-2 1-3 1-2 1h-3l-2 1h-3l-2 1h-3-3l-3-1h-3l-3-1h-3l-2-1-3-1-2-1-3-1-2-2-2-1-2-2-2-2-2-2-1-2-2-2-1-3-2-3-1-2-1-3-1-4-1-3-1-4-1-3-1-8-1-9-1-10v-10-11l1-9 1-9 1-8 1-4 1-3 1-4 1-3 1-3 1-3 2-2 1-3 2-2 1-2 2-2 2-1 2-2 2-1 2-2 2-1 3-1 2-1h3l2-1h3l3-1h3 3 3 3l2 1h3l2 1 3 1 2 1 2 1 3 1 2 1 2 2 3 1 2 2 2 2 2 2 2 2 2 3 2 3 1 2 2 3 2 3 1 4 1 3 2 4 1 4 1 4v4l1 4 1 5v5z"/>
          <dr3d:extrude draw:style-name="gr8" draw:layer="layout" svg:viewBox="2535 -10137 165 209" svg:d="m2569-9928v-130-7l1-7v-6l1-3v-2l1-3v-2l1-2 1-2 1-2 1-2 1-2 1-1 2-2 1-1 1-1 2-2 2-1 1-1h2l2-1 2-1h3l2-1h2 3 3l5-1h3l3 1h3 3l2 1 3 1 3 1 2 1 3 1 2 1 2 1 2 2 2 1 2 2 2 2 2 2 1 2 2 2 2 3 1 2 1 3 1 2 1 3 1 3 1 3 1 3 1 3v4l1 3v4 3 4 119h34v-161-14l1-13v-11-4-1l1-1h-33v0 0 2 3l-1 9v11 10h-1l-2-4-3-5-3-4-3-3-1-2-2-2-1-1-2-2-2-1-1-2-2-1-2-1-2-2-2-1-2-1-3-1-2-1-2-1-3-1h-2l-3-1h-2l-3-1h-3l-6-1h-6-5-4l-3 1h-4l-4 1h-3l-4 1-3 1-3 1-3 2-2 1-3 1-2 2-3 2-2 2-2 2-2 2-2 3-1 2-2 3-1 3-1 3-2 3-1 3v4l-1 4-1 3v4l-1 9v9 137z"/>
          <dr3d:extrude draw:style-name="gr8" draw:layer="layout" svg:viewBox="2750 -10133 35 281" svg:d="m2750-9885v33h35v-33zm-35-248v205h35v-205z"/>
          <dr3d:extrude draw:style-name="gr8" draw:layer="layout" svg:viewBox="2835 -10133 165 209" svg:d="m2966-10133v130 7l-1 7v6l-1 3v2l-1 3-1 2v2l-1 2-1 2-1 2-1 2-1 1-2 2-1 1-2 1-1 2-2 1-2 1h-2l-1 1-3 1h-2l-2 1h-2-3-3l-5 1h-3l-3-1h-3-3l-3-1-2-1-3-1-2-1-3-1-2-1-2-1-2-2-2-1-2-2-2-2-2-2-2-2-1-2-2-3-1-2-1-3-2-2-1-3-1-3-1-3v-3l-1-3-1-4v-3-4-3-4-119h-35v161 14 13 11l-1 4v1 1h32 1v0-2-3-10l1-11v-9h1l2 4 3 5 2 4 3 3 2 2 1 2 2 1 2 2 1 1 2 2 2 1 2 1 2 2 2 1 2 1 2 1 3 1 2 1 2 1h3l2 1h3l3 1h3l6 1h6 4 4l4-1h4l4-1h3l3-1 3-1 3-1 3-2 3-1 3-1 2-2 2-2 3-2 2-2 2-2 1-3 2-2 2-3 1-3 1-3 1-3 1-4 1-3 1-4 1-4v-4l1-8v-9-137z"/>
          <dr3d:extrude draw:style-name="gr8" draw:layer="layout" svg:viewBox="3031 -10136 99 254" svg:d="m3130-10131-3-1-4-1-4-1-4-1h-5l-4-1h-5-5-5l-5 1-4 1-4 1-4 2-3 2-3 2-3 3-2 3-2 3-2 4-1 4-1 5-1 5-1 5v5 137h-24v25h25l10 46h23v-46h38v-25h-38v-129-4-3l1-3v-3l1-2v-1l1-1v-1l1-1v-1l1-1 1-1v0l1-1 1-1h1l1-1h1 1l1-1h1l2-1h3 3 2 3l2 1h2l10 2z"/>
          <dr3d:extrude draw:style-name="gr8" draw:layer="layout" svg:viewBox="3152 -10137 182 213" svg:d="m3188-10038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8" draw:layer="layout" svg:viewBox="3478 -10137 174 285" svg:d="m3617-10101-2-4-3-5-3-4-3-3-3-4-4-3-3-3-4-2-4-2-4-2-5-1-5-1-5-1-5-1h-5-6-9l-5 1h-4l-4 1-4 1-4 2-3 1-4 2-3 2-3 2-3 2-3 3-3 3-3 3-2 3-2 3-2 4-2 4-2 4-3 8-3 10-2 10-1 11-1 12v13l1 25 1 11 3 11 2 10 3 8 4 8 5 7 5 7 5 5 6 5 7 4 8 2 8 3 8 1h9 6 5l6-1 5-1 4-1 5-2 4-1 4-2 4-3 3-2 4-3 3-3 3-4 3-4 3-4 2-4v0 6 8 9 5 80h34v-239-14l1-13v-10-3-1-1h-32v1l-1 1v1 2l-1 8v9 10zm-104 70v-10-10l1-8 1-8 1-4 1-3 1-4 1-3 1-3 1-3 1-3 2-2 1-3 2-2 2-2 1-2 2-1 2-2 3-1 2-1 2-2h3l2-1 3-1h3l3-1h3 3 3 3l4 1h3l2 1h3l3 1 3 1 2 2 3 1 2 1 2 2 2 2 2 2 2 2 2 2 2 3 1 3 2 3 1 3 1 3 1 3 1 4 1 4 1 4 1 4 1 9 1 10v11 11l-1 9-1 9-1 4-1 4-1 4-1 3-1 4-1 3-1 3-2 3-1 2-2 3-2 2-2 2-2 2-2 2-2 1-2 2-3 1-2 1-3 1-3 1h-2l-3 1h-3l-3 1h-3-4-3-3l-3-1h-2l-3-1h-3l-2-1-2-1-3-2-2-1-2-1-2-2-1-2-2-2-2-2-1-2-2-3-1-3-2-2-1-3-1-4-1-3-1-4v-3l-2-9-1-9v-9z"/>
          <dr3d:extrude draw:style-name="gr8" draw:layer="layout" svg:viewBox="3694 -10137 182 213" svg:d="m3730-10038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8" draw:layer="layout" svg:viewBox="4009 -10136 99 254" svg:d="m4108-10131-3-1-4-1-4-1-4-1h-5l-4-1h-5-5-5l-5 1-4 1-4 1-4 2-3 2-3 2-3 3-2 3-2 3-2 4-1 4-1 5-1 5-1 5v5 137h-24v25h25l10 46h23v-46h38v-25h-38v-129-4-3l1-3v-3l1-2v-1l1-1v-1l1-1v-1l1-1 1-1v0l1-1 1-1h1l1-1h1 1l1-1h1l2-1h3 3 2 3l2 1h2l10 2z"/>
          <dr3d:extrude draw:style-name="gr8" draw:layer="layout" svg:viewBox="4130 -10137 182 213" svg:d="m4166-10038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8" draw:layer="layout" svg:viewBox="4355 -10133 272 209" svg:d="m4475-10133v130 7 7l-1 6-1 5v3l-1 2-1 2v2l-1 2-1 2-1 2-1 1-1 2-2 1-1 1-1 2-2 1-1 1h-2l-2 1-2 1h-2l-2 1h-2-2-3l-2 1h-3-2l-3-1h-2-3l-2-1-3-1-2-1-2-1-2-1-2-1-2-1-2-2-2-1-2-2-1-2-2-2-1-2-2-2-1-3-1-2-1-3-2-2v-3l-1-3-1-3-1-3v-3l-1-4v-3-4l-1-7v-119h-34v161 14 13 11l-1 4v1 1h32 1v0-2-3-10l1-11v-9h1l2 4 2 5 3 4 2 3 2 2 1 2 2 1 1 2 2 1 1 2 2 1 2 1 2 2 1 1 2 1 2 1 3 1 2 1 2 1h2l2 1h3l2 1h3l3 1h3 5 6l5-1h6l4-1 5-2 4-1 4-2 3-2 2-2 2-1 1-1 2-2 2-3 3-3 2-4 2-4 2-5 1-5h1l2 4 3 5 2 4 3 3 1 2 2 2 1 1 2 2 2 1 2 2 1 1 2 1 2 2 2 1 2 1 2 1 2 1 3 1 2 1h2l3 1h2l3 1h2l3 1h3 6 4 3l4-1h3l4-1h3l3-1 3-1 2-1 3-2 3-1 2-1 2-2 2-2 2-2 2-2 2-2 1-3 2-2 1-3 2-3 1-3 1-3 1-4 1-3v-4l1-4v-4l1-8v-9-137h-34v130 7 7l-1 6v5l-1 3-1 2v2l-1 2-1 2-1 2-1 2-1 1-1 2-1 1-2 1-1 2-1 1-2 1h-2l-1 1-2 1h-2l-2 1h-2-3-2l-3 1h-2-3l-2-1h-3-2l-3-1-2-1h-2l-3-1-2-2-2-1-2-1-2-1-2-2-1-2-2-2-1-1-2-3-1-2-2-2-1-2-1-3-1-3-1-2-1-3-1-3v-4l-1-3v-3l-1-4v-3-8-119z"/>
          <dr3d:extrude draw:style-name="gr8" draw:layer="layout" svg:viewBox="4681 -10214 174 289" svg:d="m4855-10030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8" draw:layer="layout" svg:viewBox="4888 -10137 183 213" svg:d="m5071-10030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</dr3d:scene>
        <dr3d:scene draw:style-name="gr1" svg:width="4cm" svg:height="1.5cm" svg:x="8.791cm" svg:y="2.273cm" dr3d:transform="matrix (1 0 0 0 0.939692620785931 0.342020143325607 0 -0.342020143325607 0.939692620785931 -10.7915cm 2.95077809488212cm 0.732926418383081cm)" dr3d:vrp="(0 0 12072.4285714286)" dr3d:vpn="(0 0 11431.4285714286)" dr3d:projection="perspective" dr3d:distance="0.64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9" draw:layer="layout" svg:viewBox="8791 -3774 4001 1501" svg:d="m8791-2273h4000v-1501h-4000zm0 1501zm4001-1501z"/>
          <dr3d:extrude draw:style-name="gr10" draw:layer="layout" svg:viewBox="10086 -2942 211 267" svg:d="m10086-2942v267h203v-30h-166v-85h154v-29h-154v-93h174v-30z"/>
          <dr3d:extrude draw:style-name="gr10" draw:layer="layout" svg:viewBox="10338 -2942 165 209" svg:d="m10469-2942v130 7l-1 7v6l-1 3v2l-1 3-1 2v2l-1 2-1 2-1 2-1 2-1 1-2 2-1 1-2 1-1 2-2 1-2 1h-2l-1 1-3 1h-2l-2 1h-2-3-3l-5 1h-3l-3-1h-3-3l-3-1-2-1-3-1-2-1-3-1-2-1-2-1-2-2-2-1-2-2-2-2-2-2-2-2-1-2-2-3-1-2-1-3-2-2-1-3-1-3-1-3v-3l-1-3-1-4v-3-4-3-4-119h-35v161 14 13 11l-1 4v1 1h32 1v0-2-3-10l1-11v-9h1l2 4 3 5 2 4 3 3 2 2 1 2 2 1 2 2 1 1 2 2 2 1 2 1 2 2 2 1 2 1 2 1 3 1 2 1 2 1h3l2 1h3l3 1h3l6 1h6 4 4l4-1h4l4-1h3l3-1 3-1 3-1 3-2 3-1 3-1 2-2 2-2 3-2 2-2 2-2 1-3 2-2 2-3 1-3 1-3 1-3 1-4 1-3 1-4 1-4v-4l1-8v-9-137z"/>
          <dr3d:extrude draw:style-name="gr10" draw:layer="layout" svg:viewBox="10534 -2945 99 254" svg:d="m10633-2940-3-1-4-1-4-1-4-1h-5l-4-1h-5-5-5l-5 1-4 1-4 1-4 2-3 2-3 2-3 3-2 3-2 3-2 4-1 4-1 5-1 5-1 5v5 137h-24v25h25l10 46h23v-46h38v-25h-38v-129-4-3l1-3v-3l1-2v-1l1-1v-1l1-1v-1l1-1 1-1v0l1-1 1-1h1l1-1h1 1l1-1h1l2-1h3 3 2 3l2 1h2l10 2z"/>
          <dr3d:extrude draw:style-name="gr10" draw:layer="layout" svg:viewBox="10664 -2942 97 209" svg:d="m10665-2942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0" draw:layer="layout" svg:viewBox="10786 -2946 199 213" svg:d="m10848-2946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0" draw:layer="layout" svg:viewBox="11002 -2946 174 285" svg:d="m11141-2910-2-4-3-5-3-4-3-3-3-4-4-3-3-3-4-2-4-2-4-2-5-1-5-1-5-1-5-1h-5-6-9l-5 1h-4l-4 1-4 1-4 2-3 1-4 2-3 2-3 2-3 2-3 3-3 3-3 3-2 3-2 3-2 4-2 4-2 4-3 8-3 10-2 10-1 11-1 12v13l1 25 1 11 3 11 2 10 3 8 4 8 5 7 5 7 5 5 6 5 7 4 8 2 8 3 8 1h9 6 5l6-1 5-1 4-1 5-2 4-1 4-2 4-3 3-2 4-3 3-3 3-4 3-4 3-4 2-4v0 6 8 9 5 80h34v-239-14l1-13v-10-3-1-1h-32v1l-1 1v1 2l-1 8v9 10zm-104 70v-10-10l1-8 1-8 1-4 1-3 1-4 1-3 1-3 1-3 1-3 2-2 1-3 2-2 2-2 1-2 2-1 2-2 3-1 2-1 2-2h3l2-1 3-1h3l3-1h3 3 3 3l4 1h3l2 1h3l3 1 3 1 2 2 3 1 2 1 2 2 2 2 2 2 2 2 2 2 2 3 1 3 2 3 1 3 1 3 1 3 1 4 1 4 1 4 1 4 1 9 1 10v11 11l-1 9-1 9-1 4-1 4-1 4-1 3-1 4-1 3-1 3-2 3-1 2-2 3-2 2-2 2-2 2-2 2-2 1-2 2-3 1-2 1-3 1-3 1h-2l-3 1h-3l-3 1h-3-4-3-3l-3-1h-2l-3-1h-3l-2-1-2-1-3-2-2-1-2-1-2-2-1-2-2-2-2-2-1-2-2-3-1-3-2-2-1-3-1-4-1-3-1-4v-3l-2-9-1-9v-9z"/>
          <dr3d:extrude draw:style-name="gr10" draw:layer="layout" svg:viewBox="11218 -2946 199 213" svg:d="m11280-2946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0" draw:layer="layout" svg:viewBox="11453 -2942 37 205" svg:d="m11453-2776v39h37v-39zm-37-166v39h37v-39z"/>
          <dr3d:extrude draw:style-name="gr10" draw:layer="layout" svg:viewBox="9058 -3286 94 30" svg:d="m9058-3286v30h94v-30z"/>
          <dr3d:extrude draw:style-name="gr10" draw:layer="layout" svg:viewBox="9298 -3378 199 213" svg:d="m9360-3378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0" draw:layer="layout" svg:viewBox="9523 -3378 165 209" svg:d="m9557-3169v-130-7l1-7v-6l1-3v-2l1-3v-2l1-2 1-2 1-2 1-2 1-2 1-1 2-2 1-1 1-1 2-2 2-1 1-1h2l2-1 2-1h3l2-1h2 3 3l5-1h3l3 1h3 3l2 1 3 1 3 1 2 1 3 1 2 1 2 1 2 2 2 1 2 2 2 2 2 2 1 2 2 2 2 3 1 2 1 3 1 2 1 3 1 3 1 3 1 3 1 3v4l1 3v4 3 4 119h34v-161-14l1-13v-11-4-1l1-1h-33v0 0 2 3l-1 9v11 10h-1l-2-4-3-5-3-4-3-3-1-2-2-2-1-1-2-2-2-1-1-2-2-1-2-1-2-2-2-1-2-1-3-1-2-1-2-1-3-1h-2l-3-1h-2l-3-1h-3l-6-1h-6-5-4l-3 1h-4l-4 1h-3l-4 1-3 1-3 1-3 2-2 1-3 1-2 2-3 2-2 2-2 2-2 2-2 3-1 2-2 3-1 3-1 3-2 3-1 3v4l-1 4-1 3v4l-1 9v9 137z"/>
          <dr3d:extrude draw:style-name="gr10" draw:layer="layout" svg:viewBox="9719 -3377 99 254" svg:d="m9818-3372-3-1-4-1-4-1-4-1h-5l-4-1h-5-5-5l-5 1-4 1-4 1-4 2-3 2-3 2-3 3-2 3-2 3-2 4-1 4-1 5-1 5-1 5v5 137h-24v25h25l10 46h23v-46h38v-25h-38v-129-4-3l1-3v-3l1-2v-1l1-1v-1l1-1v-1l1-1 1-1v0l1-1 1-1h1l1-1h1 1l1-1h1l2-1h3 3 2 3l2 1h2l10 2z"/>
          <dr3d:extrude draw:style-name="gr10" draw:layer="layout" svg:viewBox="9840 -3378 183 286" svg:d="m10023-3271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m7 140v-4h-19l-42 32v0l-44-32h-20v4l44 51h39z"/>
          <dr3d:extrude draw:style-name="gr10" draw:layer="layout" svg:viewBox="10065 -3374 272 209" svg:d="m10185-3374v130 7 7l-1 6-1 5v3l-1 2-1 2v2l-1 2-1 2-1 2-1 1-1 2-2 1-1 1-1 2-2 1-1 1h-2l-2 1-2 1h-2l-2 1h-2-2-3l-2 1h-3-2l-3-1h-2-3l-2-1-3-1-2-1-2-1-2-1-2-1-2-1-2-2-2-1-2-2-1-2-2-2-1-2-2-2-1-3-1-2-1-3-2-2v-3l-1-3-1-3-1-3v-3l-1-4v-3-4l-1-7v-119h-34v161 14 13 11l-1 4v1 1h32 1v0-2-3-10l1-11v-9h1l2 4 2 5 3 4 2 3 2 2 1 2 2 1 1 2 2 1 1 2 2 1 2 1 2 2 1 1 2 1 2 1 3 1 2 1 2 1h2l2 1h3l2 1h3l3 1h3 5 6l5-1h6l4-1 5-2 4-1 4-2 3-2 2-2 2-1 1-1 2-2 2-3 3-3 2-4 2-4 2-5 1-5h1l2 4 3 5 2 4 3 3 1 2 2 2 1 1 2 2 2 1 2 2 1 1 2 1 2 2 2 1 2 1 2 1 2 1 3 1 2 1h2l3 1h2l3 1h2l3 1h3 6 4 3l4-1h3l4-1h3l3-1 3-1 2-1 3-2 3-1 2-1 2-2 2-2 2-2 2-2 2-2 1-3 2-2 1-3 2-3 1-3 1-3 1-4 1-3v-4l1-4v-4l1-8v-9-137h-34v130 7 7l-1 6v5l-1 3-1 2v2l-1 2-1 2-1 2-1 2-1 1-1 2-1 1-2 1-1 2-1 1-2 1h-2l-1 1-2 1h-2l-2 1h-2-3-2l-3 1h-2-3l-2-1h-3-2l-3-1-2-1h-2l-3-1-2-2-2-1-2-1-2-1-2-2-1-2-2-2-1-1-2-3-1-2-2-2-1-2-1-3-1-3-1-2-1-3-1-3v-4l-1-3v-3l-1-4v-3-8-119z"/>
          <dr3d:extrude draw:style-name="gr10" draw:layer="layout" svg:viewBox="10382 -3378 199 213" svg:d="m10444-3378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0" draw:layer="layout" svg:viewBox="10587 -3377 99 254" svg:d="m10686-3372-3-1-4-1-4-1-4-1h-5l-4-1h-5-5-5l-5 1-4 1-4 1-4 2-3 2-3 2-3 3-2 3-2 3-2 4-1 4-1 5-1 5-1 5v5 137h-24v25h25l10 46h23v-46h38v-25h-38v-129-4-3l1-3v-3l1-2v-1l1-1v-1l1-1v-1l1-1 1-1v0l1-1 1-1h1l1-1h1 1l1-1h1l2-1h3 3 2 3l2 1h2l10 2z"/>
          <dr3d:extrude draw:style-name="gr10" draw:layer="layout" svg:viewBox="10708 -3378 183 213" svg:d="m10891-3271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0" draw:layer="layout" svg:viewBox="11023 -3374 103 281" svg:d="m11086-3194v-180h-34v180h-29v25h29v23 6 5l1 5 1 5v2l1 3 1 2 1 2 1 2 1 2 1 2 2 2 1 1 2 2 1 2 2 1 2 1 2 2 2 1 3 1 2 1 3 1h3l3 1h3l3 1h4 4 3 3 3l3-1h4 3l2-1h3v-26l-8 1h-2-2-2-1-2-2-2-1l-2-1h-1-1l-2-1h-1l-1-1-1-1h-1l-1-1-1-1-1-1v-1l-1-1-1-1v-1l-1-1v-1-2l-1-1v-1l-1-3v-4-3-4-18h40v-25z"/>
          <dr3d:extrude draw:style-name="gr10" draw:layer="layout" svg:viewBox="11153 -3374 35 281" svg:d="m11153-3126v33h35v-33zm-35-248v205h35v-205z"/>
          <dr3d:extrude draw:style-name="gr10" draw:layer="layout" svg:viewBox="11238 -3374 165 209" svg:d="m11369-3374v130 7l-1 7v6l-1 3v2l-1 3-1 2v2l-1 2-1 2-1 2-1 2-1 1-2 2-1 1-2 1-1 2-2 1-2 1h-2l-1 1-3 1h-2l-2 1h-2-3-3l-5 1h-3l-3-1h-3-3l-3-1-2-1-3-1-2-1-3-1-2-1-2-1-2-2-2-1-2-2-2-2-2-2-2-2-1-2-2-3-1-2-1-3-2-2-1-3-1-3-1-3v-3l-1-3-1-4v-3-4-3-4-119h-35v161 14 13 11l-1 4v1 1h32 1v0-2-3-10l1-11v-9h1l2 4 3 5 2 4 3 3 2 2 1 2 2 1 2 2 1 1 2 2 2 1 2 1 2 2 2 1 2 1 2 1 3 1 2 1 2 1h3l2 1h3l3 1h3l6 1h6 4 4l4-1h4l4-1h3l3-1 3-1 3-1 3-2 3-1 3-1 2-2 2-2 3-2 2-2 2-2 1-3 2-2 2-3 1-3 1-3 1-3 1-4 1-3 1-4 1-4v-4l1-8v-9-137z"/>
          <dr3d:extrude draw:style-name="gr10" draw:layer="layout" svg:viewBox="11454 -3374 35 281" svg:d="m11454-3126v33h35v-33zm-35-248v205h35v-205z"/>
          <dr3d:extrude draw:style-name="gr10" draw:layer="layout" svg:viewBox="11518 -3377 99 254" svg:d="m11617-3372-3-1-4-1-4-1-4-1h-5l-4-1h-5-5-5l-5 1-4 1-4 1-4 2-3 2-3 2-3 3-2 3-2 3-2 4-1 4-1 5-1 5-1 5v5 137h-24v25h25l10 46h23v-46h38v-25h-38v-129-4-3l1-3v-3l1-2v-1l1-1v-1l1-1v-1l1-1 1-1v0l1-1 1-1h1l1-1h1 1l1-1h1l2-1h3 3 2 3l2 1h2l10 2z"/>
          <dr3d:extrude draw:style-name="gr10" draw:layer="layout" svg:viewBox="11639 -3378 183 213" svg:d="m11822-3271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</dr3d:scene>
        <dr3d:scene draw:style-name="gr1" svg:width="4.5cm" svg:height="1.5cm" svg:x="8.541cm" svg:y="5.273cm" dr3d:transform="matrix (1 0 0 0 0.939692620785931 0.342020143325607 0 -0.342020143325607 0.939692620785931 -10.7915cm 5.7864439341912cm 1.71341175625178cm)" dr3d:vrp="(0 0 13598)" dr3d:vpn="(0 0 12860)" dr3d:projection="perspective" dr3d:distance="0.73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541 -6774 4501 1501" svg:d="m8541-5273h4501v-1501h-4501zm0 1501zm4501-1501z"/>
          <dr3d:extrude draw:style-name="gr11" draw:layer="layout" svg:viewBox="9950 -6216 280 341" svg:d="m10113-5913v-303h-46v303h-117v38h280v-38z"/>
          <dr3d:extrude draw:style-name="gr11" draw:layer="layout" svg:viewBox="10256 -6215 123 266" svg:d="m10257-6215v200 17 17l-1 15v12h41v-13l1-14 1-15v-11h1l2 7 3 7 2 6 3 6 1 2 1 3 2 2 1 3 2 2 1 2 2 2 2 2 2 2 1 1 2 2 2 1 3 1 2 1 2 1 2 1 3 1 2 1 3 1h3 3l3 1h3 4 2 3l2-1h3l4-1h2l1-1v-39h-2l-2 1h-3-3l-3 1h-3-3-4-3-4l-3-1-4-1-3-1-3-1-3-1-2-2-3-1-2-2-3-2-2-3-2-2-2-3-2-2-1-3-2-3-1-4-2-3-1-3-1-4-1-4-1-4-1-4-1-8-1-9-1-9v-10-136z"/>
          <dr3d:extrude draw:style-name="gr11" draw:layer="layout" svg:viewBox="10421 -6215 44 358" svg:d="m10421-5899v42h44v-42zm-44-316v261h44v-261z"/>
          <dr3d:extrude draw:style-name="gr11" draw:layer="layout" svg:viewBox="10531 -6215 346 266" svg:d="m10683-6215v166 9 8l-1 8-1 6-1 3v3l-1 3-1 3-1 2-2 3-1 2-1 2-2 2-1 2-2 1-2 2-2 1-2 1-2 1-2 1-2 1-3 1h-2l-3 1h-3-3-3-3-4-3-3l-4-1-3-1-3-1-2-1-3-1-3-1-3-2-2-2-3-2-2-2-2-2-2-2-2-3-2-2-2-3-2-3-1-3-2-3-1-4-1-3-1-4-1-4-1-4-1-4v-4l-1-5v-4-10-151h-44v205 18 17l-1 14v4 2 1h41v0-1-1-4l1-13 1-14v-12h1l3 6 3 5 3 5 3 5 2 2 2 2 1 2 2 2 2 2 3 2 2 2 2 2 2 1 3 2 2 1 3 1 2 1 3 1 3 1 3 1 3 1 3 1 3 1h3 4l3 1h8 7l7-1 6-1 6-1 6-2 5-2 5-2 5-3 2-1 2-2 2-2 2-2 3-4 3-4 3-5 3-6 2-5 2-7v0l3 6 4 5 3 5 3 5 2 2 2 2 2 2 2 2 2 2 3 2 2 2 2 2 3 1 2 2 3 1 3 1 2 1 3 1 3 1 3 1 3 1 3 1 4 1h3 3l4 1h8 4 5l5-1h4l4-1 4-1 4-1 4-1 3-2 4-1 3-2 3-2 3-2 2-3 3-2 2-3 2-3 2-3 2-3 2-4 2-3 1-4 2-4 1-4 1-5 1-5v-4l1-6 1-10v-12-174h-43v166 9l-1 8v8l-1 6-1 3-1 3-1 3-1 3-1 2-1 3-1 2-1 2-2 2-1 2-2 1-2 2-2 1-2 1-2 1-2 1-3 1-2 1h-3l-2 1h-3-3-3-4-3-3-4l-3-1-3-1-3-1-3-1-3-1-2-1-3-2-2-1-3-2-2-2-2-2-2-3-2-2-2-3-2-3-2-2-1-4-2-3-1-3-1-4-2-4v-3l-1-4-1-5-1-4v-4-5l-1-10v-151z"/>
          <dr3d:extrude draw:style-name="gr11" draw:layer="layout" svg:viewBox="10949 -6215 276 340" svg:d="m11169-6215-182 290 1-24 1-21 1-19v-226h-41v340h53l184-292-1 24-1 22-1 23v223h42v-340z"/>
          <dr3d:extrude draw:style-name="gr11" draw:layer="layout" svg:viewBox="11289 -6220 232 271" svg:d="m11335-6094v-10l1-10 1-9 1-4 1-5 1-4 1-4 2-4 1-4 2-3 2-4 2-3 2-3 2-3 3-3 2-3 3-2 3-3 3-2 3-2 3-2 4-1 4-2 4-1 4-1 4-1h4 5 5 6 7l6 1 6 1 5 2 6 2 4 2 5 3 4 3 4 3 3 3 3 4 3 3 2 4 2 4 2 4 38-10-1-3-1-3-3-5-3-6-4-5-2-3-2-3-2-2-2-3-3-2-2-2-3-3-3-2-3-2-4-2-3-2-4-2-4-2-4-1-4-2-5-1-5-2-5-1-5-1-5-1h-6l-6-1h-12-15l-13 2-12 3-6 2-5 2-6 2-5 2-5 3-5 3-4 4-5 3-4 4-4 4-3 5-4 5-3 5-3 5-3 5-2 6-4 12-4 14-2 14-1 16-1 16v9l1 9v8l1 8 2 8 1 7 2 7 2 6 3 7 2 5 3 6 3 5 3 5 4 5 3 5 4 4 4 4 5 3 4 3 5 3 4 3 5 3 5 2 5 2 6 1 5 2 6 1 5 1 6 1h6l6 1h6 8l8-1 7-1 7-1 7-1 6-2 6-2 6-3 5-3 5-3 5-3 5-3 4-4 4-4 4-5 3-4 3-5 3-5 3-5 3-6 2-5 2-6 2-6 1-6 3-13 1-14 2-14v-14-6zm-45 33-1 10-2 10-2 8-2 8-3 7-3 7-2 3-2 3-2 2-2 3-2 2-3 2-2 2-3 2-2 2-3 1-3 2-3 1-3 1-4 1-7 2-7 1h-8-3-2l-3-1h-3l-3-1h-3l-3-1-3-1-3-1-3-1-2-1-3-2-3-1-3-2-2-2-3-2-2-3-3-2-2-3-2-3-2-3-2-3-2-4-2-4-2-4-1-4-1-4-1-5-1-5-1-5-1-6v-6z"/>
          <dr3d:extrude draw:style-name="gr11" draw:layer="layout" svg:viewBox="11551 -6219 126 323" svg:d="m11677-6213-5-2-5-1-5-1-5-1h-6l-5-1h-7-6-6l-6 1-6 1-5 2-5 2-4 2-4 3-3 4-3 4-3 4-2 5-2 5-1 6-1 6-1 7v7 174h-30v32h31l13 58h29v-58h48v-32h-48v-165-4l1-4v-4l1-4 1-3v-1l1-1v-2l1-1 1-1v-1l1-1 1-1 1-1h1l1-1 1-1h1l2-1h1 1l4-1h3l4-1h3l3 1h3 3l13 3z"/>
          <dr3d:extrude draw:style-name="gr12" draw:layer="layout" svg:viewBox="9930 -6195 279 340" svg:d="m10092-5893v-302h-46v302h-116v38h279v-38z"/>
          <dr3d:extrude draw:style-name="gr12" draw:layer="layout" svg:viewBox="10235 -6195 124 266" svg:d="m10237-6195v201 17l-1 16v15l-1 13h41l1-13 1-15v-14-12h1l3 8 2 6 2 7 3 5 1 3 2 3 1 2 2 2 1 3 2 2 1 2 2 1 2 2 2 2 2 1 2 2 2 1 2 1 2 1 3 1 2 1 3 1h3l2 1h3 4 3 3 3 2 3 2l5-1 1-1h2v-40l-2 1h-3l-3 1h-2-3l-3 1h-4-3-4l-4-1h-3l-3-1-3-1-3-1-3-2-3-1-2-2-3-2-2-2-2-2-2-3-2-2-2-3-2-3-2-3-1-3-1-3-2-4-1-4-1-3-1-4-1-4-1-9-1-9-1-9v-9-137z"/>
          <dr3d:extrude draw:style-name="gr12" draw:layer="layout" svg:viewBox="10401 -6195 43 358" svg:d="m10401-5878v41h43v-41zm-43-317v261h43v-261z"/>
          <dr3d:extrude draw:style-name="gr12" draw:layer="layout" svg:viewBox="10510 -6195 346 266" svg:d="m10663-6195v166 9l-1 9-1 7-1 7v3l-1 3-1 3-1 3-1 2-1 2-1 3-2 2-1 1-2 2-1 2-2 1-2 2-2 1-2 1-3 1h-2l-2 1-3 1h-3-3l-3 1h-3-3-3-4l-3-1h-3l-3-1-3-1-3-1-3-1-3-2-2-1-3-2-2-2-2-2-3-2-2-3-2-2-2-3-1-3-2-3-2-3-1-3-2-3-1-4-1-4-1-3-1-4v-4l-1-5v-4l-1-5v-9-152h-43v206 17l-1 17v14 5l-1 2v1h41v-1 0l1-2v-4-12l1-14v-12h1l3 6 3 5 3 5 4 5 1 2 2 2 2 2 2 2 2 2 2 2 2 1 2 2 3 2 2 1 2 1 3 2 3 1 2 1 3 1 3 1 3 1 3 1h3l4 1h3 4 7 7 7l7-1 6-1 5-2 6-2 5-3 4-2 2-2 2-2 2-1 2-2 4-4 3-5 3-5 2-5 2-6 2-6h1l3 6 3 5 3 5 4 5 2 2 2 2 2 2 2 2 2 2 2 2 2 1 3 2 2 2 3 1 2 1 3 2 3 1 3 1 2 1 3 1 4 1 3 1h3l3 1h4 3 8 5 4 5l4-1 5-1h4l3-2 4-1 4-1 3-2 3-2 3-2 3-2 3-2 2-3 3-2 2-3 2-3 2-3 2-4 1-4 2-3 1-5 1-4 1-4 1-5 1-5v-5l1-11v-11-175h-42v166l-1 9v9l-1 7-1 7-1 3v3l-1 3-1 3-1 2-1 2-2 3-1 2-1 1-2 2-2 2-2 1-1 2-2 1-3 1-2 1h-2l-3 1-2 1h-3-3l-3 1h-3-3-4-3l-3-1h-3l-3-1-3-1-3-1-3-1-3-2-2-1-3-2-2-2-3-2-2-2-2-2-2-3-2-2-2-3-1-3-2-3-1-3-2-4-1-3-1-4-1-4-1-4-1-4v-4l-1-5v-4-10-152z"/>
          <dr3d:extrude draw:style-name="gr12" draw:layer="layout" svg:viewBox="10928 -6195 276 341" svg:d="m11148-6195-181 290 1-23 1-21v-20-226h-41v341h54l183-292-1 24-1 22-1 23v223h42v-341z"/>
          <dr3d:extrude draw:style-name="gr12" draw:layer="layout" svg:viewBox="11268 -6200 232 271" svg:d="m11314-6074v-10l1-9 1-9 1-5 1-4 1-4 2-4 1-4 2-4 1-4 2-3 2-4 2-3 3-3 2-3 3-2 2-3 3-2 3-2 4-2 3-2 3-2 4-1 4-1 4-1 4-1h5l4-1h5 7l6 1 7 1 5 1 6 2 5 1 5 3 4 2 4 3 4 3 3 4 3 3 3 4 2 4 3 4 1 4 38-11-1-2-1-3-3-6-3-5-3-6-2-2-2-3-2-3-3-2-2-2-3-3-3-2-3-2-3-3-3-2-4-2-4-1-4-2-4-2-4-1-5-2-4-1-5-1-5-1-6-1-6-1h-6l-12-1-14 1-13 2-13 2-5 2-6 2-5 2-6 3-5 3-4 3-5 3-4 4-4 4-4 4-4 4-3 5-4 5-2 5-3 6-3 6-4 12-3 13-3 15-1 15-1 17 1 9v8l1 9 1 8 1 7 2 7 1 7 3 7 2 6 3 6 2 6 4 5 3 5 3 5 4 4 4 4 4 4 4 4 4 3 5 3 5 3 5 2 5 2 5 2 5 2 6 1 5 2 6 1h6l5 1h6 6 8 8l7-1 7-1 7-2 6-1 6-3 6-2 5-3 6-3 4-3 5-4 4-4 4-4 4-4 4-5 3-4 3-5 3-6 2-5 2-6 2-5 2-6 2-7 2-13 2-13 1-14v-15-6zm-45 34-1 10-1 9-2 9-3 8-2 7-4 6-2 3-1 3-2 3-3 2-2 3-2 2-3 2-2 2-3 1-3 2-3 1-3 2-3 1-3 1-7 1-8 1h-7-3-3-3-3l-2-1-3-1h-3l-3-1-3-1-3-1-3-2-3-1-2-2-3-1-3-2-2-3-3-2-2-3-3-2-2-3-2-3-2-4-2-3-1-4-2-4-2-4-1-5-1-5-1-5-1-5v-5-6z"/>
          <dr3d:extrude draw:style-name="gr12" draw:layer="layout" svg:viewBox="11530 -6199 126 324" svg:d="m11656-6193-5-1-5-1-5-1-5-1-5-1h-6-6l-7-1-6 1h-6l-5 2-6 1-4 2-5 3-3 3-4 3-3 4-3 5-2 4-2 6-1 6-1 6-1 6v8 174h-30v31h32l13 59h29v-59h48v-31h-48v-165-4-5-3l1-4 1-3v-2l1-1 1-1v-1l1-1 1-1v-1l1-1 1-1 1-1h1l2-1 1-1h1l1-1h2l3-1h3 4 3 3l3 1h3l13 2z"/>
        </dr3d:scene>
        <dr3d:scene draw:style-name="gr1" svg:width="5.5cm" svg:height="2.5cm" svg:x="8.041cm" svg:y="8.073cm" dr3d:transform="matrix (1 0 0 0 0.939692620785931 0.342020143325607 0 -0.342020143325607 0.939692620785931 -10.7915cm 8.91615927482413cm 2.76314404908027cm)" dr3d:vrp="(0 0 16623.1428571429)" dr3d:vpn="(0 0 15717.1428571429)" dr3d:projection="perspective" dr3d:distance="0.90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3" draw:layer="layout" svg:viewBox="8041 -10574 5501 2501" svg:d="m8041-8073h5501v-2501h-5501zm0 2501zm5501-2501z"/>
          <dr3d:extrude draw:style-name="gr14" draw:layer="layout" svg:viewBox="10246 -8814 223 275" svg:d="m10469-8736v-5-4l-1-4-1-4-1-3-1-4-1-4-2-4-1-3-2-3-2-4-3-3-3-3-2-3-3-2-4-3-3-3-4-2-4-2-4-2-5-2-4-2-5-2-5-1-5-2-6-1-6-1-6-1-13-1h-13-12l-12 1-11 1-10 2-9 3-9 3-8 3-7 4-7 5-6 5-2 3-3 3-2 3-3 3-2 3-2 3-3 7-3 8-2 8 35 7v-3l1-2 1-3 1-2 1-2 1-3 1-2 2-2 1-2 2-2 1-2 2-2 2-2 2-2 2-1 3-2 2-1 3-2 2-1 3-1 3-1 3-1 4-1 3-1 3-1 4-1h4l4-1 9-1h9 8l7 1 8 1 7 1 3 1 3 1h3l3 1 3 2 3 1 2 1 3 1 2 2 2 2 2 1 2 2 2 2 2 2 1 2 2 2 1 2 1 3 1 2 1 3v3l1 3v3 3 3 3l-1 3v3l-1 2-1 3-1 2-2 2-1 2-2 2-2 2-2 1-2 2-2 2-3 1-3 1-2 2-3 1-6 2-7 2-7 2-33 8-23 5-6 2-5 2-5 2-6 1-5 3-5 2-4 2-5 3-2 1-2 2-2 1-2 2-2 2-2 2-2 1-2 2-1 2-2 2-1 2-2 3-1 2-1 2-1 3-1 2-1 3-1 2v3l-1 3v3l-1 3v3 3 5l1 5v4l1 4 1 4 1 4 2 4 2 3 2 3 2 3 2 4 3 2 3 3 3 3 3 2 3 2 4 2 3 2 4 2 4 2 4 1 4 2 5 1 4 1 10 2 10 1 10 1h10 12l12-1 10-1 4-1 5-1 4-1 4-1 4-1 4-2 4-1 3-2 4-2 3-2 3-2 2-2 3-2 3-2 2-3 2-2 2-3 2-3 2-3 2-3 1-3 2-3 1-4 1-3 2-4 1-3-36-7-1 3v2l-1 2-1 2-1 3-1 2-1 2-2 2-1 1-1 2-2 2-1 2-2 1-2 2-2 1-2 1-2 1-2 2-2 1-3 1-2 1-3 1h-3l-3 1-3 1h-3l-6 1-7 1h-8l-9-1h-8l-4-1h-3l-4-1-3-1-3-1h-3l-3-1-2-2-3-1-2-1-2-1-2-2-2-1-2-2-1-1-2-2-1-2-1-1-1-2-1-2-1-2-1-2v-2l-1-2v-2-2l-1-2v-3-3l1-2v-3l1-2 1-3 1-2 1-2 1-2 2-2 2-2 1-2 2-1 2-2 3-1 2-2 3-1 5-2 6-3 6-2 6-2 29-6 24-6 6-2 6-1 6-2 6-2 5-2 6-3 5-2 5-3 2-1 2-2 3-1 2-2 2-2 2-1 2-2 2-2 1-2 2-2 2-3 1-2 1-2 2-3 1-2 1-3 1-3 1-3v-3l1-3v-3l1-3v-4z"/>
          <dr3d:extrude draw:style-name="gr14" draw:layer="layout" svg:viewBox="10502 -8814 200 213" svg:d="m10564-8814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4" draw:layer="layout" svg:viewBox="10728 -8810 80 286" svg:d="m10739-8810v205h34v-205zm-45 228v4l41 54h39v-5l-63-53z"/>
          <dr3d:extrude draw:style-name="gr14" draw:layer="layout" svg:viewBox="10828 -8814 175 285" svg:d="m10968-8778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14" draw:layer="layout" svg:viewBox="11044 -8814 200 213" svg:d="m11106-8814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4" draw:layer="layout" svg:viewBox="11279 -8810 37 205" svg:d="m11279-8644v39h37v-39zm-37-166v39h37v-39z"/>
          <dr3d:extrude draw:style-name="gr14" draw:layer="layout" svg:viewBox="8206 -9154 95 30" svg:d="m8206-9154v30h95v-30z"/>
          <dr3d:extrude draw:style-name="gr14" draw:layer="layout" svg:viewBox="8446 -9323 175 289" svg:d="m8534-9323h-9l-8 1h-4l-3 1-4 1-3 1-4 1-3 1-3 1-3 1-3 1-3 2-2 1-3 2-2 2-2 1-2 2-3 2-1 2-2 2-2 3-1 2-2 2-1 3-2 2-1 3-1 2-1 3v3l-1 3 34 5 1-4 1-3 2-3 2-3 2-3 2-2 2-2 3-2 3-2 3-2 4-1 4-1 4-1 4-1h4 5 3 2 3l3 1h2l3 1h2l3 1 2 1 2 1 2 1 3 1 2 2 1 1 2 2 2 2 2 1 1 2 1 2 2 3 1 2 1 3 1 2 1 3 1 3 1 3v3l1 4v3l1 4v8 33h-1l-2-4-2-4-2-4-3-3-1-2-2-2-2-1-1-2-2-2-2-1-2-1-2-2-2-1-2-1-2-2-2-1-3-1-2-1-3-1-2-1h-3l-3-1-3-1h-3l-3-1h-3-3-4-4-5l-4 1-5 1-4 1-4 1-3 1-4 2-3 1-4 2-3 2-3 3-2 2-3 3-2 3-3 3-2 4-2 3-2 4-1 4-2 4-1 4-2 5-1 5-1 10-2 11v11l-1 13 1 12v11l2 11 1 10 1 5 2 5 1 4 2 4 1 4 2 4 2 4 3 4 2 3 3 3 2 3 3 3 3 2 3 3 4 2 4 2 3 1 4 2 4 1 5 1 4 1 5 1h5 5 6l5-1h5l5-1 4-2 5-2 4-2 4-2 4-3 4-2 3-4 3-3 3-4 3-4 2-4 3-4v0 10l1 11 1 9v2 1 1 0 0 1 0 0h33v-1-2l-1-3v-10-12-15-157l-1-10-1-10-1-9-3-8-1-4-2-4-1-4-2-3-2-3-3-4-2-2-2-3-3-3-3-2-3-3-3-2-4-2-3-2-4-1-4-2-9-2-9-2-10-1zm42 183-1 10v5 5l-1 5-1 4-1 4-1 4-1 4-1 3-2 4-1 3-2 3-2 3-1 2-2 3-2 2-2 2-2 2-2 2-2 2-3 1-2 2-2 1-3 1-2 1-3 1h-2l-3 1h-2l-3 1h-2-4l-3-1h-3l-3-1h-2l-3-1-3-1-2-1-2-1-2-2-2-1-2-2-2-2-2-2-2-2-1-2-2-3-1-3-2-2-1-3-1-4-1-3-1-4-1-3-1-8-1-9v-10-10-11-9l1-9 1-8 1-4 1-3 1-4 1-3 1-3 2-3 1-2 1-3 2-2 2-2 1-2 2-1 2-2 2-1 3-2 2-1 2-1 3-1h2l3-1h3l3-1h3 3 3 2l3 1h2l3 1 2 1 3 1 2 1 2 1 3 1 2 2 2 1 2 2 2 2 3 2 1 2 2 3 2 3 2 2 2 3 1 3 1 4 2 3 1 4 1 4 1 4 1 4 1 4v5 5z"/>
          <dr3d:extrude draw:style-name="gr14" draw:layer="layout" svg:viewBox="8672 -9242 97 209" svg:d="m8673-9242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14" draw:layer="layout" svg:viewBox="8793 -9246 200 213" svg:d="m8855-9246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4" draw:layer="layout" svg:viewBox="8999 -9242 102 281" svg:d="m9061-9062v-180h-34v180h-28v25h28v23 6l1 5v5l1 5 1 2 1 3v2l1 2 1 2 1 2 2 2 1 2 2 1 1 2 2 2 2 1 2 1 2 2 2 1 2 1 3 1 2 1h3l3 1h4l3 1h4 3 3 3 4l3-1h3 3l3-1h2v-26l-7 1h-2-2-2-2-2-1-2-2l-1-1h-2-1l-1-1h-1l-1-1-2-1h-1v-1l-1-1-1-1-1-1v-1l-1-1-1-1v-1l-1-1v-2-1l-1-1v-3-4l-1-3v-4-18h40v-25z"/>
          <dr3d:extrude draw:style-name="gr14" draw:layer="layout" svg:viewBox="9119 -9246 184 213" svg:d="m9303-9139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4" draw:layer="layout" svg:viewBox="9445 -9246 175 285" svg:d="m9585-9210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14" draw:layer="layout" svg:viewBox="9661 -9246 183 213" svg:d="m9697-9147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4" draw:layer="layout" svg:viewBox="9996 -9323 175 289" svg:d="m10171-9139-1-11v-11l-2-11-1-10-1-5-1-4-2-5-1-4-2-4-2-4-2-4-2-4-2-3-3-4-2-3-3-3-3-2-3-3-4-2-3-2-4-2-4-2-4-1-4-1-5-1-5-1h-5-5-5-6l-5 1-5 1-4 1-5 1-4 2-4 2-4 2-4 3-4 3-3 3-3 4-3 4-2 4-3 4h-1 1v0 0 0-1-1-1-8-10-11-80h-34v244 14 13l-1 9v4 1 1h33v0 0-1 0-3l1-8 1-11v-10h1l2 5 1 2 2 2 1 2 1 2 2 2 1 2 2 1 2 2 1 1 2 2 2 1 1 2 2 1 2 1 2 1 2 1 2 1 2 1 3 1h2l2 1h3l5 1 5 1h5 6 5 5l5-1 5-1 4-1 4-1 4-1 4-2 3-2 4-2 3-3 3-2 3-3 2-3 3-3 2-4 2-3 2-4 2-4 2-4 1-4 2-4 1-5 1-5 1-10 2-10v-11zm-35-13v10l-1 8-1 8-1 8v4l-1 3-1 4-1 3-1 3-1 3-1 3-1 2-2 3-1 2-2 2-2 2-2 2-2 2-2 1-2 2-3 1-2 1-3 1-3 1h-3l-3 1h-3-4-2-3-3l-3-1h-2l-3-1h-2l-3-1-3-1-2-1-2-1-2-2-3-2-2-1-2-2-2-3-1-2-2-3-2-2-1-3-2-4-1-3-1-4-1-4-1-4-1-4-1-5-1-5v-11l-1-12v-11l1-9 1-9 1-4 1-4 1-4 1-3 1-4 1-3 2-3 1-3 2-2 1-3 2-2 2-2 2-2 2-2 2-1 3-2 2-1 3-1 2-1 3-1h3l2-1h3l4-1h3 3 3 4l3 1h3l3 1 3 1 2 1 3 1 2 2 2 2 2 1 2 2 2 2 2 3 1 2 2 2 1 3 1 3 1 3 1 3 1 3 1 4 1 3v4l1 8 1 8 1 9z"/>
          <dr3d:extrude draw:style-name="gr14" draw:layer="layout" svg:viewBox="10213 -9242 97 209" svg:d="m10214-9242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14" draw:layer="layout" svg:viewBox="10334 -9246 184 213" svg:d="m10518-9139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4" draw:layer="layout" svg:viewBox="10550 -9246 168 213" svg:d="m10586-9139v-8l1-9 1-8 1-7v-4l1-3 1-4 1-3 1-3 1-3 2-3 1-3 2-2 2-3 1-2 2-2 2-2 3-2 2-2 2-1 3-2 3-1 2-1 3-1h4l3-1h3 4 4l5 1h4l4 1 3 2 4 1 3 2 3 3 2 1 1 1 1 1 2 2 1 2 1 1 1 2 1 2 2 4 1 4 1 4 1 5h35l-1-3v-3l-1-4-1-3-1-3-1-3-1-3-2-3-1-3-2-3-1-2-2-3-2-3-2-2-3-3-2-2-3-2-2-2-3-2-3-2-3-2-3-2-3-1-4-2-3-1-4-1-4-1-4-1h-4l-4-1h-5-4-6l-6 1h-5l-5 1-6 1-4 2-5 1-4 2-4 2-4 3-4 2-3 3-4 3-3 3-3 3-3 4-2 3-2 4-3 4-2 4-1 5-2 4-2 5-1 4-1 5-1 5-1 11-1 10-1 12 1 10v9l1 9 1 4 1 4 2 8 1 3 1 4 1 3 2 4 1 3 1 3 2 3 2 2 1 3 2 3 2 2 2 2 2 3 2 2 2 2 2 1 2 2 3 2 2 1 2 2 3 1 2 2 3 1 2 1 3 1 2 1 3 1h2l3 1 3 1 5 1h5l6 1h5 5l4-1h4 4l3-1 4-1 4-1 3-1 3-1 4-2 3-1 3-2 2-1 3-2 3-2 2-2 3-2 2-2 2-3 2-2 2-2 2-3 2-3 1-2 2-3 1-3 1-3 1-3 1-3 1-3 1-3 1-4-35-2-1 4-1 4-2 4-1 3-2 3-2 3-2 3-3 3-1 1-2 1-1 1-2 1-2 1-1 1-4 1-4 2h-4l-5 1h-5-3-4l-3-1h-3l-3-1-3-1-2-1-3-1-2-1-3-2-2-1-2-2-2-2-1-2-2-2-2-2-1-3-2-3-1-2-1-3-1-4-1-3-1-3v-4l-1-8-1-8-1-9z"/>
          <dr3d:extrude draw:style-name="gr14" draw:layer="layout" svg:viewBox="10745 -9246 183 213" svg:d="m10781-9147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4" draw:layer="layout" svg:viewBox="10956 -9246 169 212" svg:d="m11125-9186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4" draw:layer="layout" svg:viewBox="11151 -9246 169 212" svg:d="m11320-9186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4" draw:layer="layout" svg:viewBox="11350 -9246 184 213" svg:d="m11534-9139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4" draw:layer="layout" svg:viewBox="11686 -9242 272 209" svg:d="m11806-9242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14" draw:layer="layout" svg:viewBox="12002 -9246 200 213" svg:d="m12064-9246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4" draw:layer="layout" svg:viewBox="12228 -9242 165 209" svg:d="m12358-9242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14" draw:layer="layout" svg:viewBox="12424 -9245 99 254" svg:d="m12523-9240-4-1-4-1-4-1-4-1h-4l-5-1h-4-6-4l-5 1-4 1-4 1-4 2-3 2-3 2-3 3-3 3-2 3-1 4-2 4-1 5-1 5v5 5 137h-24v25h25l10 46h23v-46h38v-25h-38v-129-4-3-3l1-3 1-2v-1-1l1-1v-1l1-1v-1l1-1h1l1-1v-1h1l1-1h1 1l1-1h1l3-1h2 3 3 2l2 1h3l10 2z"/>
          <dr3d:extrude draw:style-name="gr14" draw:layer="layout" svg:viewBox="12544 -9246 183 213" svg:d="m12580-9147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4" draw:layer="layout" svg:viewBox="12770 -9242 165 209" svg:d="m12900-9242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14" draw:layer="layout" svg:viewBox="12976 -9246 175 285" svg:d="m13116-9210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14" draw:layer="layout" svg:viewBox="13192 -9246 184 213" svg:d="m13376-9139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4" draw:layer="layout" svg:viewBox="8205 -9678 200 213" svg:d="m8267-9678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4" draw:layer="layout" svg:viewBox="8430 -9755 175 289" svg:d="m8605-9571-1-11v-11l-2-11-1-10-1-5-1-4-2-5-1-4-2-4-2-4-2-4-2-4-2-3-3-4-2-3-3-3-3-2-3-3-4-2-3-2-4-2-4-2-4-1-4-1-5-1-5-1h-5-5-5-6l-5 1-5 1-4 1-5 1-4 2-4 2-4 2-4 3-4 3-3 3-3 4-3 4-2 4-3 4h-1 1v0 0 0-1-1-1-8-10-11-80h-34v244 14 13l-1 9v4 1 1h33v0 0-1 0-3l1-8 1-11v-10h1l2 5 1 2 2 2 1 2 1 2 2 2 1 2 2 1 2 2 1 1 2 2 2 1 1 2 2 1 2 1 2 1 2 1 2 1 2 1 3 1h2l2 1h3l5 1 5 1h5 6 5 5l5-1 5-1 4-1 4-1 4-1 4-2 3-2 4-2 3-3 3-2 3-3 2-3 3-3 2-4 2-3 2-4 2-4 2-4 1-4 2-4 1-5 1-5 1-10 2-10v-11zm-35-13v10l-1 8-1 8-1 8v4l-1 3-1 4-1 3-1 3-1 3-1 3-1 2-2 3-1 2-2 2-2 2-2 2-2 2-2 1-2 2-3 1-2 1-3 1-3 1h-3l-3 1h-3-4-2-3-3l-3-1h-2l-3-1h-2l-3-1-3-1-2-1-2-1-2-2-3-2-2-1-2-2-2-3-1-2-2-3-2-2-1-3-2-4-1-3-1-4-1-4-1-4-1-4-1-5-1-5v-11l-1-12v-11l1-9 1-9 1-4 1-4 1-4 1-3 1-4 1-3 2-3 1-3 2-2 1-3 2-2 2-2 2-2 2-2 2-1 3-2 2-1 3-1 2-1 3-1h3l2-1h3l4-1h3 3 3 4l3 1h3l3 1 3 1 2 1 3 1 2 2 2 2 2 1 2 2 2 2 2 3 1 2 2 2 1 3 1 3 1 3 1 3 1 3 1 4 1 3v4l1 8 1 8 1 9z"/>
          <dr3d:extrude draw:style-name="gr14" draw:layer="layout" svg:viewBox="8637 -9678 183 213" svg:d="m8673-9579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4" draw:layer="layout" svg:viewBox="8863 -9674 165 209" svg:d="m8993-9674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14" draw:layer="layout" svg:viewBox="9069 -9678 200 213" svg:d="m9131-9678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4" draw:layer="layout" svg:viewBox="9280 -9678 169 212" svg:d="m9449-9618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4" draw:layer="layout" svg:viewBox="9589 -9678 184 213" svg:d="m9773-9571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4" draw:layer="layout" svg:viewBox="9800 -9678 169 212" svg:d="m9969-9618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4" draw:layer="layout" svg:viewBox="10120 -9674 165 209" svg:d="m10250-9674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14" draw:layer="layout" svg:viewBox="10326 -9678 184 290" svg:d="m10510-9571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m-81 136v4l41 55h39v-6l-63-53z"/>
          <dr3d:extrude draw:style-name="gr14" draw:layer="layout" svg:viewBox="10537 -9678 169 212" svg:d="m10706-9618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4" draw:layer="layout" svg:viewBox="10847 -9678 200 213" svg:d="m10909-9678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4" draw:layer="layout" svg:viewBox="11063 -9678 168 213" svg:d="m11099-9571v-8l1-9 1-8 1-7v-4l1-3 1-4 1-3 1-3 1-3 2-3 1-3 2-2 2-3 1-2 2-2 2-2 3-2 2-2 2-1 3-2 3-1 2-1 3-1h4l3-1h3 4 4l5 1h4l4 1 3 2 4 1 3 2 3 3 2 1 1 1 1 1 2 2 1 2 1 1 1 2 1 2 2 4 1 4 1 4 1 5h35l-1-3v-3l-1-4-1-3-1-3-1-3-1-3-2-3-1-3-2-3-1-2-2-3-2-3-2-2-3-3-2-2-3-2-2-2-3-2-3-2-3-2-3-2-3-1-4-2-3-1-4-1-4-1-4-1h-4l-4-1h-5-4-6l-6 1h-5l-5 1-6 1-4 2-5 1-4 2-4 2-4 3-4 2-3 3-4 3-3 3-3 3-3 4-2 3-2 4-3 4-2 4-1 5-2 4-2 5-1 4-1 5-1 5-1 11-1 10-1 12 1 10v9l1 9 1 4 1 4 2 8 1 3 1 4 1 3 2 4 1 3 1 3 2 3 2 2 1 3 2 3 2 2 2 2 2 3 2 2 2 2 2 1 2 2 3 2 2 1 2 2 3 1 2 2 3 1 2 1 3 1 2 1 3 1h2l3 1 3 1 5 1h5l6 1h5 5l4-1h4 4l3-1 4-1 4-1 3-1 3-1 4-2 3-1 3-2 2-1 3-2 3-2 2-2 3-2 2-2 2-3 2-2 2-2 2-3 2-3 1-2 2-3 1-3 1-3 1-3 1-3 1-3 1-3 1-4-35-2-1 4-1 4-2 4-1 3-2 3-2 3-2 3-3 3-1 1-2 1-1 1-2 1-2 1-1 1-4 1-4 2h-4l-5 1h-5-3-4l-3-1h-3l-3-1-3-1-2-1-3-1-2-1-3-2-2-1-2-2-2-2-1-2-2-2-2-2-1-3-2-3-1-2-1-3-1-4-1-3-1-3v-4l-1-8-1-8-1-9z"/>
          <dr3d:extrude draw:style-name="gr14" draw:layer="layout" svg:viewBox="11257 -9678 183 213" svg:d="m11293-9579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4" draw:layer="layout" svg:viewBox="11468 -9678 169 212" svg:d="m11637-9618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4" draw:layer="layout" svg:viewBox="11663 -9678 169 212" svg:d="m11832-9618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4" draw:layer="layout" svg:viewBox="11873 -9674 80 286" svg:d="m11884-9674v205h34v-205zm-45 228v4l41 54h39v-5l-63-53z"/>
          <dr3d:extrude draw:style-name="gr14" draw:layer="layout" svg:viewBox="11958 -9674 192 205" svg:d="m12073-9674h-40l-75 205h37l45-133 3-11 4-12 3-12 3-10 3 10 3 12 4 12 4 10 46 134h37z"/>
          <dr3d:extrude draw:style-name="gr14" draw:layer="layout" svg:viewBox="12167 -9678 183 213" svg:d="m12203-9579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4" draw:layer="layout" svg:viewBox="12393 -9674 34 281" svg:d="m12393-9426v33h34v-33zm-34-248v205h34v-205z"/>
          <dr3d:extrude draw:style-name="gr14" draw:layer="layout" svg:viewBox="12463 -9678 169 212" svg:d="m12632-9618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4" draw:layer="layout" svg:viewBox="12782 -9755 175 289" svg:d="m12957-9571-1-11v-11l-2-11-1-10-1-5-1-4-2-5-1-4-2-4-2-4-2-4-2-4-2-3-3-4-2-3-3-3-3-2-3-3-4-2-3-2-4-2-4-2-4-1-4-1-5-1-5-1h-5-5-5-6l-5 1-5 1-4 1-5 1-4 2-4 2-4 2-4 3-4 3-3 3-3 4-3 4-2 4-3 4h-1 1v0 0 0-1-1-1-8-10-11-80h-34v244 14 13l-1 9v4 1 1h33v0 0-1 0-3l1-8 1-11v-10h1l2 5 1 2 2 2 1 2 1 2 2 2 1 2 2 1 2 2 1 1 2 2 2 1 1 2 2 1 2 1 2 1 2 1 2 1 2 1 3 1h2l2 1h3l5 1 5 1h5 6 5 5l5-1 5-1 4-1 4-1 4-1 4-2 3-2 4-2 3-3 3-2 3-3 2-3 3-3 2-4 2-3 2-4 2-4 2-4 1-4 2-4 1-5 1-5 1-10 2-10v-11zm-35-13v10l-1 8-1 8-1 8v4l-1 3-1 4-1 3-1 3-1 3-1 3-1 2-2 3-1 2-2 2-2 2-2 2-2 2-2 1-2 2-3 1-2 1-3 1-3 1h-3l-3 1h-3-4-2-3-3l-3-1h-2l-3-1h-2l-3-1-3-1-2-1-2-1-2-2-3-2-2-1-2-2-2-3-1-2-2-3-2-2-1-3-2-4-1-3-1-4-1-4-1-4-1-4-1-5-1-5v-11l-1-12v-11l1-9 1-9 1-4 1-4 1-4 1-3 1-4 1-3 2-3 1-3 2-2 1-3 2-2 2-2 2-2 2-2 2-1 3-2 2-1 3-1 2-1 3-1h3l2-1h3l4-1h3 3 3 4l3 1h3l3 1 3 1 2 1 3 1 2 2 2 2 2 1 2 2 2 2 2 3 1 2 2 2 1 3 1 3 1 3 1 3 1 3 1 4 1 3v4l1 8 1 8 1 9z"/>
          <dr3d:extrude draw:style-name="gr14" draw:layer="layout" svg:viewBox="12989 -9678 184 213" svg:d="m13173-9571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4" draw:layer="layout" svg:viewBox="13215 -9674 97 209" svg:d="m13216-9674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14" draw:layer="layout" svg:viewBox="8205 -10187 175 289" svg:d="m8281-10110h-10l-4 1h-5l-4 1-4 1-3 2-4 1-4 2-3 2-3 2-3 2-3 3-3 3-2 3-3 3-2 3-2 4-3 8-4 8-2 10-2 10-2 11v12l-1 13 1 13v12l2 11 2 11 3 9 3 9 4 8 2 4 2 3 2 4 3 3 3 2 2 3 4 3 3 2 3 2 3 2 4 1 4 1 4 2 4 1h4l4 1h10 6 6l5-1 3-1h2l3-1h2l2-1 2-1 3-1 2-1 2-1 2-1 1-1 2-1 2-1 2-2 1-1 2-2 2-1 1-2 1-2 2-1 3-4 2-4 3-4v0 10l1 11v9l1 2v1 1 0 0 0 0 0h33v-2-3l-1-11v-39-233h-34v83 10 10 11 0l-3-4-2-5-3-4-1-2-2-2-1-1-2-2-2-2-1-1-2-2-2-1-2-1-2-1-2-1-2-2h-2l-2-1-2-1-2-1-3-1h-2l-5-1-6-1h-5zm58 108-1 11v10l-1 5-1 4v4l-1 4-1 4-1 3-2 3-1 4-1 2-2 3-2 3-1 2-2 2-2 2-2 2-2 2-2 1-3 2-2 1-3 1-2 1-3 1h-3l-2 1h-3l-3 1h-3-3-3-4l-2-1h-3l-3-1-3-1-2-1-3-1-2-1-2-2-2-1-2-2-2-2-2-2-1-2-2-3-1-2-1-3-2-3-1-3-1-3-1-4v-3l-1-4-1-8-1-8-1-10v-10-10l1-9 1-9 1-7v-4l1-4 1-3 1-3 1-3 1-3 2-3 1-2 1-3 2-2 2-2 2-2 2-2 2-1 2-2 2-1 2-1 3-1 2-1 3-1h3l3-1h3 3 3 3 3l2 1h3l3 1 2 1h3l2 1 3 2 2 1 2 1 2 2 2 2 2 2 2 2 2 3 2 2 2 3 1 3 1 3 2 4 1 3 1 4 1 5 1 4 1 5v5l1 10z"/>
          <dr3d:extrude draw:style-name="gr14" draw:layer="layout" svg:viewBox="8430 -10110 165 209" svg:d="m8464-9901v-130l1-7v-7l1-6v-3l1-2v-3l1-2 1-2 1-2v-2l1-2 2-2 1-1 1-2 1-1 2-1 1-2 2-1 2-1h2l2-1 2-1h2l2-1h3 2 3l6-1h3l3 1h2 3l3 1 3 1 2 1 3 1 2 1 2 1 3 1 2 2 2 1 2 2 2 2 1 2 2 2 2 2 1 3 1 2 2 3 1 2 1 3 1 3 1 3 1 3v3l1 4v3l1 4v3 4 119h34v-161-14-13l1-11v-4-1-1h-32v0 0 2l-1 3v9l-1 11v10 0l-3-4-2-5-3-4-3-3-2-2-1-2-2-1-1-2-2-1-2-2-2-1-2-1-2-2-2-1-2-1-2-1-2-1-3-1-2-1h-3l-2-1h-3l-3-1h-2l-6-1h-7-4-4l-4 1h-4l-3 1h-4l-3 1-3 1-3 1-3 2-3 1-2 1-3 2-2 2-2 2-2 2-2 2-2 3-2 2-1 3-2 3-1 3-1 3-1 3-1 4-1 4v3l-1 4-1 9v9 137z"/>
          <dr3d:extrude draw:style-name="gr14" draw:layer="layout" svg:viewBox="8637 -10110 200 213" svg:d="m8699-10110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4" draw:layer="layout" svg:viewBox="8863 -10106 34 281" svg:d="m8863-10106v281h34v-281z"/>
          <dr3d:extrude draw:style-name="gr14" draw:layer="layout" svg:viewBox="8937 -10187 175 289" svg:d="m9013-10110h-10l-4 1h-5l-4 1-4 1-3 2-4 1-4 2-3 2-3 2-3 2-3 3-3 3-2 3-3 3-2 3-2 4-3 8-4 8-2 10-2 10-2 11v12l-1 13 1 13v12l2 11 2 11 3 9 3 9 4 8 2 4 2 3 2 4 3 3 3 2 2 3 4 3 3 2 3 2 3 2 4 1 4 1 4 2 4 1h4l4 1h10 6 6l5-1 3-1h2l3-1h2l2-1 2-1 3-1 2-1 2-1 2-1 1-1 2-1 2-1 2-2 1-1 2-2 2-1 1-2 1-2 2-1 3-4 2-4 3-4v0 10l1 11v9l1 2v1 1 0 0 0 0 0h33v-2-3l-1-11v-39-233h-34v83 10 10 11 0l-3-4-2-5-3-4-1-2-2-2-1-1-2-2-2-2-1-1-2-2-2-1-2-1-2-1-2-1-2-2h-2l-2-1-2-1-2-1-3-1h-2l-5-1-6-1h-5zm58 108-1 11v10l-1 5-1 4v4l-1 4-1 4-1 3-2 3-1 4-1 2-2 3-2 3-1 2-2 2-2 2-2 2-2 2-2 1-3 2-2 1-3 1-2 1-3 1h-3l-2 1h-3l-3 1h-3-3-3-4l-2-1h-3l-3-1-3-1-2-1-3-1-2-1-2-2-2-1-2-2-2-2-2-2-1-2-2-3-1-2-1-3-2-3-1-3-1-3-1-4v-3l-1-4-1-8-1-8-1-10v-10-10l1-9 1-9 1-7v-4l1-4 1-3 1-3 1-3 1-3 2-3 1-2 1-3 2-2 2-2 2-2 2-2 2-1 2-2 2-1 2-1 3-1 2-1 3-1h3l3-1h3 3 3 3 3l2 1h3l3 1 2 1h3l2 1 3 2 2 1 2 1 2 2 2 2 2 2 2 2 2 3 2 2 2 3 1 3 1 3 2 4 1 3 1 4 1 5 1 4 1 5v5l1 10z"/>
          <dr3d:extrude draw:style-name="gr14" draw:layer="layout" svg:viewBox="9162 -10110 165 209" svg:d="m9196-9901v-130l1-7v-7l1-6v-3l1-2v-3l1-2 1-2 1-2v-2l1-2 2-2 1-1 1-2 1-1 2-1 1-2 2-1 2-1h2l2-1 2-1h2l2-1h3 2 3l6-1h3l3 1h2 3l3 1 3 1 2 1 3 1 2 1 2 1 3 1 2 2 2 1 2 2 2 2 1 2 2 2 2 2 1 3 1 2 2 3 1 2 1 3 1 3 1 3 1 3v3l1 4v3l1 4v3 4 119h34v-161-14-13l1-11v-4-1-1h-32v0 0 2l-1 3v9l-1 11v10 0l-3-4-2-5-3-4-3-3-2-2-1-2-2-1-1-2-2-1-2-2-2-1-2-1-2-2-2-1-2-1-2-1-2-1-3-1-2-1h-3l-2-1h-3l-3-1h-2l-6-1h-7-4-4l-4 1h-4l-3 1h-4l-3 1-3 1-3 1-3 2-3 1-2 1-3 2-2 2-2 2-2 2-2 2-2 3-2 2-1 3-2 3-1 3-1 3-1 3-1 4-1 4v3l-1 4-1 9v9 137z"/>
          <dr3d:extrude draw:style-name="gr14" draw:layer="layout" svg:viewBox="9369 -10110 183 213" svg:d="m9405-10011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4" draw:layer="layout" svg:viewBox="9595 -10106 97 209" svg:d="m9596-10106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14" draw:layer="layout" svg:viewBox="9836 -10106 165 209" svg:d="m9966-10106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14" draw:layer="layout" svg:viewBox="10042 -10110 184 290" svg:d="m10226-10003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m-81 136v4l41 55h39v-6l-63-53z"/>
          <dr3d:extrude draw:style-name="gr14" draw:layer="layout" svg:viewBox="10253 -10110 169 212" svg:d="m10422-10050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4" draw:layer="layout" svg:viewBox="10563 -10110 175 285" svg:d="m10703-10074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14" draw:layer="layout" svg:viewBox="10779 -10110 200 213" svg:d="m10841-10110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4" draw:layer="layout" svg:viewBox="11115 -10106 97 209" svg:d="m11116-10106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14" draw:layer="layout" svg:viewBox="11236 -10110 183 213" svg:d="m11272-10011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4" draw:layer="layout" svg:viewBox="11452 -10110 175 285" svg:d="m11592-10074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14" draw:layer="layout" svg:viewBox="11668 -10110 183 213" svg:d="m11704-10011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</dr3d:scene>
        <dr3d:scene draw:style-name="gr1" xml:id="id4" draw:id="id4" svg:width="4.5cm" svg:height="1.5cm" svg:x="14.55cm" svg:y="2.3cm" dr3d:transform="matrix (1 0 0 0 0.939692620785931 0.342020143325607 0 -0.342020143325607 0.939692620785931 -16.8005cm 2.9882915107314cm 0.708801874214972cm)" dr3d:vrp="(0 0 13572)" dr3d:vpn="(0 0 12860)" dr3d:projection="perspective" dr3d:distance="0.71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14550 -3801 4501 1501" svg:d="m14550-2300h4501v-1501h-4501zm0 1501zm4501-1501z"/>
          <dr3d:extrude draw:style-name="gr3" draw:layer="layout" svg:viewBox="16095 -2969 211 267" svg:d="m16095-2969v267h203v-30h-166v-85h154v-29h-154v-93h174v-30z"/>
          <dr3d:extrude draw:style-name="gr3" draw:layer="layout" svg:viewBox="16347 -2969 165 209" svg:d="m16478-2969v130 7l-1 7v6l-1 3v2l-1 3-1 2v2l-1 2-1 2-1 2-1 2-1 1-2 2-1 1-2 1-1 2-2 1-2 1h-2l-1 1-3 1h-2l-2 1h-2-3-3l-5 1h-3l-3-1h-3-3l-3-1-2-1-3-1-2-1-3-1-2-1-2-1-2-2-2-1-2-2-2-2-2-2-2-2-1-2-2-3-1-2-1-3-2-2-1-3-1-3-1-3v-3l-1-3-1-4v-3-4-3-4-119h-35v161 14 13 11l-1 4v1 1h32 1v0-2-3-10l1-11v-9h1l2 4 3 5 2 4 3 3 2 2 1 2 2 1 2 2 1 1 2 2 2 1 2 1 2 2 2 1 2 1 2 1 3 1 2 1 2 1h3l2 1h3l3 1h3l6 1h6 4 4l4-1h4l4-1h3l3-1 3-1 3-1 3-2 3-1 3-1 2-2 2-2 3-2 2-2 2-2 1-3 2-2 2-3 1-3 1-3 1-3 1-4 1-3 1-4 1-4v-4l1-8v-9-137z"/>
          <dr3d:extrude draw:style-name="gr3" draw:layer="layout" svg:viewBox="16543 -2972 99 254" svg:d="m16642-2967-3-1-4-1-4-1-4-1h-5l-4-1h-5-5-5l-5 1-4 1-4 1-4 2-3 2-3 2-3 3-2 3-2 3-2 4-1 4-1 5-1 5-1 5v5 137h-24v25h25l10 46h23v-46h38v-25h-38v-129-4-3l1-3v-3l1-2v-1l1-1v-1l1-1v-1l1-1 1-1v0l1-1 1-1h1l1-1h1 1l1-1h1l2-1h3 3 2 3l2 1h2l10 2z"/>
          <dr3d:extrude draw:style-name="gr3" draw:layer="layout" svg:viewBox="16673 -2969 97 209" svg:d="m16674-2969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3" draw:layer="layout" svg:viewBox="16795 -2973 199 213" svg:d="m16857-2973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3" draw:layer="layout" svg:viewBox="17011 -2973 174 285" svg:d="m17150-2937-2-4-3-5-3-4-3-3-3-4-4-3-3-3-4-2-4-2-4-2-5-1-5-1-5-1-5-1h-5-6-9l-5 1h-4l-4 1-4 1-4 2-3 1-4 2-3 2-3 2-3 2-3 3-3 3-3 3-2 3-2 3-2 4-2 4-2 4-3 8-3 10-2 10-1 11-1 12v13l1 25 1 11 3 11 2 10 3 8 4 8 5 7 5 7 5 5 6 5 7 4 8 2 8 3 8 1h9 6 5l6-1 5-1 4-1 5-2 4-1 4-2 4-3 3-2 4-3 3-3 3-4 3-4 3-4 2-4v0 6 8 9 5 80h34v-239-14l1-13v-10-3-1-1h-32v1l-1 1v1 2l-1 8v9 10zm-104 70v-10-10l1-8 1-8 1-4 1-3 1-4 1-3 1-3 1-3 1-3 2-2 1-3 2-2 2-2 1-2 2-1 2-2 3-1 2-1 2-2h3l2-1 3-1h3l3-1h3 3 3 3l4 1h3l2 1h3l3 1 3 1 2 2 3 1 2 1 2 2 2 2 2 2 2 2 2 2 2 3 1 3 2 3 1 3 1 3 1 3 1 4 1 4 1 4 1 4 1 9 1 10v11 11l-1 9-1 9-1 4-1 4-1 4-1 3-1 4-1 3-1 3-2 3-1 2-2 3-2 2-2 2-2 2-2 2-2 1-2 2-3 1-2 1-3 1-3 1h-2l-3 1h-3l-3 1h-3-4-3-3l-3-1h-2l-3-1h-3l-2-1-2-1-3-2-2-1-2-1-2-2-1-2-2-2-2-2-1-2-2-3-1-3-2-2-1-3-1-4-1-3-1-4v-3l-2-9-1-9v-9z"/>
          <dr3d:extrude draw:style-name="gr3" draw:layer="layout" svg:viewBox="17227 -2973 199 213" svg:d="m17289-2973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3" draw:layer="layout" svg:viewBox="17462 -2969 37 205" svg:d="m17462-2803v39h37v-39zm-37-166v39h37v-39z"/>
          <dr3d:extrude draw:style-name="gr3" draw:layer="layout" svg:viewBox="14817 -3313 94 30" svg:d="m14817-3313v30h94v-30z"/>
          <dr3d:extrude draw:style-name="gr3" draw:layer="layout" svg:viewBox="15057 -3482 174 289" svg:d="m15144-3482h-8l-8 1h-4l-4 1-3 1-4 1-3 1-4 1-3 1-3 1-2 1-3 2-3 1-2 2-3 2-2 1-2 2-2 2-2 2-2 2-1 3-2 2-1 2-2 3-1 2-1 3-1 2-1 3-1 3-1 3 35 5 1-4 1-3 1-3 2-3 2-3 2-2 3-2 3-2 3-2 3-2 3-1 4-1 4-1 4-1h5 4 3 3 3l2 1h3l2 1h3l2 1 3 1 2 1 2 1 2 1 2 2 2 1 2 2 1 2 2 1 2 2 1 2 1 3 2 2 1 3 1 2 1 3v3l1 3 1 3v4l1 3v4 8 33 0l-2-4-2-4-3-4-3-3-1-2-1-2-2-1-2-2-1-2-2-1-2-1-2-2-2-1-2-1-3-2-2-1-2-1-3-1-2-1-3-1h-3l-2-1-3-1h-3l-3-1h-3-4-3-5-4l-5 1-4 1-4 1-4 1-4 1-4 2-3 1-3 2-3 2-3 3-3 2-3 3-2 3-2 3-2 4-2 3-2 4-2 4-1 4-2 4-1 5-1 5-2 10-1 11-1 11v13 12l1 11 1 11 2 10 1 5 1 5 2 4 1 4 2 4 2 4 2 4 2 4 3 3 2 3 3 3 3 3 3 2 3 3 3 2 4 2 4 1 4 2 4 1 4 1 5 1 5 1h5 5 5l5-1h5l5-1 5-2 4-2 4-2 5-2 3-3 4-2 3-4 4-3 3-4 2-4 3-4 2-4h1v10 11l1 9v2l1 1v1 0 0 1 0 0h32v-1-2-3-10l-1-12v-15-157-10l-1-10-2-9-2-8-2-4-1-4-2-4-2-3-2-3-2-4-2-2-3-3-3-3-3-2-3-3-3-2-3-2-4-2-4-1-4-2-8-2-9-2-10-1zm41 183v10 5l-1 5-1 5v4l-1 4-1 4-2 4-1 3-1 4-2 3-1 3-2 3-2 2-2 3-2 2-2 2-2 2-2 2-2 2-2 1-3 2-2 1-2 1-3 1-2 1h-3l-2 1h-3l-2 1h-3-3l-3-1h-3l-3-1h-3l-2-1-3-1-2-1-3-1-2-2-2-1-2-2-2-2-2-2-1-2-2-2-1-3-2-3-1-2-1-3-1-4-1-3-1-4-1-3-1-8-1-9-1-10v-10-11l1-9 1-9 1-8 1-4 1-3 1-4 1-3 1-3 1-3 2-2 1-3 2-2 1-2 2-2 2-1 2-2 2-1 2-2 2-1 3-1 2-1h3l2-1h3l3-1h3 3 3 3l2 1h3l2 1 3 1 2 1 2 1 3 1 2 1 2 2 3 1 2 2 2 2 2 2 2 2 2 3 2 3 1 2 2 3 2 3 1 4 1 3 2 4 1 4 1 4v4l1 4 1 5v5z"/>
          <dr3d:extrude draw:style-name="gr3" draw:layer="layout" svg:viewBox="15282 -3401 97 209" svg:d="m15283-3401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3" draw:layer="layout" svg:viewBox="15404 -3405 199 213" svg:d="m15466-3405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3" draw:layer="layout" svg:viewBox="15609 -3401 103 281" svg:d="m15672-3221v-180h-34v180h-29v25h29v23 6 5l1 5 1 5v2l1 3 1 2 1 2 1 2 1 2 1 2 2 2 1 1 2 2 1 2 2 1 2 1 2 2 2 1 3 1 2 1 3 1h3l3 1h3l3 1h4 4 3 3 3l3-1h4 3l2-1h3v-26l-8 1h-2-2-2-1-2-2-2-1l-2-1h-1-1l-2-1h-1l-1-1-1-1h-1l-1-1-1-1-1-1v-1l-1-1-1-1v-1l-1-1v-1-2l-1-1v-1l-1-3v-4-3-4-18h40v-25z"/>
          <dr3d:extrude draw:style-name="gr3" draw:layer="layout" svg:viewBox="15730 -3405 183 213" svg:d="m15913-3298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3" draw:layer="layout" svg:viewBox="16056 -3405 174 285" svg:d="m16195-3369-2-4-3-5-3-4-3-3-3-4-4-3-3-3-4-2-4-2-4-2-5-1-5-1-5-1-5-1h-5-6-9l-5 1h-4l-4 1-4 1-4 2-3 1-4 2-3 2-3 2-3 2-3 3-3 3-3 3-2 3-2 3-2 4-2 4-2 4-3 8-3 10-2 10-1 11-1 12v13l1 25 1 11 3 11 2 10 3 8 4 8 5 7 5 7 5 5 6 5 7 4 8 2 8 3 8 1h9 6 5l6-1 5-1 4-1 5-2 4-1 4-2 4-3 3-2 4-3 3-3 3-4 3-4 3-4 2-4v0 6 8 9 5 80h34v-239-14l1-13v-10-3-1-1h-32v1l-1 1v1 2l-1 8v9 10zm-104 70v-10-10l1-8 1-8 1-4 1-3 1-4 1-3 1-3 1-3 1-3 2-2 1-3 2-2 2-2 1-2 2-1 2-2 3-1 2-1 2-2h3l2-1 3-1h3l3-1h3 3 3 3l4 1h3l2 1h3l3 1 3 1 2 2 3 1 2 1 2 2 2 2 2 2 2 2 2 2 2 3 1 3 2 3 1 3 1 3 1 3 1 4 1 4 1 4 1 4 1 9 1 10v11 11l-1 9-1 9-1 4-1 4-1 4-1 3-1 4-1 3-1 3-2 3-1 2-2 3-2 2-2 2-2 2-2 2-2 1-2 2-3 1-2 1-3 1-3 1h-2l-3 1h-3l-3 1h-3-4-3-3l-3-1h-2l-3-1h-3l-2-1-2-1-3-2-2-1-2-1-2-2-1-2-2-2-2-2-1-2-2-3-1-3-2-2-1-3-1-4-1-3-1-4v-3l-2-9-1-9v-9z"/>
          <dr3d:extrude draw:style-name="gr3" draw:layer="layout" svg:viewBox="16272 -3405 182 213" svg:d="m16308-3306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3" draw:layer="layout" svg:viewBox="16607 -3482 174 289" svg:d="m16781-3298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3" draw:layer="layout" svg:viewBox="16823 -3401 97 209" svg:d="m16824-3401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3" draw:layer="layout" svg:viewBox="16945 -3405 183 213" svg:d="m17128-3298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3" draw:layer="layout" svg:viewBox="17161 -3405 167 213" svg:d="m17197-3298v-8-9l1-8 1-7 1-4 1-3 1-4 1-3 1-3 1-3 1-3 2-3 1-2 2-3 2-2 2-2 2-2 2-2 2-2 3-1 2-2 3-1 3-1 3-1h3l3-1h4 3 5l4 1h4l4 1 4 2 3 1 4 2 3 3 1 1 2 1 1 1 1 2 1 2 2 1 1 2 1 2 1 4 2 4 1 4 1 5h34v-3l-1-3-1-4v-3l-1-3-2-3-1-3-1-3-2-3-1-3-2-2-2-3-2-3-2-2-2-3-3-2-2-2-3-2-2-2-3-2-3-2-4-2-3-1-3-2-4-1-4-1-3-1-4-1h-5l-4-1h-4-5-6l-5 1h-6l-5 1-5 1-5 2-4 1-5 2-4 2-4 3-3 2-4 3-3 3-3 3-3 3-3 4-3 3-2 4-2 4-2 4-2 5-2 4-1 5-1 4-1 5-1 5-2 11-1 10v12 10l1 9 1 9 1 4v4l2 8 1 3 1 4 2 3 1 4 1 3 2 3 2 3 1 2 2 3 2 3 2 2 1 2 2 3 2 2 3 2 2 1 2 2 2 2 2 1 3 2 2 1 3 2 2 1 2 1 3 1 3 1 2 1h3l2 1 3 1 6 1h5l5 1h6 4l4-1h4 4l4-1 4-1 3-1 4-1 3-1 3-2 3-1 3-2 3-1 3-2 2-2 3-2 2-2 2-2 3-3 2-2 2-2 1-3 2-3 2-2 1-3 1-3 2-3 1-3 1-3 1-3v-3l1-4-35-2-1 4-1 4-1 4-2 3-1 3-2 3-3 3-2 3-2 1-1 1-2 1-1 1-2 1-2 1-3 1-4 2h-5l-4 1h-5-4-3l-3-1h-3l-3-1-3-1-3-1-2-1-3-1-2-2-2-1-2-2-2-2-2-2-2-2-1-2-2-3-1-3-1-2-1-3-1-4-1-3-1-3-1-4-1-8-1-8v-9z"/>
          <dr3d:extrude draw:style-name="gr3" draw:layer="layout" svg:viewBox="17356 -3405 182 213" svg:d="m17392-3306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3" draw:layer="layout" svg:viewBox="17566 -3405 169 212" svg:d="m17735-3345v-3-4-3l-1-3-1-3-1-3-1-3-1-3-2-3-1-3-2-2-2-3-2-2-2-2-3-2-2-2-3-2-3-2-3-1-3-2-3-1-4-2-4-1-3-1-4-1-4-1h-5l-4-1-9-1h-10-8l-9 1-7 1-8 1h-3l-4 1-3 1-3 1-3 1-3 2-3 1-3 2-3 1-2 2-3 2-2 2-2 2-2 2-2 2-2 3-2 2-1 3-2 3-1 3-2 3-1 3-1 3-1 4 30 6 2-4 1-4 2-3 1-2 1-1 1-2 1-1 2-2 1-1 2-1 1-1 3-2 4-2 4-2 4-1 5-1 5-1 5-1h5 6 6 5l5 1h4l3 1h2l2 1 2 1h2l2 1 2 1 1 1 2 1 1 1 2 1 1 1 1 1 2 2 1 1 1 2v1l1 2 1 2v1l1 2v2 3 2 2 2 2l-1 2v2l-1 2-1 2-1 1-1 2-1 1-2 1-1 2-2 1-1 1-2 1-2 1-2 1-2 1-5 2-5 1-5 2-24 6-25 8-3 1-3 1-3 1-2 1-3 2-3 1-2 2-3 1-2 2-2 2-2 2-2 1-2 3-2 2-2 2-1 2-2 3-1 2-1 3-1 3-1 3v4 3l-1 4 1 6v4l1 3v3l1 3 1 3 1 2 2 3 1 2 2 3 2 2 2 2 2 2 2 2 2 2 3 2 3 2 3 1 3 2 6 2 7 2 8 2 8 1 8 1h10 8l8-1 7-1 7-1 7-2 6-2 5-2 6-3 2-1 2-2 3-2 2-2 2-2 2-2 1-2 2-2 1-3 2-2 1-3 1-3 2-6 2-6-31-4v2l-1 2v2l-1 1-1 2-1 1-1 2-1 1-1 2-1 1-2 1-1 1-1 1-2 1-1 1-2 1-2 1-1 1h-2l-2 1h-2l-2 1h-2l-2 1h-4l-4 1h-4-4-6-5l-5-1-4-1-4-1-4-1-3-1-2-1-1-1-2-1-1-1-1-1-1-1-1-1-1-1-1-1-1-2v-1l-1-1v-2l-1-1v-2-2-1-2-2-2-2l1-2v-1l1-2 1-1 1-2 1-1 1-1 1-2 2-1 1-1 2-1 1-1 2-1 4-2 4-1 5-2 5-1 22-6 17-5 4-1 4-1 4-2 4-1 4-2 4-2 4-2 4-2 1-1 2-1 2-2 1-1 2-1 1-2 2-1 1-2 1-1 1-2 2-2 1-1 1-2 1-2 1-2v-2l1-2 1-3v-2l1-2v-3-2-3z"/>
          <dr3d:extrude draw:style-name="gr3" draw:layer="layout" svg:viewBox="17761 -3405 169 212" svg:d="m17930-3345v-3-4-3l-1-3-1-3-1-3-1-3-1-3-2-3-1-3-2-2-2-3-2-2-2-2-3-2-2-2-3-2-3-2-3-1-3-2-3-1-4-2-4-1-3-1-4-1-4-1h-5l-4-1-9-1h-10-8l-9 1-7 1-8 1h-3l-4 1-3 1-3 1-3 1-3 2-3 1-3 2-3 1-2 2-3 2-2 2-2 2-2 2-2 2-2 3-2 2-1 3-2 3-1 3-2 3-1 3-1 3-1 4 30 6 2-4 1-4 2-3 1-2 1-1 1-2 1-1 2-2 1-1 2-1 1-1 3-2 4-2 4-2 4-1 5-1 5-1 5-1h5 6 6 5l5 1h4l3 1h2l2 1 2 1h2l2 1 2 1 1 1 2 1 1 1 2 1 1 1 1 1 2 2 1 1 1 2v1l1 2 1 2v1l1 2v2 3 2 2 2 2l-1 2v2l-1 2-1 2-1 1-1 2-1 1-2 1-1 2-2 1-1 1-2 1-2 1-2 1-2 1-5 2-5 1-5 2-24 6-25 8-3 1-3 1-3 1-2 1-3 2-3 1-2 2-3 1-2 2-2 2-2 2-2 1-2 3-2 2-2 2-1 2-2 3-1 2-1 3-1 3-1 3v4 3l-1 4 1 6v4l1 3v3l1 3 1 3 1 2 2 3 1 2 2 3 2 2 2 2 2 2 2 2 2 2 3 2 3 2 3 1 3 2 6 2 7 2 8 2 8 1 8 1h10 8l8-1 7-1 7-1 7-2 6-2 5-2 6-3 2-1 2-2 3-2 2-2 2-2 2-2 1-2 2-2 1-3 2-2 1-3 1-3 2-6 2-6-31-4v2l-1 2v2l-1 1-1 2-1 1-1 2-1 1-1 2-1 1-2 1-1 1-1 1-2 1-1 1-2 1-2 1-1 1h-2l-2 1h-2l-2 1h-2l-2 1h-4l-4 1h-4-4-6-5l-5-1-4-1-4-1-4-1-3-1-2-1-1-1-2-1-1-1-1-1-1-1-1-1-1-1-1-1-1-2v-1l-1-1v-2l-1-1v-2-2-1-2-2-2-2l1-2v-1l1-2 1-1 1-2 1-1 1-1 1-2 2-1 1-1 2-1 1-1 2-1 4-2 4-1 5-2 5-1 22-6 17-5 4-1 4-1 4-2 4-1 4-2 4-2 4-2 4-2 1-1 2-1 2-2 1-1 2-1 1-2 2-1 1-2 1-1 1-2 2-2 1-1 1-2 1-2 1-2v-2l1-2 1-3v-2l1-2v-3-2-3z"/>
          <dr3d:extrude draw:style-name="gr3" draw:layer="layout" svg:viewBox="17961 -3405 183 213" svg:d="m18144-3298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</dr3d:scene>
        <dr3d:scene draw:style-name="gr1" svg:width="4.5cm" svg:height="1.5cm" svg:x="14.55cm" svg:y="5.3cm" dr3d:transform="matrix (1 0 0 0 0.939692620785931 0.342020143325607 0 -0.342020143325607 0.939692620785931 -16.8005cm 5.81181563495242cm 1.72264630012158cm)" dr3d:vrp="(0 0 13598)" dr3d:vpn="(0 0 12860)" dr3d:projection="perspective" dr3d:distance="0.73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14550 -6801 4501 1501" svg:d="m14550-5300h4501v-1501h-4501zm0 1501zm4501-1501z"/>
          <dr3d:extrude draw:style-name="gr11" draw:layer="layout" svg:viewBox="16076 -6242 330 340" svg:d="m16365-6242v227 25l1 23 1 24-7-24-7-22-7-21-88-232h-33l-89 232-3 8-3 10-4 11-3 12-8 26 1-27v-23l1-22v-227h-41v340h60l91-236 4-12 4-16 4-15 2-6v-3l1-2v2l1 3 1 6 5 15 5 16 2 7 1 3 1 2 89 236h59v-340z"/>
          <dr3d:extrude draw:style-name="gr11" draw:layer="layout" svg:viewBox="16479 -6242 44 358" svg:d="m16479-5926v42h44v-42zm-44-316v261h44v-261z"/>
          <dr3d:extrude draw:style-name="gr11" draw:layer="layout" svg:viewBox="16589 -6242 210 266" svg:d="m16755-6242v166 9l-1 8v8l-1 3-1 3v3l-1 3-1 3-1 3-2 2-1 3-1 2-2 2-1 2-2 2-2 1-2 2-2 1-2 1-3 1-2 1-3 1-3 1h-3l-3 1h-3-3-8-4-3-4l-3-1-4-1-3-1-3-1-4-1-3-1-3-2-2-2-3-2-3-2-2-2-3-2-2-3-2-2-2-3-2-3-2-3-1-3-2-4-1-3-1-4-2-4-1-4v-4l-1-4-1-5v-4-5-5-151h-44v205 18 17l-1 14v4 2 1h41v0-1-1-4l1-13 1-14v-12h1l3 6 3 5 4 5 3 5 2 2 2 2 2 2 2 2 3 2 2 2 2 2 3 2 2 1 3 2 2 1 3 1 3 1 3 1 3 1 3 1 4 1 3 1 3 1h4l8 1h8 5 5l5-1h5l5-1 4-1 4-1 4-1 4-2 4-1 3-2 4-2 3-2 3-3 3-2 2-3 3-3 2-3 2-3 2-4 2-3 1-4 2-4 1-4 1-5 1-5 1-4 1-6v-10l1-12v-174z"/>
          <dr3d:extrude draw:style-name="gr11" draw:layer="layout" svg:viewBox="16872 -6242 276 340" svg:d="m17092-6242-182 290 1-24 1-21 1-19v-226h-41v340h53l184-292-1 24-1 22-1 23v223h42v-340z"/>
          <dr3d:extrude draw:style-name="gr11" draw:layer="layout" svg:viewBox="17212 -6247 232 271" svg:d="m17258-6121v-10l1-10 1-9 1-4 1-5 1-4 1-4 2-4 1-4 2-3 2-4 2-3 2-3 2-3 3-3 2-3 3-2 3-3 3-2 3-2 3-2 4-1 4-2 4-1 4-1 4-1h4 5 5 6 7l6 1 6 1 5 2 6 2 4 2 5 3 4 3 4 3 3 3 3 4 3 3 2 4 2 4 2 4 38-10-1-3-1-3-3-5-3-6-4-5-2-3-2-3-2-2-2-3-3-2-2-2-3-3-3-2-3-2-4-2-3-2-4-2-4-2-4-1-4-2-5-1-5-2-5-1-5-1-5-1h-6l-6-1h-12-15l-13 2-12 3-6 2-5 2-6 2-5 2-5 3-5 3-4 4-5 3-4 4-4 4-3 5-4 5-3 5-3 5-3 5-2 6-4 12-4 14-2 14-1 16-1 16v9l1 9v8l1 8 2 8 1 7 2 7 2 6 3 7 2 5 3 6 3 5 3 5 4 5 3 5 4 4 4 4 5 3 4 3 5 3 4 3 5 3 5 2 5 2 6 1 5 2 6 1 5 1 6 1h6l6 1h6 8l8-1 7-1 7-1 7-1 6-2 6-2 6-3 5-3 5-3 5-3 5-3 4-4 4-4 4-5 3-4 3-5 3-5 3-5 3-6 2-5 2-6 2-6 1-6 3-13 1-14 2-14v-14-6zm-45 33-1 10-2 10-2 8-2 8-3 7-3 7-2 3-2 3-2 2-2 3-2 2-3 2-2 2-3 2-2 2-3 1-3 2-3 1-3 1-4 1-7 2-7 1h-8-3-2l-3-1h-3l-3-1h-3l-3-1-3-1-3-1-3-1-2-1-3-2-3-1-3-2-2-2-3-2-2-3-3-2-2-3-2-3-2-3-2-3-2-4-2-4-2-4-1-4-1-4-1-5-1-5-1-5-1-6v-6z"/>
          <dr3d:extrude draw:style-name="gr11" draw:layer="layout" svg:viewBox="17474 -6246 126 323" svg:d="m17600-6240-5-2-5-1-5-1-5-1h-6l-5-1h-7-6-6l-6 1-6 1-5 2-5 2-4 2-4 3-3 4-3 4-3 4-2 5-2 5-1 6-1 6-1 7v7 174h-30v32h31l13 58h29v-58h48v-32h-48v-165-4l1-4v-4l1-4 1-3v-1l1-1v-2l1-1 1-1v-1l1-1 1-1 1-1h1l1-1 1-1h1l2-1h1 1l4-1h3l4-1h3l3 1h3 3l13 3z"/>
          <dr3d:extrude draw:style-name="gr12" draw:layer="layout" svg:viewBox="16055 -6222 330 341" svg:d="m16344-6222v227 25l1 24 1 24-7-25-7-22-7-21-88-232h-32l-89 232-3 9-4 10-3 11-4 11-8 27 1-27 1-24v-22-227h-41v341h61l90-236 4-13 5-15 4-15 1-7 1-2v-2l1 2v2l2 7 4 15 5 15 3 7 1 3 1 3 88 236h59v-341z"/>
          <dr3d:extrude draw:style-name="gr12" draw:layer="layout" svg:viewBox="16459 -6222 43 358" svg:d="m16459-5905v41h43v-41zm-43-317v261h43v-261z"/>
          <dr3d:extrude draw:style-name="gr12" draw:layer="layout" svg:viewBox="16568 -6222 210 266" svg:d="m16735-6222v166l-1 9v9l-1 7-1 4v3l-1 3-1 3-1 3-1 3-1 2-1 2-2 3-1 2-2 1-2 2-2 2-2 1-2 2-2 1-2 1-3 1h-2l-3 1-3 1h-3-4l-3 1h-7-4-4l-3-1h-4l-3-1-4-1-3-1-3-1-3-2-3-1-3-2-3-2-2-2-3-2-2-3-2-2-3-3-2-3-1-3-2-3-2-3-1-3-2-4-1-4-1-3-1-4-1-4-1-5v-4l-1-5v-4-5-152h-43v206 17l-1 17v14 5l-1 2v1h41v-1 0l1-2v-4-12l1-14v-12h1l3 6 4 5 3 5 4 5 2 2 2 2 2 2 2 2 2 2 2 2 3 1 2 2 3 2 2 1 3 1 3 2 3 1 3 1 3 1 3 1 3 1 3 1h4l4 1h7 8 6 5 5l5-1 4-1h5l4-2 4-1 4-1 3-2 4-2 3-2 3-2 3-2 3-3 3-2 2-3 2-3 2-3 2-4 2-4 2-3 1-5 1-4 2-4 1-5v-5l1-5 1-11v-11-175z"/>
          <dr3d:extrude draw:style-name="gr12" draw:layer="layout" svg:viewBox="16851 -6222 276 341" svg:d="m17071-6222-181 290 1-23 1-21v-20-226h-41v341h54l183-292-1 24-1 22-1 23v223h42v-341z"/>
          <dr3d:extrude draw:style-name="gr12" draw:layer="layout" svg:viewBox="17191 -6227 232 271" svg:d="m17237-6101v-10l1-9 1-9 1-5 1-4 1-4 2-4 1-4 2-4 1-4 2-3 2-4 2-3 3-3 2-3 3-2 2-3 3-2 3-2 4-2 3-2 3-2 4-1 4-1 4-1 4-1h5l4-1h5 7l6 1 7 1 5 1 6 2 5 1 5 3 4 2 4 3 4 3 3 4 3 3 3 4 2 4 3 4 1 4 38-11-1-2-1-3-3-6-3-5-3-6-2-2-2-3-2-3-3-2-2-2-3-3-3-2-3-2-3-3-3-2-4-2-4-1-4-2-4-2-4-1-5-2-4-1-5-1-5-1-6-1-6-1h-6l-12-1-14 1-13 2-13 2-5 2-6 2-5 2-6 3-5 3-4 3-5 3-4 4-4 4-4 4-4 4-3 5-4 5-2 5-3 6-3 6-4 12-3 13-3 15-1 15-1 17 1 9v8l1 9 1 8 1 7 2 7 1 7 3 7 2 6 3 6 2 6 4 5 3 5 3 5 4 4 4 4 4 4 4 4 4 3 5 3 5 3 5 2 5 2 5 2 5 2 6 1 5 2 6 1h6l5 1h6 6 8 8l7-1 7-1 7-2 6-1 6-3 6-2 5-3 6-3 4-3 5-4 4-4 4-4 4-4 4-5 3-4 3-5 3-6 2-5 2-6 2-5 2-6 2-7 2-13 2-13 1-14v-15-6zm-45 34-1 10-1 9-2 9-3 8-2 7-4 6-2 3-1 3-2 3-3 2-2 3-2 2-3 2-2 2-3 1-3 2-3 1-3 2-3 1-3 1-7 1-8 1h-7-3-3-3-3l-2-1-3-1h-3l-3-1-3-1-3-1-3-2-3-1-2-2-3-1-3-2-2-3-3-2-2-3-3-2-2-3-2-3-2-4-2-3-1-4-2-4-2-4-1-5-1-5-1-5-1-5v-5-6z"/>
          <dr3d:extrude draw:style-name="gr12" draw:layer="layout" svg:viewBox="17453 -6226 126 324" svg:d="m17579-6220-5-1-5-1-5-1-5-1-5-1h-6-6l-7-1-6 1h-6l-5 2-6 1-4 2-5 3-3 3-4 3-3 4-3 5-2 4-2 6-1 6-1 6-1 6v8 174h-30v31h32l13 59h29v-59h48v-31h-48v-165-4-5-3l1-4 1-3v-2l1-1 1-1v-1l1-1 1-1v-1l1-1 1-1 1-1h1l2-1 1-1h1l1-1h2l3-1h3 4 3 3l3 1h3l13 2z"/>
        </dr3d:scene>
        <dr3d:scene draw:style-name="gr1" svg:width="5cm" svg:height="2cm" svg:x="14.3cm" svg:y="8.35cm" dr3d:transform="matrix (1 0 0 0 0.939692620785931 0.342020143325607 0 -0.342020143325607 0.939692620785931 -16.8005cm 8.92477198856239cm 2.81842353136857cm)" dr3d:vrp="(0 0 15096.5714285714)" dr3d:vpn="(0 0 14288.5714285714)" dr3d:projection="perspective" dr3d:distance="0.80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5" draw:layer="layout" svg:viewBox="14300 -10351 5001 2001" svg:d="m14300-8350h5001v-2001h-5001zm0 2001zm5001-2001z"/>
          <dr3d:extrude draw:style-name="gr16" draw:layer="layout" svg:viewBox="16255 -9057 223 275" svg:d="m16478-8979v-5-4l-1-4-1-4-1-3-1-4-1-4-2-4-1-3-2-3-2-4-3-3-3-3-2-3-3-2-4-3-3-3-4-2-4-2-4-2-5-2-4-2-5-2-5-1-5-2-6-1-6-1-6-1-13-1h-13-12l-12 1-11 1-10 2-9 3-9 3-8 3-7 4-7 5-6 5-2 3-3 3-2 3-3 3-2 3-2 3-3 7-3 8-2 8 35 7v-3l1-2 1-3 1-2 1-2 1-3 1-2 2-2 1-2 2-2 1-2 2-2 2-2 2-2 2-1 3-2 2-1 3-2 2-1 3-1 3-1 3-1 4-1 3-1 3-1 4-1h4l4-1 9-1h9 8l7 1 8 1 7 1 3 1 3 1h3l3 1 3 2 3 1 2 1 3 1 2 2 2 2 2 1 2 2 2 2 2 2 1 2 2 2 1 2 1 3 1 2 1 3v3l1 3v3 3 3 3l-1 3v3l-1 2-1 3-1 2-2 2-1 2-2 2-2 2-2 1-2 2-2 2-3 1-3 1-2 2-3 1-6 2-7 2-7 2-33 8-23 5-6 2-5 2-5 2-6 1-5 3-5 2-4 2-5 3-2 1-2 2-2 1-2 2-2 2-2 2-2 1-2 2-1 2-2 2-1 2-2 3-1 2-1 2-1 3-1 2-1 3-1 2v3l-1 3v3l-1 3v3 3 5l1 5v4l1 4 1 4 1 4 2 4 2 3 2 3 2 3 2 4 3 2 3 3 3 3 3 2 3 2 4 2 3 2 4 2 4 2 4 1 4 2 5 1 4 1 10 2 10 1 10 1h10 12l12-1 10-1 4-1 5-1 4-1 4-1 4-1 4-2 4-1 3-2 4-2 3-2 3-2 2-2 3-2 3-2 2-3 2-2 2-3 2-3 2-3 2-3 1-3 2-3 1-4 1-3 2-4 1-3-36-7-1 3v2l-1 2-1 2-1 3-1 2-1 2-2 2-1 1-1 2-2 2-1 2-2 1-2 2-2 1-2 1-2 1-2 2-2 1-3 1-2 1-3 1h-3l-3 1-3 1h-3l-6 1-7 1h-8l-9-1h-8l-4-1h-3l-4-1-3-1-3-1h-3l-3-1-2-2-3-1-2-1-2-1-2-2-2-1-2-2-1-1-2-2-1-2-1-1-1-2-1-2-1-2-1-2v-2l-1-2v-2-2l-1-2v-3-3l1-2v-3l1-2 1-3 1-2 1-2 1-2 2-2 2-2 1-2 2-1 2-2 3-1 2-2 3-1 5-2 6-3 6-2 6-2 29-6 24-6 6-2 6-1 6-2 6-2 5-2 6-3 5-2 5-3 2-1 2-2 3-1 2-2 2-2 2-1 2-2 2-2 1-2 2-2 2-3 1-2 1-2 2-3 1-2 1-3 1-3 1-3v-3l1-3v-3l1-3v-4z"/>
          <dr3d:extrude draw:style-name="gr16" draw:layer="layout" svg:viewBox="16511 -9057 200 213" svg:d="m16573-9057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6" draw:layer="layout" svg:viewBox="16737 -9053 80 286" svg:d="m16748-9053v205h34v-205zm-45 228v4l41 54h39v-5l-63-53z"/>
          <dr3d:extrude draw:style-name="gr16" draw:layer="layout" svg:viewBox="16837 -9057 175 285" svg:d="m16977-9021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16" draw:layer="layout" svg:viewBox="17053 -9057 200 213" svg:d="m17115-9057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6" draw:layer="layout" svg:viewBox="17288 -9053 37 205" svg:d="m17288-8887v39h37v-39zm-37-166v39h37v-39z"/>
          <dr3d:extrude draw:style-name="gr16" draw:layer="layout" svg:viewBox="14556 -9397 95 30" svg:d="m14556-9397v30h95v-30z"/>
          <dr3d:extrude draw:style-name="gr16" draw:layer="layout" svg:viewBox="14796 -9489 200 213" svg:d="m14858-9489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6" draw:layer="layout" svg:viewBox="15021 -9489 165 209" svg:d="m15055-9280v-130l1-7v-7l1-6v-3l1-2v-3l1-2 1-2 1-2v-2l1-2 2-2 1-1 1-2 1-1 2-1 1-2 2-1 2-1h2l2-1 2-1h2l2-1h3 2 3l6-1h3l3 1h2 3l3 1 3 1 2 1 3 1 2 1 2 1 3 1 2 2 2 1 2 2 2 2 1 2 2 2 2 2 1 3 1 2 2 3 1 2 1 3 1 3 1 3 1 3v3l1 4v3l1 4v3 4 119h34v-161-14-13l1-11v-4-1-1h-32v0 0 2l-1 3v9l-1 11v10 0l-3-4-2-5-3-4-3-3-2-2-1-2-2-1-1-2-2-1-2-2-2-1-2-1-2-2-2-1-2-1-2-1-2-1-3-1-2-1h-3l-2-1h-3l-3-1h-2l-6-1h-7-4-4l-4 1h-4l-3 1h-4l-3 1-3 1-3 1-3 2-3 1-2 1-3 2-2 2-2 2-2 2-2 2-2 3-2 2-1 3-2 3-1 3-1 3-1 3-1 4-1 4v3l-1 4-1 9v9 137z"/>
          <dr3d:extrude draw:style-name="gr16" draw:layer="layout" svg:viewBox="15218 -9488 99 254" svg:d="m15317-9483-4-1-4-1-4-1-4-1h-4l-5-1h-4-6-4l-5 1-4 1-4 1-4 2-3 2-3 2-3 3-3 3-2 3-1 4-2 4-1 5-1 5v5 5 137h-24v25h25l10 46h23v-46h38v-25h-38v-129-4-3-3l1-3 1-2v-1-1l1-1v-1l1-1v-1l1-1h1l1-1v-1h1l1-1h1 1l1-1h1l3-1h2 3 3 2l2 1h3l10 2z"/>
          <dr3d:extrude draw:style-name="gr16" draw:layer="layout" svg:viewBox="15338 -9489 184 286" svg:d="m15522-9382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m8 140v-4h-20l-41 32h-1l-44-32h-20v4l45 51h38z"/>
          <dr3d:extrude draw:style-name="gr16" draw:layer="layout" svg:viewBox="15564 -9485 272 209" svg:d="m15684-9485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16" draw:layer="layout" svg:viewBox="15880 -9489 200 213" svg:d="m15942-9489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6" draw:layer="layout" svg:viewBox="16086 -9488 99 254" svg:d="m16185-9483-4-1-4-1-4-1-4-1h-4l-5-1h-4-6-4l-5 1-4 1-4 1-4 2-3 2-3 2-3 3-3 3-2 3-1 4-2 4-1 5-1 5v5 5 137h-24v25h25l10 46h23v-46h38v-25h-38v-129-4-3-3l1-3 1-2v-1-1l1-1v-1l1-1v-1l1-1h1l1-1v-1h1l1-1h1 1l1-1h1l3-1h2 3 3 2l2 1h3l10 2z"/>
          <dr3d:extrude draw:style-name="gr16" draw:layer="layout" svg:viewBox="16206 -9489 184 213" svg:d="m16390-9382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6" draw:layer="layout" svg:viewBox="16522 -9485 102 281" svg:d="m16584-9305v-180h-34v180h-28v25h28v23 6l1 5v5l1 5 1 2 1 3v2l1 2 1 2 1 2 2 2 1 2 2 1 1 2 2 2 2 1 2 1 2 2 2 1 2 1 3 1 2 1h3l3 1h4l3 1h4 3 3 3 4l3-1h3 3l3-1h2v-26l-7 1h-2-2-2-2-2-1-2-2l-1-1h-2-1l-1-1h-1l-1-1-2-1h-1v-1l-1-1-1-1-1-1v-1l-1-1-1-1v-1l-1-1v-2-1l-1-1v-3-4l-1-3v-4-18h40v-25z"/>
          <dr3d:extrude draw:style-name="gr16" draw:layer="layout" svg:viewBox="16652 -9485 34 281" svg:d="m16652-9237v33h34v-33zm-34-248v205h34v-205z"/>
          <dr3d:extrude draw:style-name="gr16" draw:layer="layout" svg:viewBox="16737 -9485 165 209" svg:d="m16867-9485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16" draw:layer="layout" svg:viewBox="16953 -9485 34 281" svg:d="m16953-9237v33h34v-33zm-34-248v205h34v-205z"/>
          <dr3d:extrude draw:style-name="gr16" draw:layer="layout" svg:viewBox="17017 -9488 99 254" svg:d="m17116-9483-4-1-4-1-4-1-4-1h-4l-5-1h-4-6-4l-5 1-4 1-4 1-4 2-3 2-3 2-3 3-3 3-2 3-1 4-2 4-1 5-1 5v5 5 137h-24v25h25l10 46h23v-46h38v-25h-38v-129-4-3-3l1-3 1-2v-1-1l1-1v-1l1-1v-1l1-1h1l1-1v-1h1l1-1h1 1l1-1h1l3-1h2 3 3 2l2 1h3l10 2z"/>
          <dr3d:extrude draw:style-name="gr16" draw:layer="layout" svg:viewBox="17137 -9489 184 213" svg:d="m17321-9382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6" draw:layer="layout" svg:viewBox="14555 -9921 175 285" svg:d="m14695-9885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16" draw:layer="layout" svg:viewBox="14771 -9921 183 213" svg:d="m14807-9822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6" draw:layer="layout" svg:viewBox="14977 -9920 99 254" svg:d="m15076-9915-4-1-4-1-4-1-4-1h-4l-5-1h-4-6-4l-5 1-4 1-4 1-4 2-3 2-3 2-3 3-3 3-2 3-1 4-2 4-1 5-1 5v5 5 137h-24v25h25l10 46h23v-46h38v-25h-38v-129-4-3-3l1-3 1-2v-1-1l1-1v-1l1-1v-1l1-1h1l1-1v-1h1l1-1h1 1l1-1h1l3-1h2 3 3 2l2 1h3l10 2z"/>
          <dr3d:extrude draw:style-name="gr16" draw:layer="layout" svg:viewBox="15097 -9921 183 213" svg:d="m15133-9822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6" draw:layer="layout" svg:viewBox="15323 -9917 97 209" svg:d="m15324-9917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16" draw:layer="layout" svg:viewBox="15454 -9917 272 209" svg:d="m15574-9917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16" draw:layer="layout" svg:viewBox="15780 -9917 34 281" svg:d="m15780-9669v33h34v-33zm-34-248v205h34v-205z"/>
          <dr3d:extrude draw:style-name="gr16" draw:layer="layout" svg:viewBox="15865 -9917 165 209" svg:d="m15995-9917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16" draw:layer="layout" svg:viewBox="16081 -9917 80 286" svg:d="m16092-9917v205h34v-205zm-45 228v4l41 54h39v-5l-63-53z"/>
          <dr3d:extrude draw:style-name="gr16" draw:layer="layout" svg:viewBox="16176 -9921 169 212" svg:d="m16345-9861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6" draw:layer="layout" svg:viewBox="16365 -9920 99 254" svg:d="m16464-9915-4-1-4-1-4-1-4-1h-4l-5-1h-4-6-4l-5 1-4 1-4 1-4 2-3 2-3 2-3 3-3 3-2 3-1 4-2 4-1 5-1 5v5 5 137h-24v25h25l10 46h23v-46h38v-25h-38v-129-4-3-3l1-3 1-2v-1-1l1-1v-1l1-1v-1l1-1h1l1-1v-1h1l1-1h1 1l1-1h1l3-1h2 3 3 2l2 1h3l10 2z"/>
          <dr3d:extrude draw:style-name="gr16" draw:layer="layout" svg:viewBox="16495 -9917 34 281" svg:d="m16495-9669v33h34v-33zm-34-248v205h34v-205z"/>
          <dr3d:extrude draw:style-name="gr16" draw:layer="layout" svg:viewBox="16570 -9921 168 213" svg:d="m16606-9814v-8l1-9 1-8 1-7v-4l1-3 1-4 1-3 1-3 1-3 2-3 1-3 2-2 2-3 1-2 2-2 2-2 3-2 2-2 2-1 3-2 3-1 2-1 3-1h4l3-1h3 4 4l5 1h4l4 1 3 2 4 1 3 2 3 3 2 1 1 1 1 1 2 2 1 2 1 1 1 2 1 2 2 4 1 4 1 4 1 5h35l-1-3v-3l-1-4-1-3-1-3-1-3-1-3-2-3-1-3-2-3-1-2-2-3-2-3-2-2-3-3-2-2-3-2-2-2-3-2-3-2-3-2-3-2-3-1-4-2-3-1-4-1-4-1-4-1h-4l-4-1h-5-4-6l-6 1h-5l-5 1-6 1-4 2-5 1-4 2-4 2-4 3-4 2-3 3-4 3-3 3-3 3-3 4-2 3-2 4-3 4-2 4-1 5-2 4-2 5-1 4-1 5-1 5-1 11-1 10-1 12 1 10v9l1 9 1 4 1 4 2 8 1 3 1 4 1 3 2 4 1 3 1 3 2 3 2 2 1 3 2 3 2 2 2 2 2 3 2 2 2 2 2 1 2 2 3 2 2 1 2 2 3 1 2 2 3 1 2 1 3 1 2 1 3 1h2l3 1 3 1 5 1h5l6 1h5 5l4-1h4 4l3-1 4-1 4-1 3-1 3-1 4-2 3-1 3-2 2-1 3-2 3-2 2-2 3-2 2-2 2-3 2-2 2-2 2-3 2-3 1-2 2-3 1-3 1-3 1-3 1-3 1-3 1-3 1-4-35-2-1 4-1 4-2 4-1 3-2 3-2 3-2 3-3 3-1 1-2 1-1 1-2 1-2 1-1 1-4 1-4 2h-4l-5 1h-5-3-4l-3-1h-3l-3-1-3-1-2-1-3-1-2-1-3-2-2-1-2-2-2-2-1-2-2-2-2-2-1-3-2-3-1-2-1-3-1-4-1-3-1-3v-4l-1-8-1-8-1-9z"/>
          <dr3d:extrude draw:style-name="gr16" draw:layer="layout" svg:viewBox="16765 -9921 184 213" svg:d="m16949-9814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6" draw:layer="layout" svg:viewBox="17091 -9921 183 213" svg:d="m17127-9822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6" draw:layer="layout" svg:viewBox="17307 -9998 175 289" svg:d="m17383-9921h-10l-4 1h-5l-4 1-4 1-3 2-4 1-4 2-3 2-3 2-3 2-3 3-3 3-2 3-3 3-2 3-2 4-3 8-4 8-2 10-2 10-2 11v12l-1 13 1 13v12l2 11 2 11 3 9 3 9 4 8 2 4 2 3 2 4 3 3 3 2 2 3 4 3 3 2 3 2 3 2 4 1 4 1 4 2 4 1h4l4 1h10 6 6l5-1 3-1h2l3-1h2l2-1 2-1 3-1 2-1 2-1 2-1 1-1 2-1 2-1 2-2 1-1 2-2 2-1 1-2 1-2 2-1 3-4 2-4 3-4v0 10l1 11v9l1 2v1 1 0 0 0 0 0h33v-2-3l-1-11v-39-233h-34v83 10 10 11 0l-3-4-2-5-3-4-1-2-2-2-1-1-2-2-2-2-1-1-2-2-2-1-2-1-2-1-2-1-2-2h-2l-2-1-2-1-2-1-3-1h-2l-5-1-6-1h-5zm58 108-1 11v10l-1 5-1 4v4l-1 4-1 4-1 3-2 3-1 4-1 2-2 3-2 3-1 2-2 2-2 2-2 2-2 2-2 1-3 2-2 1-3 1-2 1-3 1h-3l-2 1h-3l-3 1h-3-3-3-4l-2-1h-3l-3-1-3-1-2-1-3-1-2-1-2-2-2-1-2-2-2-2-2-2-1-2-2-3-1-2-1-3-2-3-1-3-1-3-1-4v-3l-1-4-1-8-1-8-1-10v-10-10l1-9 1-9 1-7v-4l1-4 1-3 1-3 1-3 1-3 2-3 1-2 1-3 2-2 2-2 2-2 2-2 2-1 2-2 2-1 2-1 3-1 2-1 3-1h3l3-1h3 3 3 3 3l2 1h3l3 1 2 1h3l2 1 3 2 2 1 2 1 2 2 2 2 2 2 2 2 2 3 2 2 2 3 1 3 1 3 2 4 1 3 1 4 1 5 1 4 1 5v5l1 10z"/>
          <dr3d:extrude draw:style-name="gr16" draw:layer="layout" svg:viewBox="17532 -9921 165 209" svg:d="m17566-9712v-130l1-7v-7l1-6v-3l1-2v-3l1-2 1-2 1-2v-2l1-2 2-2 1-1 1-2 1-1 2-1 1-2 2-1 2-1h2l2-1 2-1h2l2-1h3 2 3l6-1h3l3 1h2 3l3 1 3 1 2 1 3 1 2 1 2 1 3 1 2 2 2 1 2 2 2 2 1 2 2 2 2 2 1 3 1 2 2 3 1 2 1 3 1 3 1 3 1 3v3l1 4v3l1 4v3 4 119h34v-161-14-13l1-11v-4-1-1h-32v0 0 2l-1 3v9l-1 11v10 0l-3-4-2-5-3-4-3-3-2-2-1-2-2-1-1-2-2-1-2-2-2-1-2-1-2-2-2-1-2-1-2-1-2-1-3-1-2-1h-3l-2-1h-3l-3-1h-2l-6-1h-7-4-4l-4 1h-4l-3 1h-4l-3 1-3 1-3 1-3 2-3 1-2 1-3 2-2 2-2 2-2 2-2 2-2 3-2 2-1 3-2 3-1 3-1 3-1 3-1 4-1 4v3l-1 4-1 9v9 137z"/>
          <dr3d:extrude draw:style-name="gr16" draw:layer="layout" svg:viewBox="17748 -9917 34 281" svg:d="m17748-9669v33h34v-33zm-34-248v205h34v-205z"/>
          <dr3d:extrude draw:style-name="gr16" draw:layer="layout" svg:viewBox="17808 -9917 192 205" svg:d="m17923-9917h-40l-75 205h37l45-133 3-11 4-12 3-12 3-10 3 10 3 12 4 12 4 10 46 134h37z"/>
          <dr3d:extrude draw:style-name="gr16" draw:layer="layout" svg:viewBox="18018 -9921 200 213" svg:d="m18080-9921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6" draw:layer="layout" svg:viewBox="18244 -9917 34 281" svg:d="m18244-9917v281h34v-281z"/>
          <dr3d:extrude draw:style-name="gr16" draw:layer="layout" svg:viewBox="18318 -9921 183 213" svg:d="m18354-9822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6" draw:layer="layout" svg:viewBox="18544 -9917 165 209" svg:d="m18674-9917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16" draw:layer="layout" svg:viewBox="18740 -9920 99 254" svg:d="m18839-9915-4-1-4-1-4-1-4-1h-4l-5-1h-4-6-4l-5 1-4 1-4 1-4 2-3 2-3 2-3 3-3 3-2 3-1 4-2 4-1 5-1 5v5 5 137h-24v25h25l10 46h23v-46h38v-25h-38v-129-4-3-3l1-3 1-2v-1-1l1-1v-1l1-1v-1l1-1h1l1-1v-1h1l1-1h1 1l1-1h1l3-1h2 3 3 2l2 1h3l10 2z"/>
          <dr3d:extrude draw:style-name="gr16" draw:layer="layout" svg:viewBox="18860 -9921 183 213" svg:d="m18896-9822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</dr3d:scene>
        <dr3d:scene draw:style-name="gr1" xml:id="id3" draw:id="id3" svg:width="4.5cm" svg:height="4cm" svg:x="8.541cm" svg:y="12.5cm" dr3d:transform="matrix (1 0 0 0 0.939692620785931 0.342020143325607 0 -0.342020143325607 0.939692620785931 -10.7915cm 13.7804349424179cm 4.53519187000811cm)" dr3d:vrp="(0 0 13763)" dr3d:vpn="(0 0 12860)" dr3d:projection="perspective" dr3d:distance="0.90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7" draw:layer="layout" svg:viewBox="8541 -16501 4501 4001" svg:d="m10791-12500 2251-2000-2251-2000-2250 2000zm0 2000zm4501-4001z"/>
          <dr3d:extrude draw:style-name="gr18" draw:layer="layout" svg:viewBox="9654 -14203 230 267" svg:d="m9884-14067-1-8v-8l-1-8-1-7-1-7-2-7-2-7-2-7-3-6-3-6-3-6-3-5-4-5-4-5-4-5-4-4-4-4-5-4-5-4-5-3-5-3-6-3-5-3-6-2-6-2-6-2-6-2-7-1-6-1h-7l-7-1h-6-100v267h88 8 7l8-1 7-1 7-1 7-1 6-2 7-2 6-2 7-2 6-3 5-2 6-4 5-3 5-3 5-4 4-4 5-5 4-5 4-5 3-5 3-5 3-6 3-6 3-6 2-7 2-7 1-7 1-7 1-8v-8zm-36-9v7 6l-1 6-1 6-1 6-1 5-2 6-2 5-2 4-2 5-2 4-3 4-3 4-3 4-3 3-3 3-4 3-4 3-4 2-4 3-4 2-4 2-5 2-5 1-5 2-5 1-5 1-5 1h-6l-5 1h-6-6-51v-209h60 5 5l5 1 5 1 5 1 4 1 5 1 4 2 5 2 4 2 4 2 4 2 4 3 4 3 3 3 3 3 4 4 3 3 2 4 3 4 3 5 2 4 2 5 2 5 2 5 1 5 1 6 1 5 1 6 1 6v7z"/>
          <dr3d:extrude draw:style-name="gr18" draw:layer="layout" svg:viewBox="9917 -14207 183 213" svg:d="m9953-14108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8" draw:layer="layout" svg:viewBox="10128 -14207 169 212" svg:d="m10297-14147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8" draw:layer="layout" svg:viewBox="10328 -14207 183 213" svg:d="m10364-14108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8" draw:layer="layout" svg:viewBox="10519 -14284 69 362" svg:d="m10554-13955v33h34v-33zm0-274v-6-5l-1-5-1-6v-2l-1-2-1-3-1-2-1-2-1-2-1-2-1-2-1-2-2-2-1-1-2-2-2-1-2-1-2-2-2-1-2-1-3-1h-2l-3-1h-3l-3-1h-3-3-13-3-3l-3 1h-1-1v27l5-1h2 2 1 1 2 2 1 2 1l2 1h1 1l1 1 1 1h1l1 1 1 1 1 1h1v1l1 1 1 2v1l1 1v1 2l1 1v2 3l1 4v4 4 226h34z"/>
          <dr3d:extrude draw:style-name="gr18" draw:layer="layout" svg:viewBox="10629 -14207 200 213" svg:d="m10691-14207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8" draw:layer="layout" svg:viewBox="10955 -14284 175 289" svg:d="m11043-14284h-9l-8 1h-4l-3 1-4 1-3 1-4 1-3 1-3 1-3 1-3 1-3 2-2 1-3 2-2 2-2 1-2 2-3 2-1 2-2 2-2 3-1 2-2 2-1 3-2 2-1 3-1 2-1 3v3l-1 3 34 5 1-4 1-3 2-3 2-3 2-3 2-2 2-2 3-2 3-2 3-2 4-1 4-1 4-1 4-1h4 5 3 2 3l3 1h2l3 1h2l3 1 2 1 2 1 2 1 3 1 2 2 1 1 2 2 2 2 2 1 1 2 1 2 2 3 1 2 1 3 1 2 1 3 1 3 1 3v3l1 4v3l1 4v8 33h-1l-2-4-2-4-2-4-3-3-1-2-2-2-2-1-1-2-2-2-2-1-2-1-2-2-2-1-2-1-2-2-2-1-3-1-2-1-3-1-2-1h-3l-3-1-3-1h-3l-3-1h-3-3-4-4-5l-4 1-5 1-4 1-4 1-3 1-4 2-3 1-4 2-3 2-3 3-2 2-3 3-2 3-3 3-2 4-2 3-2 4-1 4-2 4-1 4-2 5-1 5-1 10-2 11v11l-1 13 1 12v11l2 11 1 10 1 5 2 5 1 4 2 4 1 4 2 4 2 4 3 4 2 3 3 3 2 3 3 3 3 2 3 3 4 2 4 2 3 1 4 2 4 1 5 1 4 1 5 1h5 5 6l5-1h5l5-1 4-2 5-2 4-2 4-2 4-3 4-2 3-4 3-3 3-4 3-4 2-4 3-4v0 10l1 11 1 9v2 1 1 0 0 1 0 0h33v-1-2l-1-3v-10-12-15-157l-1-10-1-10-1-9-3-8-1-4-2-4-1-4-2-3-2-3-3-4-2-2-2-3-3-3-3-2-3-3-3-2-4-2-3-2-4-1-4-2-9-2-9-2-10-1zm42 183-1 10v5 5l-1 5-1 4-1 4-1 4-1 4-1 3-2 4-1 3-2 3-2 3-1 2-2 3-2 2-2 2-2 2-2 2-2 2-3 1-2 2-2 1-3 1-2 1-3 1h-2l-3 1h-2l-3 1h-2-4l-3-1h-3l-3-1h-2l-3-1-3-1-2-1-2-1-2-2-2-1-2-2-2-2-2-2-2-2-1-2-2-3-1-3-2-2-1-3-1-4-1-3-1-4-1-3-1-8-1-9v-10-10-11-9l1-9 1-8 1-4 1-3 1-4 1-3 1-3 2-3 1-2 1-3 2-2 2-2 1-2 2-1 2-2 2-1 3-2 2-1 2-1 3-1h2l3-1h3l3-1h3 3 3 2l3 1h2l3 1 2 1 3 1 2 1 2 1 3 1 2 2 2 1 2 2 2 2 3 2 1 2 2 3 2 3 2 2 2 3 1 3 1 4 2 3 1 4 1 4 1 4 1 4 1 4v5 5z"/>
          <dr3d:extrude draw:style-name="gr18" draw:layer="layout" svg:viewBox="11170 -14207 183 213" svg:d="m11206-14108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8" draw:layer="layout" svg:viewBox="11396 -14203 97 209" svg:d="m11397-14203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18" draw:layer="layout" svg:viewBox="11518 -14207 200 213" svg:d="m11580-14207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8" draw:layer="layout" svg:viewBox="11744 -14203 97 209" svg:d="m11745-14203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18" draw:layer="layout" svg:viewBox="9331 -14639 200 213" svg:d="m9393-14639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8" draw:layer="layout" svg:viewBox="9556 -14639 165 209" svg:d="m9590-14430v-130l1-7v-7l1-6v-3l1-2v-3l1-2 1-2 1-2v-2l1-2 2-2 1-1 1-2 1-1 2-1 1-2 2-1 2-1h2l2-1 2-1h2l2-1h3 2 3l6-1h3l3 1h2 3l3 1 3 1 2 1 3 1 2 1 2 1 3 1 2 2 2 1 2 2 2 2 1 2 2 2 2 2 1 3 1 2 2 3 1 2 1 3 1 3 1 3 1 3v3l1 4v3l1 4v3 4 119h34v-161-14-13l1-11v-4-1-1h-32v0 0 2l-1 3v9l-1 11v10 0l-3-4-2-5-3-4-3-3-2-2-1-2-2-1-1-2-2-1-2-2-2-1-2-1-2-2-2-1-2-1-2-1-2-1-3-1-2-1h-3l-2-1h-3l-3-1h-2l-6-1h-7-4-4l-4 1h-4l-3 1h-4l-3 1-3 1-3 1-3 2-3 1-2 1-3 2-2 2-2 2-2 2-2 2-2 3-2 2-1 3-2 3-1 3-1 3-1 3-1 4-1 4v3l-1 4-1 9v9 137z"/>
          <dr3d:extrude draw:style-name="gr18" draw:layer="layout" svg:viewBox="9753 -14638 99 254" svg:d="m9852-14633-4-1-4-1-4-1-4-1h-4l-5-1h-4-6-4l-5 1-4 1-4 1-4 2-3 2-3 2-3 3-3 3-2 3-1 4-2 4-1 5-1 5v5 5 137h-24v25h25l10 46h23v-46h38v-25h-38v-129-4-3-3l1-3 1-2v-1-1l1-1v-1l1-1v-1l1-1h1l1-1v-1h1l1-1h1 1l1-1h1l3-1h2 3 3 2l2 1h3l10 2z"/>
          <dr3d:extrude draw:style-name="gr18" draw:layer="layout" svg:viewBox="9873 -14639 184 286" svg:d="m10057-14532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m8 140v-4h-20l-41 32h-1l-44-32h-20v4l45 51h38z"/>
          <dr3d:extrude draw:style-name="gr18" draw:layer="layout" svg:viewBox="10099 -14635 272 209" svg:d="m10219-14635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18" draw:layer="layout" svg:viewBox="10415 -14639 200 213" svg:d="m10477-14639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8" draw:layer="layout" svg:viewBox="10621 -14638 99 254" svg:d="m10720-14633-4-1-4-1-4-1-4-1h-4l-5-1h-4-6-4l-5 1-4 1-4 1-4 2-3 2-3 2-3 3-3 3-2 3-1 4-2 4-1 5-1 5v5 5 137h-24v25h25l10 46h23v-46h38v-25h-38v-129-4-3-3l1-3 1-2v-1-1l1-1v-1l1-1v-1l1-1h1l1-1v-1h1l1-1h1 1l1-1h1l3-1h2 3 3 2l2 1h3l10 2z"/>
          <dr3d:extrude draw:style-name="gr18" draw:layer="layout" svg:viewBox="10741 -14639 184 213" svg:d="m10925-14532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8" draw:layer="layout" svg:viewBox="11076 -14716 175 289" svg:d="m11251-14532-1-11v-11l-2-11-1-10-1-5-1-4-2-5-1-4-2-4-2-4-2-4-2-4-2-3-3-4-2-3-3-3-3-2-3-3-4-2-3-2-4-2-4-2-4-1-4-1-5-1-5-1h-5-5-5-6l-5 1-5 1-4 1-5 1-4 2-4 2-4 2-4 3-4 3-3 3-3 4-3 4-2 4-3 4h-1 1v0 0 0-1-1-1-8-10-11-80h-34v244 14 13l-1 9v4 1 1h33v0 0-1 0-3l1-8 1-11v-10h1l2 5 1 2 2 2 1 2 1 2 2 2 1 2 2 1 2 2 1 1 2 2 2 1 1 2 2 1 2 1 2 1 2 1 2 1 2 1 3 1h2l2 1h3l5 1 5 1h5 6 5 5l5-1 5-1 4-1 4-1 4-1 4-2 3-2 4-2 3-3 3-2 3-3 2-3 3-3 2-4 2-3 2-4 2-4 2-4 1-4 2-4 1-5 1-5 1-10 2-10v-11zm-35-13v10l-1 8-1 8-1 8v4l-1 3-1 4-1 3-1 3-1 3-1 3-1 2-2 3-1 2-2 2-2 2-2 2-2 2-2 1-2 2-3 1-2 1-3 1-3 1h-3l-3 1h-3-4-2-3-3l-3-1h-2l-3-1h-2l-3-1-3-1-2-1-2-1-2-2-3-2-2-1-2-2-2-3-1-2-2-3-2-2-1-3-2-4-1-3-1-4-1-4-1-4-1-4-1-5-1-5v-11l-1-12v-11l1-9 1-9 1-4 1-4 1-4 1-3 1-4 1-3 2-3 1-3 2-2 1-3 2-2 2-2 2-2 2-2 2-1 3-2 2-1 3-1 2-1 3-1h3l2-1h3l4-1h3 3 3 4l3 1h3l3 1 3 1 2 1 3 1 2 2 2 2 2 1 2 2 2 2 2 3 1 2 2 2 1 3 1 3 1 3 1 3 1 3 1 4 1 3v4l1 8 1 8 1 9z"/>
          <dr3d:extrude draw:style-name="gr18" draw:layer="layout" svg:viewBox="11283 -14639 200 213" svg:d="m11345-14639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8" draw:layer="layout" svg:viewBox="11508 -14635 97 209" svg:d="m11509-14635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18" draw:layer="layout" svg:viewBox="11630 -14639 200 213" svg:d="m11692-14639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8" draw:layer="layout" svg:viewBox="11956 -14639 184 213" svg:d="m12140-14532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8" draw:layer="layout" svg:viewBox="9279 -15148 175 289" svg:d="m9454-14964-1-11v-11l-2-11-1-10-1-5-1-4-2-5-1-4-2-4-2-4-2-4-2-4-2-3-3-4-2-3-3-3-3-2-3-3-4-2-3-2-4-2-4-2-4-1-4-1-5-1-5-1h-5-5-5-6l-5 1-5 1-4 1-5 1-4 2-4 2-4 2-4 3-4 3-3 3-3 4-3 4-2 4-3 4h-1 1v0 0 0-1-1-1-8-10-11-80h-34v244 14 13l-1 9v4 1 1h33v0 0-1 0-3l1-8 1-11v-10h1l2 5 1 2 2 2 1 2 1 2 2 2 1 2 2 1 2 2 1 1 2 2 2 1 1 2 2 1 2 1 2 1 2 1 2 1 2 1 3 1h2l2 1h3l5 1 5 1h5 6 5 5l5-1 5-1 4-1 4-1 4-1 4-2 3-2 4-2 3-3 3-2 3-3 2-3 3-3 2-4 2-3 2-4 2-4 2-4 1-4 2-4 1-5 1-5 1-10 2-10v-11zm-35-13v10l-1 8-1 8-1 8v4l-1 3-1 4-1 3-1 3-1 3-1 3-1 2-2 3-1 2-2 2-2 2-2 2-2 2-2 1-2 2-3 1-2 1-3 1-3 1h-3l-3 1h-3-4-2-3-3l-3-1h-2l-3-1h-2l-3-1-3-1-2-1-2-1-2-2-3-2-2-1-2-2-2-3-1-2-2-3-2-2-1-3-2-4-1-3-1-4-1-4-1-4-1-4-1-5-1-5v-11l-1-12v-11l1-9 1-9 1-4 1-4 1-4 1-3 1-4 1-3 2-3 1-3 2-2 1-3 2-2 2-2 2-2 2-2 2-1 3-2 2-1 3-1 2-1 3-1h3l2-1h3l4-1h3 3 3 4l3 1h3l3 1 3 1 2 1 3 1 2 2 2 2 2 1 2 2 2 2 2 3 1 2 2 2 1 3 1 3 1 3 1 3 1 3 1 4 1 3v4l1 8 1 8 1 9z"/>
          <dr3d:extrude draw:style-name="gr18" draw:layer="layout" svg:viewBox="9496 -15067 97 209" svg:d="m9497-15067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18" draw:layer="layout" svg:viewBox="9617 -15071 184 290" svg:d="m9801-14964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m-81 136v4l41 55h39v-6l-63-53z"/>
          <dr3d:extrude draw:style-name="gr18" draw:layer="layout" svg:viewBox="9821 -15067 186 205" svg:d="m9969-15067-55 84-56-84h-37l73 105-69 100h37l52-80 50 80h38l-69-99 74-106z"/>
          <dr3d:extrude draw:style-name="gr18" draw:layer="layout" svg:viewBox="10038 -15067 34 281" svg:d="m10038-14819v33h34v-33zm-34-248v205h34v-205z"/>
          <dr3d:extrude draw:style-name="gr18" draw:layer="layout" svg:viewBox="10122 -15067 272 209" svg:d="m10242-15067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18" draw:layer="layout" svg:viewBox="10438 -15071 184 213" svg:d="m10622-14964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8" draw:layer="layout" svg:viewBox="10774 -15067 34 281" svg:d="m10774-14819v33h34v-33zm-34-248v205h34v-205z"/>
          <dr3d:extrude draw:style-name="gr18" draw:layer="layout" svg:viewBox="10859 -15067 165 209" svg:d="m10989-15067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18" draw:layer="layout" svg:viewBox="11060 -15071 169 212" svg:d="m11229-15011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8" draw:layer="layout" svg:viewBox="11250 -15070 99 254" svg:d="m11349-15065-4-1-4-1-4-1-4-1h-4l-5-1h-4-6-4l-5 1-4 1-4 1-4 2-3 2-3 2-3 3-3 3-2 3-1 4-2 4-1 5-1 5v5 5 137h-24v25h25l10 46h23v-46h38v-25h-38v-129-4-3-3l1-3 1-2v-1-1l1-1v-1l1-1v-1l1-1h1l1-1v-1h1l1-1h1 1l1-1h1l3-1h2 3 3 2l2 1h3l10 2z"/>
          <dr3d:extrude draw:style-name="gr18" draw:layer="layout" svg:viewBox="11370 -15071 200 213" svg:d="m11432-15071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8" draw:layer="layout" svg:viewBox="11596 -15067 165 209" svg:d="m11726-15067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18" draw:layer="layout" svg:viewBox="11792 -15070 99 254" svg:d="m11891-15065-4-1-4-1-4-1-4-1h-4l-5-1h-4-6-4l-5 1-4 1-4 1-4 2-3 2-3 2-3 3-3 3-2 3-1 4-2 4-1 5-1 5v5 5 137h-24v25h25l10 46h23v-46h38v-25h-38v-129-4-3-3l1-3 1-2v-1-1l1-1v-1l1-1v-1l1-1h1l1-1v-1h1l1-1h1 1l1-1h1l3-1h2 3 3 2l2 1h3l10 2z"/>
          <dr3d:extrude draw:style-name="gr18" draw:layer="layout" svg:viewBox="11912 -15071 183 213" svg:d="m11948-14972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8" draw:layer="layout" svg:viewBox="12128 -15067 185 271" svg:d="m12313-14871v-4-3-3-3l-1-3-1-3v-2l-1-3-1-2-1-3-1-2-1-3-1-2-2-2-1-2-1-2-4-4-3-4-3-3-4-4-15-12-15-11-4-3-3-3-4-3-3-3-1-1-2-2-1-2-1-2-1-1-1-2-2-2v-2l-1-2-1-2-1-2v-3l-1-2v-2-3-2h-33v3 3 3l1 3v3l1 2 1 3 1 2 1 3 1 2 1 3 1 2 1 2 1 2 2 2 1 2 3 4 3 3 4 3 3 3 15 12 15 11 4 2 3 3 3 4 3 3 2 1 1 2 1 2 1 2 1 2 2 2v2l1 2 1 2 1 2 1 2v3 2l1 3v3 2 3 3l-1 2v3l-1 2v3l-1 2-1 2-1 2-1 2-2 2-1 2-1 2-2 2-2 1-1 2-2 1-2 2-2 1-2 1-3 1-2 1-2 1-3 1-3 1h-2l-3 1h-3l-3 1h-3-3-3-6l-7-1-5-1-6-1-5-2-5-2-2-2-2-1-2-1-2-2-4-3-1-2-2-2-1-2-2-2-1-2-1-2-2-5-2-5-1-5-1-6h-35l1 4v4l1 4 1 4 1 4 1 4 2 3 1 4 2 3 2 4 2 3 2 3 2 3 3 3 2 3 3 3 3 3 3 2 4 2 3 3 4 2 3 2 4 1 5 2 4 2 4 1 5 1 5 1h5l5 1h6 6 5 5 5l5-1 5-1 4-1 5-1 4-1 4-1 4-2 4-2 4-1 3-2 3-2 4-3 3-2 2-3 3-2 3-3 2-3 2-3 2-3 2-3 1-4 2-3 1-4 1-4 1-4 1-4v-4-4zm-118-200v38h37v-38z"/>
        </dr3d:scene>
        <draw:connector draw:style-name="gr19" draw:text-style-name="P1" draw:layer="layout" draw:line-skew="-0.545cm" svg:x1="7.3cm" svg:y1="9.35cm" svg:x2="8.791cm" svg:y2="3.023cm" draw:start-shape="id1" draw:start-glue-point="1" svg:d="m7300 9350h451v-6327h1040">
          <text:p/>
        </draw:connector>
        <draw:connector draw:style-name="gr19" draw:text-style-name="P1" draw:layer="layout" svg:x1="4.55cm" svg:y1="3.8cm" svg:x2="4.55cm" svg:y2="5.55cm" svg:d="m4550 3800v1750">
          <text:p/>
        </draw:connector>
        <draw:connector draw:style-name="gr19" draw:text-style-name="P1" draw:layer="layout" svg:x1="4.55cm" svg:y1="6.55cm" svg:x2="4.55cm" svg:y2="8.35cm" svg:d="m4550 6550v1800">
          <text:p/>
        </draw:connector>
        <draw:connector draw:style-name="gr19" draw:text-style-name="P1" draw:layer="layout" draw:line-skew="-0.3cm" svg:x1="8.541cm" svg:y1="14.5cm" svg:x2="2.3cm" svg:y2="3.049cm" draw:end-shape="id2" draw:end-glue-point="3" svg:d="m8541 14500h-7041v-11451h800">
          <text:p/>
        </draw:connector>
        <draw:connector draw:style-name="gr19" draw:text-style-name="P1" draw:layer="layout" svg:x1="10.791cm" svg:y1="3.773cm" svg:x2="10.791cm" svg:y2="5.273cm" svg:d="m10791 3773v1500">
          <text:p/>
        </draw:connector>
        <draw:connector draw:style-name="gr19" draw:text-style-name="P1" draw:layer="layout" svg:x1="10.791cm" svg:y1="6.773cm" svg:x2="10.791cm" svg:y2="8.073cm" svg:d="m10791 6773v1300">
          <text:p/>
        </draw:connector>
        <draw:connector draw:style-name="gr19" draw:text-style-name="P1" draw:layer="layout" svg:x1="10.791cm" svg:y1="10.573cm" svg:x2="10.791cm" svg:y2="12.5cm" svg:d="m10791 10573v1927">
          <text:p/>
        </draw:connector>
        <draw:connector draw:style-name="gr19" draw:text-style-name="P1" draw:layer="layout" svg:x1="16.8cm" svg:y1="3.8cm" svg:x2="16.8cm" svg:y2="5.3cm" svg:d="m16800 3800v1500">
          <text:p/>
        </draw:connector>
        <draw:connector draw:style-name="gr19" draw:text-style-name="P1" draw:layer="layout" svg:x1="16.8cm" svg:y1="6.8cm" svg:x2="16.8cm" svg:y2="8.35cm" svg:d="m16800 6800v1550">
          <text:p/>
        </draw:connector>
        <draw:frame draw:style-name="gr20" draw:text-style-name="P2" draw:layer="layout" svg:width="1.594cm" svg:height="0.962cm" svg:x="5.5cm" svg:y="13.5cm">
          <draw:text-box>
            <text:p><text:span text:style-name="T1">Sim</text:span></text:p>
          </draw:text-box>
        </draw:frame>
        <draw:frame draw:style-name="gr20" draw:text-style-name="P2" draw:layer="layout" svg:width="1.662cm" svg:height="0.962cm" svg:x="13.838cm" svg:y="12.038cm">
          <draw:text-box>
            <text:p><text:span text:style-name="T1">Não</text:span></text:p>
          </draw:text-box>
        </draw:frame>
        <draw:connector draw:style-name="gr19" draw:text-style-name="P1" draw:layer="layout" svg:x1="13.041cm" svg:y1="14.5cm" svg:x2="14.55cm" svg:y2="3.05cm" draw:start-shape="id3" draw:start-glue-point="1" draw:end-shape="id4" draw:end-glue-point="3" svg:d="m13041 14500h755v-11450h7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ander Costa</meta:initial-creator>
    <meta:creation-date>2012-11-25T13:53:23</meta:creation-date>
    <dc:date>2012-11-25T18:04:20</dc:date>
    <dc:creator>Wander Costa</dc:creator>
    <meta:editing-duration>PT5M11S</meta:editing-duration>
    <meta:editing-cycles>2</meta:editing-cycles>
    <meta:generator>BrOffice/3.3$Unix LibreOffice_project/330m19$Build-401</meta:generator>
    <meta:document-statistic meta:object-count="393"/>
  </office:meta>
</office:document-meta>
</file>